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top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top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66ffff" draw:textarea-horizontal-align="justify" draw:textarea-vertical-align="middle" draw:auto-grow-height="false" fo:min-height="0cm" fo:min-width="0cm"/>
    </style:style>
    <style:style style:name="gr8" style:family="graphic" style:parent-style-name="measure">
      <style:graphic-properties draw:textarea-vertical-align="middle"/>
    </style:style>
    <style:style style:name="gr9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Fine_20_Dashed_20__28_var_29_" svg:stroke-width="0.053cm" svg:stroke-color="#00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width="0.053cm" svg:stroke-color="#ff3333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808080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marker-end="Symmetric_20_Arrow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Fine_20_Dashed_20__28_var_29_" svg:stroke-width="0.081cm" svg:stroke-color="#3333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ff333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dash" draw:stroke-dash="Fine_20_Dashed_20__28_var_29_" svg:stroke-width="0.081cm" svg:stroke-color="#ff3333" draw:marker-start-width="0.321cm" draw:marker-end-width="0.321cm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9" style:family="graphic" style:parent-style-name="objectwithoutfill">
      <style:graphic-properties draw:stroke="dash" draw:stroke-dash="Fine_20_Dashed_20__28_var_29_" svg:stroke-width="0.053cm" svg:stroke-color="#ff00cc" draw:marker-start="Circle" draw:marker-start-width="0.379cm" draw:marker-end="Circle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fill-color="#ffffcc" draw:textarea-horizontal-align="justify" draw:textarea-vertical-align="top" draw:auto-grow-height="false" fo:min-height="0cm" fo:min-width="0cm"/>
    </style:style>
    <style:style style:name="gr22" style:family="graphic" style:parent-style-name="standard">
      <style:graphic-properties svg:stroke-color="#ff3333" draw:fill-color="#ffffff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fill-color="#ff99ff" draw:textarea-horizontal-align="justify" draw:textarea-vertical-align="middle" draw:auto-grow-height="false" fo:min-height="0cm" fo:min-width="0cm" draw:shadow="visible"/>
    </style:style>
    <style:style style:name="gr26" style:family="graphic" style:parent-style-name="objectwithoutfill">
      <style:graphic-properties draw:marker-end="Symmetric_20_Arrow" draw:marker-end-width="0.3cm" draw:fill="none" draw:textarea-vertical-align="middle"/>
    </style:style>
    <style:style style:name="gr27" style:family="graphic" style:parent-style-name="standard">
      <style:graphic-properties draw:fill-color="#ffff99" draw:textarea-horizontal-align="justify" draw:textarea-vertical-align="middle" draw:auto-grow-height="false" fo:min-height="0cm" fo:min-width="0cm" draw:shadow="visible"/>
    </style:style>
    <style:style style:name="gr28" style:family="graphic" style:parent-style-name="objectwithoutfill">
      <style:graphic-properties draw:stroke="dash" draw:stroke-dash="Fine_20_Dashed_20__28_var_29_" svg:stroke-width="0.053cm" svg:stroke-color="#0066ff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gr30" style:family="graphic" style:parent-style-name="standard">
      <style:graphic-properties draw:fill-color="#ccff00" draw:textarea-horizontal-align="justify" draw:textarea-vertical-align="middle" draw:auto-grow-height="false" fo:min-height="0cm" fo:min-width="0cm"/>
    </style:style>
    <style:style style:name="gr31" style:family="graphic" style:parent-style-name="objectwithoutfill">
      <style:graphic-properties svg:stroke-width="0.081cm" svg:stroke-color="#ff3333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fill-color="#ccffcc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fill-color="#ffffff" draw:textarea-vertical-align="middle"/>
    </style:style>
    <style:style style:name="gr35" style:family="graphic" style:parent-style-name="standard">
      <style:graphic-properties draw:fill-color="#ffffcc" draw:textarea-vertical-align="top"/>
    </style:style>
    <style:style style:name="gr36" style:family="graphic" style:parent-style-name="measure" style:list-style-name="L1">
      <style:graphic-properties svg:stroke-color="#808080" draw:textarea-vertical-align="middle"/>
    </style:style>
    <style:style style:name="gr37" style:family="graphic" style:parent-style-name="measure" style:list-style-name="L1">
      <style:graphic-properties svg:stroke-color="#808080" draw:textarea-vertical-align="middle"/>
    </style:style>
    <style:style style:name="gr38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39" style:family="graphic" style:parent-style-name="measure" style:list-style-name="L1">
      <style:graphic-properties svg:stroke-color="#ff3333" draw:textarea-vertical-align="middle"/>
    </style:style>
    <style:style style:name="gr40" style:family="graphic" style:parent-style-name="measure" style:list-style-name="L1">
      <style:graphic-properties svg:stroke-color="#ff3333" draw:textarea-vertical-align="middle"/>
    </style:style>
    <style:style style:name="gr41" style:family="graphic" style:parent-style-name="standard">
      <style:graphic-properties svg:stroke-width="0.018cm" svg:stroke-color="#000000" draw:marker-start-width="0.227cm" draw:marker-end-width="0.227cm" draw:fill="solid" draw:fill-color="#ffff99" draw:textarea-horizontal-align="justify" draw:textarea-vertical-align="middle" draw:auto-grow-height="false" fo:min-height="1.05cm" fo:min-width="5.1cm" fo:padding-top="0.134cm" fo:padding-bottom="0.134cm" fo:padding-left="0.259cm" fo:padding-right="0.259cm"/>
    </style:style>
    <style:style style:name="gr42" style:family="graphic" style:parent-style-name="standard">
      <style:graphic-properties svg:stroke-width="0.018cm" svg:stroke-color="#000000" draw:marker-start-width="0.227cm" draw:marker-end-width="0.227cm" draw:fill="solid" draw:fill-color="#ffff99" draw:textarea-horizontal-align="justify" draw:textarea-vertical-align="middle" draw:auto-grow-height="false" fo:min-height="1.85cm" fo:min-width="5.1cm" fo:padding-top="0.134cm" fo:padding-bottom="0.134cm" fo:padding-left="0.259cm" fo:padding-right="0.259cm"/>
    </style:style>
    <style:style style:name="gr43" style:family="graphic" style:parent-style-name="standard">
      <style:graphic-properties svg:stroke-width="0.018cm" svg:stroke-color="#000000" draw:marker-start-width="0.227cm" draw:marker-end-width="0.227cm" draw:fill="solid" draw:fill-color="#faebd7" draw:textarea-horizontal-align="justify" draw:textarea-vertical-align="middle" draw:auto-grow-height="false" fo:min-height="1.35cm" fo:min-width="3.4cm" fo:padding-top="0.134cm" fo:padding-bottom="0.134cm" fo:padding-left="0.259cm" fo:padding-right="0.259cm"/>
    </style:style>
    <style:style style:name="gr44" style:family="graphic" style:parent-style-name="standard">
      <style:graphic-properties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45" style:family="graphic" style:parent-style-name="standard">
      <style:graphic-properties svg:stroke-width="0.018cm" svg:stroke-color="#000000" draw:marker-start-width="0.227cm" draw:marker-end-width="0.227cm" draw:fill="solid" draw:fill-color="#ffff99" draw:textarea-horizontal-align="justify" draw:textarea-vertical-align="middle" draw:auto-grow-height="false" fo:min-height="1.45cm" fo:min-width="4.3cm" fo:padding-top="0.134cm" fo:padding-bottom="0.134cm" fo:padding-left="0.259cm" fo:padding-right="0.259cm"/>
    </style:style>
    <style:style style:name="gr46" style:family="graphic" style:parent-style-name="standard">
      <style:graphic-properties svg:stroke-width="0.018cm" svg:stroke-color="#000000" draw:marker-start-width="0.227cm" draw:marker-end-width="0.227cm" draw:fill="solid" draw:fill-color="#ccffff" draw:textarea-horizontal-align="justify" draw:textarea-vertical-align="middle" draw:auto-grow-height="false" fo:min-height="1.35cm" fo:min-width="3.4cm" fo:padding-top="0.134cm" fo:padding-bottom="0.134cm" fo:padding-left="0.259cm" fo:padding-right="0.259cm"/>
    </style:style>
    <style:style style:name="gr47" style:family="graphic" style:parent-style-name="objectwithoutfill">
      <style:graphic-properties svg:stroke-width="0.018cm" svg:stroke-color="#000000" draw:marker-start-width="0.227cm" draw:marker-end="Arrow" draw:marker-end-width="0.206cm" draw:fill="none" draw:textarea-vertical-align="middle" fo:padding-top="0.134cm" fo:padding-bottom="0.134cm" fo:padding-left="0.259cm" fo:padding-right="0.259cm"/>
    </style:style>
    <style:style style:name="gr48" style:family="graphic" style:parent-style-name="standard">
      <style:graphic-properties svg:stroke-width="0.018cm" svg:stroke-color="#000000" draw:marker-start-width="0.227cm" draw:marker-end-width="0.227cm" draw:fill="solid" draw:fill-color="#ffff99" draw:textarea-horizontal-align="justify" draw:textarea-vertical-align="middle" draw:auto-grow-height="false" fo:min-height="1.05cm" fo:min-width="5.4cm" fo:padding-top="0.134cm" fo:padding-bottom="0.134cm" fo:padding-left="0.259cm" fo:padding-right="0.259cm"/>
    </style:style>
    <style:style style:name="gr49" style:family="graphic" style:parent-style-name="standard">
      <style:graphic-properties svg:stroke-width="0.018cm" svg:stroke-color="#000000" draw:marker-start-width="0.227cm" draw:marker-end-width="0.227cm" draw:fill="solid" draw:fill-color="#ffff99" draw:textarea-horizontal-align="justify" draw:textarea-vertical-align="top" draw:auto-grow-height="false" fo:min-height="3.25cm" fo:min-width="4.3cm" fo:padding-top="0.134cm" fo:padding-bottom="0.134cm" fo:padding-left="0.259cm" fo:padding-right="0.259cm"/>
    </style:style>
    <style:style style:name="gr50" style:family="graphic" style:parent-style-name="standard">
      <style:graphic-properties svg:stroke-width="0.018cm" svg:stroke-color="#000000" draw:marker-start-width="0.227cm" draw:marker-end-width="0.227cm" draw:fill="solid" draw:fill-color="#ffff99" draw:textarea-horizontal-align="justify" draw:textarea-vertical-align="top" draw:auto-grow-height="false" fo:min-height="3.65cm" fo:min-width="4.3cm" fo:padding-top="0.134cm" fo:padding-bottom="0.134cm" fo:padding-left="0.259cm" fo:padding-right="0.259cm"/>
    </style:style>
    <style:style style:name="gr51" style:family="graphic" style:parent-style-name="measure" style:list-style-name="L1">
      <style:graphic-properties svg:stroke-color="#ff3333" draw:textarea-vertical-align="middle"/>
    </style:style>
    <style:style style:name="gr52" style:family="graphic" style:parent-style-name="measure" style:list-style-name="L1">
      <style:graphic-properties svg:stroke-color="#ff3333" draw:textarea-vertical-align="middle" draw:line-distance="4.233cm"/>
    </style:style>
    <style:style style:name="gr53" style:family="graphic" style:parent-style-name="standard">
      <style:graphic-properties draw:fill="solid" draw:fill-color="#ffff99" draw:textarea-horizontal-align="justify" draw:textarea-vertical-align="middle" draw:auto-grow-height="false" fo:min-height="0.75cm" fo:min-width="6.8cm"/>
    </style:style>
    <style:style style:name="gr54" style:family="graphic" style:parent-style-name="standard">
      <style:graphic-properties draw:fill="solid" draw:fill-color="#ffffcc" draw:textarea-horizontal-align="justify" draw:textarea-vertical-align="middle" draw:auto-grow-height="false" fo:min-height="0.96cm" fo:min-width="2.81cm"/>
    </style:style>
    <style:style style:name="gr55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5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7" style:family="graphic" style:parent-style-name="standard">
      <style:graphic-properties svg:stroke-width="0.018cm" svg:stroke-color="#000000" draw:marker-start-width="0.227cm" draw:marker-end-width="0.227cm" draw:fill="solid" draw:fill-color="#ccffcc" draw:textarea-horizontal-align="justify" draw:textarea-vertical-align="middle" draw:auto-grow-height="false" fo:min-height="1.66cm" fo:min-width="5.501cm" fo:padding-top="0.134cm" fo:padding-bottom="0.134cm" fo:padding-left="0.259cm" fo:padding-right="0.259cm"/>
    </style:style>
    <style:style style:name="gr58" style:family="graphic" style:parent-style-name="measure" style:list-style-name="L1">
      <style:graphic-properties svg:stroke-color="#ff3333" draw:textarea-vertical-align="middle"/>
    </style:style>
    <style:style style:name="gr59" style:family="graphic" style:parent-style-name="measure" style:list-style-name="L1">
      <style:graphic-properties svg:stroke-color="#ff3333" draw:textarea-vertical-align="middle" draw:line-distance="0.933cm"/>
    </style:style>
    <style:style style:name="gr60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632cm" fo:min-width="2.582cm" fo:padding-top="0.134cm" fo:padding-bottom="0.134cm" fo:padding-left="0.259cm" fo:padding-right="0.259cm"/>
    </style:style>
    <style:style style:name="gr61" style:family="graphic" style:parent-style-name="objectwithoutfill">
      <style:graphic-properties draw:stroke="dash" draw:stroke-dash="Fine_20_Dashed" draw:marker-end="Symmetric_20_Arrow" draw:marker-end-width="0.3cm" draw:fill="none" draw:textarea-vertical-align="middle"/>
    </style:style>
    <style:style style:name="gr6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75cm" fo:min-width="3.044cm" fo:padding-top="0.134cm" fo:padding-bottom="0.134cm" fo:padding-left="0.259cm" fo:padding-right="0.259cm"/>
    </style:style>
    <style:style style:name="gr63" style:family="graphic" style:parent-style-name="objectwithoutfill">
      <style:graphic-properties draw:stroke="dash" draw:stroke-dash="Fine_20_Dashed" svg:stroke-width="0.053cm" draw:marker-start-width="0.279cm" draw:marker-end="Rounded_20_short_20_Arrow" draw:marker-end-width="0.258cm" draw:fill="none" fo:padding-top="0.151cm" fo:padding-bottom="0.151cm" fo:padding-left="0.276cm" fo:padding-right="0.276cm"/>
    </style:style>
    <style:style style:name="gr64" style:family="graphic" style:parent-style-name="objectwithoutfill">
      <style:graphic-properties draw:stroke="dash" draw:stroke-dash="Fine_20_Dashed" svg:stroke-width="0.053cm" draw:marker-start-width="0.279cm" draw:marker-end="Symmetric_20_Arrow" draw:marker-end-width="0.258cm" draw:fill="none" fo:padding-top="0.151cm" fo:padding-bottom="0.151cm" fo:padding-left="0.276cm" fo:padding-right="0.276cm"/>
    </style:style>
    <style:style style:name="gr65" style:family="graphic" style:parent-style-name="standard">
      <style:graphic-properties svg:stroke-width="0.018cm" svg:stroke-color="#000040" draw:marker-start-width="0.227cm" draw:marker-end-width="0.227cm" fo:min-height="0cm" fo:min-width="0cm" fo:padding-top="0.134cm" fo:padding-bottom="0.134cm" fo:padding-left="0.259cm" fo:padding-right="0.259cm"/>
    </style:style>
    <style:style style:name="gr66" style:family="graphic" style:parent-style-name="objectwithoutfill">
      <style:graphic-properties draw:stroke="solid" draw:stroke-dash="_33__20_Dashes_20_3_20_Dots_20__28_var_29_" draw:marker-end="Symmetric_20_Arrow" draw:marker-end-width="0.3cm" draw:fill="none"/>
    </style:style>
    <style:style style:name="gr67" style:family="graphic" style:parent-style-name="measure" style:list-style-name="L1">
      <style:graphic-properties svg:stroke-color="#ff3333" draw:textarea-vertical-align="middle" draw:line-distance="4.459cm"/>
    </style:style>
    <style:style style:name="gr68" style:family="graphic" style:parent-style-name="measure" style:list-style-name="L1">
      <style:graphic-properties svg:stroke-color="#ff3333" draw:textarea-vertical-align="middle"/>
    </style:style>
    <style:style style:name="gr69" style:family="graphic" style:parent-style-name="standard">
      <style:graphic-properties svg:stroke-width="0.018cm" svg:stroke-color="#000000" draw:marker-start-width="0.227cm" draw:marker-end-width="0.227cm" draw:fill-color="#ffffcc" draw:textarea-horizontal-align="justify" draw:textarea-vertical-align="middle" draw:auto-grow-height="false" fo:min-height="0.539cm" fo:min-width="2.822cm" fo:padding-top="0.134cm" fo:padding-bottom="0.134cm" fo:padding-left="0.259cm" fo:padding-right="0.259cm"/>
    </style:style>
    <style:style style:name="gr70" style:family="graphic" style:parent-style-name="standard">
      <style:graphic-properties draw:stroke="solid" svg:stroke-width="0.081cm" svg:stroke-color="#ff3333" draw:marker-start-width="0.321cm" draw:marker-end-width="0.321cm" draw:fill="solid" draw:fill-color="#ffffcc" draw:textarea-horizontal-align="justify" draw:textarea-vertical-align="middle" draw:auto-grow-height="false" fo:min-height="0.88cm" fo:min-width="2.73cm" fo:padding-top="0.165cm" fo:padding-bottom="0.165cm" fo:padding-left="0.29cm" fo:padding-right="0.29cm"/>
    </style:style>
    <style:style style:name="gr71" style:family="graphic" style:parent-style-name="measure" style:list-style-name="L1">
      <style:graphic-properties svg:stroke-color="#ff3333" draw:textarea-vertical-align="middle" draw:line-distance="4.459cm"/>
    </style:style>
    <style:style style:name="gr72" style:family="graphic" style:parent-style-name="measure" style:list-style-name="L1">
      <style:graphic-properties svg:stroke-color="#ff3333" draw:textarea-vertical-align="middle"/>
    </style:style>
    <style:style style:name="gr73" style:family="graphic" style:parent-style-name="standard">
      <style:graphic-properties svg:stroke-width="0.018cm" svg:stroke-color="#000000" draw:marker-start-width="0.227cm" draw:marker-end-width="0.227cm" draw:fill-color="#ffffcc" draw:textarea-horizontal-align="justify" draw:textarea-vertical-align="middle" draw:auto-grow-height="false" fo:min-height="0.534cm" fo:min-width="2.822cm" fo:padding-top="0.134cm" fo:padding-bottom="0.134cm" fo:padding-left="0.259cm" fo:padding-right="0.259cm"/>
    </style:style>
    <style:style style:name="gr74" style:family="graphic" style:parent-style-name="measure" style:list-style-name="L1">
      <style:graphic-properties svg:stroke-color="#ff3333" draw:textarea-vertical-align="middle" draw:line-distance="4.459cm"/>
    </style:style>
    <style:style style:name="gr75" style:family="graphic" style:parent-style-name="measure" style:list-style-name="L1">
      <style:graphic-properties svg:stroke-color="#ff3333" draw:textarea-vertical-align="middle"/>
    </style:style>
    <style:style style:name="gr76" style:family="graphic" style:parent-style-name="standard">
      <style:graphic-properties svg:stroke-width="0.018cm" svg:stroke-color="#000000" draw:marker-start-width="0.227cm" draw:marker-end-width="0.227cm" draw:fill="solid" draw:fill-color="#ffff99" draw:textarea-horizontal-align="justify" draw:textarea-vertical-align="middle" draw:auto-grow-height="false" fo:min-height="1.47cm" fo:min-width="8.12cm" fo:padding-top="0.134cm" fo:padding-bottom="0.134cm" fo:padding-left="0.259cm" fo:padding-right="0.259cm"/>
    </style:style>
    <style:style style:name="gr77" style:family="graphic" style:parent-style-name="objectwithoutfill">
      <style:graphic-properties draw:stroke="solid" draw:stroke-dash="_33__20_Dashes_20_3_20_Dots_20__28_var_29_" svg:stroke-width="0.018cm" draw:marker-start-width="0.227cm" draw:marker-end="" draw:marker-end-width="0.206cm" draw:fill="none" fo:padding-top="0.134cm" fo:padding-bottom="0.134cm" fo:padding-left="0.259cm" fo:padding-right="0.259cm"/>
    </style:style>
    <style:style style:name="gr78" style:family="graphic" style:parent-style-name="objectwithoutfill">
      <style:graphic-properties draw:stroke="solid" draw:stroke-dash="_33__20_Dashes_20_3_20_Dots_20__28_var_29_" svg:stroke-width="0.018cm" draw:marker-start-width="0.232cm" draw:marker-end="" draw:marker-end-width="0.252cm" draw:fill="none" fo:padding-top="0.149cm" fo:padding-bottom="0.149cm" fo:padding-left="0.274cm" fo:padding-right="0.274cm"/>
    </style:style>
    <style:style style:name="gr79" style:family="graphic" style:parent-style-name="objectwithoutfill">
      <style:graphic-properties draw:marker-end="" draw:marker-end-width="0.3cm" draw:fill="none"/>
    </style:style>
    <style:style style:name="gr80" style:family="graphic" style:parent-style-name="standard">
      <style:graphic-properties draw:fill="solid" draw:fill-color="#ffffff" draw:textarea-horizontal-align="justify" draw:textarea-vertical-align="top" draw:auto-grow-height="false" fo:min-height="3.816cm" fo:min-width="13.566cm" draw:shadow="visible"/>
    </style:style>
    <style:style style:name="gr81" style:family="graphic" style:parent-style-name="standard">
      <style:graphic-properties draw:fill="solid" draw:fill-color="#ccff00" draw:textarea-horizontal-align="justify" draw:textarea-vertical-align="middle" draw:auto-grow-height="false" fo:min-height="1.251cm" fo:min-width="11.601cm"/>
    </style:style>
    <style:style style:name="gr82" style:family="graphic" style:parent-style-name="measure" style:list-style-name="L1">
      <style:graphic-properties svg:stroke-color="#ff3333" draw:textarea-vertical-align="middle"/>
    </style:style>
    <style:style style:name="gr83" style:family="graphic" style:parent-style-name="standard">
      <style:graphic-properties draw:fill-color="#ffffcc" draw:textarea-horizontal-align="justify" draw:textarea-vertical-align="middle" draw:auto-grow-height="false" fo:min-height="1.194cm" fo:min-width="5.044cm"/>
    </style:style>
    <style:style style:name="gr84" style:family="graphic" style:parent-style-name="standard">
      <style:graphic-properties draw:fill-color="#ffffcc" draw:textarea-horizontal-align="justify" draw:textarea-vertical-align="middle" draw:auto-grow-height="false" fo:min-height="1.194cm" fo:min-width="3.444cm"/>
    </style:style>
    <style:style style:name="gr85" style:family="graphic" style:parent-style-name="measure" style:list-style-name="L1">
      <style:graphic-properties svg:stroke-color="#ff3333" draw:textarea-vertical-align="middle"/>
    </style:style>
    <style:style style:name="gr86" style:family="graphic" style:parent-style-name="standard" style:list-style-name="L1">
      <style:graphic-properties draw:fill-color="#e6e6ff" draw:textarea-horizontal-align="justify" draw:textarea-vertical-align="middle" draw:auto-grow-height="false" fo:min-height="3.35cm" fo:min-width="6.8cm"/>
    </style:style>
    <style:style style:name="gr87" style:family="graphic" style:parent-style-name="standard">
      <style:graphic-properties draw:fill="solid" draw:fill-color="#ccff00" draw:textarea-horizontal-align="justify" draw:textarea-vertical-align="middle" draw:auto-grow-height="false" fo:min-height="1.171cm" fo:min-width="11.521cm"/>
    </style:style>
    <style:style style:name="gr88" style:family="graphic" style:parent-style-name="standard">
      <style:graphic-properties draw:fill="solid" draw:fill-color="#ffffff" draw:textarea-horizontal-align="justify" draw:textarea-vertical-align="middle" draw:auto-grow-height="false" fo:min-height="1.37cm" fo:min-width="1.12cm" draw:shadow="visible"/>
    </style:style>
    <style:style style:name="gr89" style:family="graphic" style:parent-style-name="standard">
      <style:graphic-properties draw:fill="solid" draw:fill-color="#fff5ee" draw:textarea-horizontal-align="justify" draw:textarea-vertical-align="middle" draw:auto-grow-height="false" fo:min-height="1.746cm" fo:min-width="1.796cm"/>
    </style:style>
    <style:style style:name="gr90" style:family="graphic" style:parent-style-name="objectwithoutfill">
      <style:graphic-properties draw:marker-end="Short_20_line_20_Arrow" draw:marker-end-width="0.3cm" draw:fill="none"/>
    </style:style>
    <style:style style:name="gr91" style:family="graphic" style:parent-style-name="standard">
      <style:graphic-properties draw:fill="solid" draw:fill-color="#fff5ee" draw:textarea-horizontal-align="justify" draw:textarea-vertical-align="middle" draw:auto-grow-height="false" fo:min-height="1.746cm" fo:min-width="3.396cm"/>
    </style:style>
    <style:style style:name="gr92" style:family="graphic" style:parent-style-name="objectwithoutfill">
      <style:graphic-properties draw:marker-end="Arrow" draw:marker-end-width="0.3cm" draw:fill="none"/>
    </style:style>
    <style:style style:name="gr93" style:family="graphic" style:parent-style-name="standard">
      <style:graphic-properties draw:textarea-horizontal-align="justify" draw:textarea-vertical-align="middle" draw:auto-grow-height="false" fo:min-height="1.07cm" fo:min-width="2.42cm"/>
    </style:style>
    <style:style style:name="gr94" style:family="graphic" style:parent-style-name="objectwithoutfill">
      <style:graphic-properties draw:marker-end="Triangle_20_unfilled" draw:marker-end-width="0.3cm" draw:fill="none"/>
    </style:style>
    <style:style style:name="gr95" style:family="graphic" style:parent-style-name="standard">
      <style:graphic-properties draw:textarea-horizontal-align="justify" draw:textarea-vertical-align="top" draw:auto-grow-height="false" fo:min-height="4.904cm" fo:min-width="11.95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margin-top="0.205cm" fo:margin-bottom="0.205cm" fo:text-align="center"/>
    </style:style>
    <style:style style:name="P5" style:family="paragraph">
      <style:paragraph-properties fo:margin-top="0.205cm" fo:margin-bottom="0.205cm"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margin-top="0.307cm" fo:margin-bottom="0.307cm" fo:text-align="start"/>
    </style:style>
    <style:style style:name="P8" style:family="paragraph">
      <style:paragraph-properties fo:margin-top="0.307cm" fo:margin-bottom="0.307cm" fo:text-align="start"/>
      <style:text-properties fo:font-size="12pt" style:font-size-asian="12pt" style:font-size-complex="12pt"/>
    </style:style>
    <style:style style:name="P9" style:family="paragraph">
      <style:paragraph-properties fo:margin-top="0.307cm" fo:margin-bottom="0.307cm" fo:text-align="center"/>
    </style:style>
    <style:style style:name="P10" style:family="paragraph">
      <style:paragraph-properties fo:margin-top="0.307cm" fo:margin-bottom="0.307cm" fo:text-align="center"/>
      <style:text-properties fo:font-size="18pt" style:font-size-asian="18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font-size-asian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margin-top="0.102cm" fo:margin-bottom="0.102cm" fo:text-align="center"/>
    </style:style>
    <style:style style:name="P15" style:family="paragraph">
      <style:paragraph-properties fo:margin-top="0.102cm" fo:margin-bottom="0.102cm" fo:text-align="center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style:font-size-asian="18pt"/>
    </style:style>
    <style:style style:name="P17" style:family="paragraph">
      <style:paragraph-properties fo:text-align="center"/>
      <style:text-properties fo:color="#0066ff"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text-align="start"/>
      <style:text-properties fo:color="#000000" fo:font-size="12pt" style:font-size-asian="12pt" style:font-size-complex="12pt"/>
    </style:style>
    <style:style style:name="P21" style:family="paragraph">
      <style:paragraph-properties fo:text-align="start"/>
      <style:text-properties fo:color="#ffffff" fo:font-size="12pt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center" fo:text-indent="0cm"/>
      <style:text-properties fo:font-size="12pt"/>
    </style:style>
    <style:style style:name="P24" style:family="paragraph">
      <style:paragraph-properties fo:text-align="center"/>
      <style:text-properties style:text-line-through-style="none" fo:font-size="12pt" style:font-size-asian="12pt" style:font-size-complex="12pt"/>
    </style:style>
    <style:style style:name="P25" style:family="paragraph">
      <style:paragraph-properties fo:line-height="150%" fo:text-align="start"/>
    </style:style>
    <style:style style:name="P26" style:family="paragraph">
      <style:paragraph-properties fo:line-height="150%" fo:text-align="start"/>
      <style:text-properties fo:font-size="12pt" style:font-size-asian="12pt" style:font-size-complex="12pt"/>
    </style:style>
    <style:style style:name="P27" style:family="paragraph">
      <style:paragraph-properties fo:text-align="center"/>
      <style:text-properties fo:font-size="12pt"/>
    </style:style>
    <style:style style:name="P28" style:family="paragraph">
      <style:text-properties fo:font-size="12pt"/>
    </style:style>
    <style:style style:name="P29" style:family="paragraph">
      <style:paragraph-properties fo:text-align="center"/>
      <style:text-properties style:text-line-through-style="solid" fo:font-size="12pt" style:font-size-asian="12pt" style:font-size-complex="12pt"/>
    </style:style>
    <style:style style:name="P30" style:family="paragraph">
      <style:paragraph-properties fo:line-height="150%" fo:text-align="start"/>
      <style:text-properties style:font-size-asian="12pt"/>
    </style:style>
    <style:style style:name="P31" style:family="paragraph">
      <style:paragraph-properties fo:margin-left="0cm" fo:margin-right="0cm" fo:margin-top="0.3cm" fo:margin-bottom="0.3cm" fo:line-height="100%" fo:text-align="start" fo:text-indent="0cm"/>
    </style:style>
    <style:style style:name="P32" style:family="paragraph">
      <style:paragraph-properties fo:margin-left="0cm" fo:margin-right="0cm" fo:margin-top="0.3cm" fo:margin-bottom="0.3cm" fo:line-height="100%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text-align="center"/>
      <style:text-properties style:font-size-asian="12pt"/>
    </style:style>
    <style:style style:name="P34" style:family="paragraph">
      <style:paragraph-properties fo:text-align="start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ff3333" fo:font-size="12pt" style:font-size-asian="12pt" style:font-size-complex="12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color="#ff333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fo:color="#ff3333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0" style:family="text">
      <style:text-properties style:font-size-asian="18pt"/>
    </style:style>
    <style:style style:name="T11" style:family="text">
      <style:text-properties fo:color="#0066ff"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color="#000000" fo:font-size="12pt" style:font-size-asian="12pt" style:font-size-complex="12pt"/>
    </style:style>
    <style:style style:name="T14" style:family="text">
      <style:text-properties fo:color="#ffffff" fo:font-size="12pt" style:font-size-asian="12pt" style:font-size-complex="12pt"/>
    </style:style>
    <style:style style:name="T15" style:family="text">
      <style:text-properties fo:color="#0000ff" style:text-outline="false" style:text-line-through-style="none" fo:font-family="'Liberation Sans'" style:font-family-generic="roman" style:font-pitch="variable" fo:font-size="12pt" fo:font-style="normal" fo:text-shadow="none" style:text-underline-style="none" fo:font-weight="bold" style:letter-kerning="true" style:font-family-asian="微軟正黑體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line-through-style="none" fo:font-size="12pt" style:font-size-asian="12pt" style:font-size-complex="12pt"/>
    </style:style>
    <style:style style:name="T19" style:family="text">
      <style:text-properties fo:font-size="12pt"/>
    </style:style>
    <style:style style:name="T20" style:family="text">
      <style:text-properties fo:color="#0000ff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line-through-style="solid" fo:font-size="12pt" style:font-size-asian="12pt" style:font-size-complex="12pt"/>
    </style:style>
    <style:style style:name="T22" style:family="text">
      <style:text-properties style:font-size-asian="12pt"/>
    </style:style>
    <style:style style:name="T23" style:family="text"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微軟正黑體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8.8cm" svg:height="1.5cm" svg:x="0.001cm" svg:y="0.001cm">
          <text:p text:style-name="P1">Jquery.transition() <text:span text:style-name="T1">API</text:span></text:p>
          <draw:enhanced-geometry svg:viewBox="0 0 21600 21600" draw:text-areas="0 0 21600 21600" draw:type="pentagon-right" draw:modifiers="20261.3097919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2" draw:text-style-name="P3" draw:layer="layout" svg:width="6.5cm" svg:height="6.2cm" svg:x="1.1cm" svg:y="2.4cm">
          <text:p text:style-name="P2"><text:span text:style-name="T2">主要對外指令</text:span></text:p>
          <text:p text:style-name="P2"><text:span text:style-name="T2"/></text:p>
          <text:p text:style-name="P2"><text:span text:style-name="T2">$.transition(</text:span></text:p>
          <text:p text:style-name="P2"><text:span text:style-name="T2"><text:s text:c="2"/></text:span><text:span text:style-name="T2">dom</text:span></text:p>
          <text:p text:style-name="P2"><text:span text:style-name="T2">, cssSetting</text:span></text:p>
          <text:p text:style-name="P2"><text:span text:style-name="T2">, duration</text:span></text:p>
          <text:p text:style-name="P2"><text:span text:style-name="T2">, easing</text:span></text:p>
          <text:p text:style-name="P2"><text:span text:style-name="T2">, delay</text:span></text:p>
          <text:p text:style-name="P2"><text:span text:style-name="T2">, option</text:span></text:p>
          <text:p text:style-name="P2"><text:span text:style-name="T2">, callback</text:span></text:p>
          <text:p text:style-name="P2"><text:span text:style-name="T2">)</text:span></text:p>
          <text:p text:style-name="P2"><text:span text:style-name="T2"/></text:p>
          <text:p text:style-name="P2"><text:span text:style-name="T2">返回 </text:span><text:span text:style-name="T2">promise</text:span></text:p>
        </draw:rect>
        <draw:rect draw:style-name="gr2" draw:text-style-name="P3" draw:layer="layout" svg:width="6.5cm" svg:height="6.2cm" svg:x="1.1cm" svg:y="9.3cm">
          <text:p text:style-name="P2"><text:span text:style-name="T2"/></text:p>
          <text:p text:style-name="P2"><text:span text:style-name="T2">$.fn.transition(</text:span></text:p>
          <text:p text:style-name="P2"><text:span text:style-name="T2"><text:s text:c="2"/></text:span><text:span text:style-name="T2">cssSetting</text:span></text:p>
          <text:p text:style-name="P2"><text:span text:style-name="T2">, duration</text:span></text:p>
          <text:p text:style-name="P2"><text:span text:style-name="T2">, easing</text:span></text:p>
          <text:p text:style-name="P2"><text:span text:style-name="T2">, delay</text:span></text:p>
          <text:p text:style-name="P2"><text:span text:style-name="T2">, option</text:span></text:p>
          <text:p text:style-name="P2"><text:span text:style-name="T2">, callback</text:span></text:p>
          <text:p text:style-name="P2"><text:span text:style-name="T2">)</text:span></text:p>
          <text:p text:style-name="P2"><text:span text:style-name="T2"/></text:p>
          <text:p text:style-name="P2"><text:span text:style-name="T2">返回 </text:span><text:span text:style-name="T2">jquery </text:span><text:span text:style-name="T2">實例</text:span></text:p>
        </draw:rect>
        <draw:rect draw:style-name="gr2" draw:text-style-name="P3" draw:layer="layout" svg:width="6.5cm" svg:height="6.2cm" svg:x="1.1cm" svg:y="16.5cm">
          <text:p text:style-name="P2"><text:span text:style-name="T2"/></text:p>
          <text:p text:style-name="P2"><text:span text:style-name="T2">$.fn.pTransition(dom</text:span></text:p>
          <text:p text:style-name="P2"><text:span text:style-name="T2">, cssSetting</text:span></text:p>
          <text:p text:style-name="P2"><text:span text:style-name="T2">, duration</text:span></text:p>
          <text:p text:style-name="P2"><text:span text:style-name="T2">, easing</text:span></text:p>
          <text:p text:style-name="P2"><text:span text:style-name="T2">, delay</text:span></text:p>
          <text:p text:style-name="P2"><text:span text:style-name="T2">, option</text:span></text:p>
          <text:p text:style-name="P2"><text:span text:style-name="T2">, callback</text:span></text:p>
          <text:p text:style-name="P2"><text:span text:style-name="T2">)</text:span></text:p>
          <text:p text:style-name="P2"><text:span text:style-name="T2"/></text:p>
          <text:p text:style-name="P2"><text:span text:style-name="T2">返回 </text:span><text:span text:style-name="T2">promise</text:span></text:p>
        </draw:rect>
      </draw:page>
      <draw:page draw:name="page2" draw:style-name="dp1" draw:master-page-name="預設">
        <draw:custom-shape draw:style-name="gr1" draw:text-style-name="P1" draw:layer="layout" svg:width="13.798cm" svg:height="1.5cm" svg:x="0.002cm" svg:y="0.002cm">
          <text:p text:style-name="P1">Jquery.transition() <text:span text:style-name="T1">動畫對列規則</text:span></text:p>
          <draw:enhanced-geometry svg:viewBox="0 0 21600 21600" draw:text-areas="0 0 21600 21600" draw:type="pentagon-right" draw:modifiers="20261.3097919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5" xml:id="id7" draw:id="id7" draw:layer="layout" svg:width="6.9cm" svg:height="1.7cm" svg:x="0.8cm" svg:y="3.1cm">
          <text:p text:style-name="P4"><text:span text:style-name="T2">jq.transition</text:span></text:p>
          <text:p text:style-name="P4"><text:span text:style-name="T2">有兩種動畫方式</text:span></text:p>
          <draw:enhanced-geometry svg:viewBox="0 0 21600 21600" draw:text-areas="0 0 21600 21600" draw:type="pentagon-right" draw:modifiers="19740.06407144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" draw:text-style-name="P6" xml:id="id1" draw:id="id1" draw:layer="layout" svg:width="2.7cm" svg:height="1.1cm" svg:x="5.4cm" svg:y="6.7cm">
          <text:p text:style-name="P1"><text:span text:style-name="T2">queue</text:span></text:p>
        </draw:rect>
        <draw:rect draw:style-name="gr3" draw:text-style-name="P6" xml:id="id4" draw:id="id4" draw:layer="layout" svg:width="2.7cm" svg:height="1.1cm" svg:x="5.4cm" svg:y="13.4cm">
          <text:p text:style-name="P1"><text:span text:style-name="T2">No queue</text:span></text:p>
        </draw:rect>
        <draw:custom-shape draw:style-name="gr4" draw:text-style-name="P8" xml:id="id2" draw:id="id2" draw:layer="layout" svg:width="6cm" svg:height="2cm" svg:x="10.7cm" svg:y="6.8cm">
          <text:p text:style-name="P7"><text:span text:style-name="T2">若</text:span><text:span text:style-name="T2">dom</text:span><text:span text:style-name="T2">移動中</text:span></text:p>
          <text:p text:style-name="P7"><text:span text:style-name="T2">把</text:span><text:span text:style-name="T2">animate</text:span><text:span text:style-name="T2">指令排入</text:span><text:span text:style-name="T2">queue​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83.574780657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5" draw:id="id5" draw:layer="layout" svg:width="6cm" svg:height="2cm" svg:x="10.7cm" svg:y="15cm">
          <text:p text:style-name="P7"><text:span text:style-name="T2">若</text:span><text:span text:style-name="T2">dom</text:span><text:span text:style-name="T2">移動中</text:span></text:p>
          <text:p text:style-name="P7"><text:span text:style-name="T2">​</text:span><text:span text:style-name="T2">不執行指令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83.574780657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3" draw:id="id3" draw:layer="layout" svg:width="6cm" svg:height="1.8cm" svg:x="10.7cm" svg:y="9.7cm">
          <text:p text:style-name="P7"><text:span text:style-name="T2">Delay&gt;&gt;</text:span></text:p>
          <text:p text:style-name="P7"><text:span text:style-name="T2">屬於 </text:span><text:span text:style-name="T2">queue</text:span><text:span text:style-name="T2">範疇​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83.574780657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6" draw:id="id6" draw:layer="layout" svg:width="7.5cm" svg:height="1.8cm" svg:x="10.7cm" svg:y="17.8cm">
          <text:p text:style-name="P7"><text:span text:style-name="T2">Delay&gt;&gt;</text:span></text:p>
          <text:p text:style-name="P7"><text:span text:style-name="T2">SetTimeout </text:span><text:span text:style-name="T2">延緩執行</text:span><text:span text:style-name="T2">animate</text:span><text:span text:style-name="T2">指令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83.574780657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8.1cm" svg:y1="7.25cm" svg:x2="10.7cm" svg:y2="7.8cm" draw:start-shape="id1" draw:start-glue-point="1" draw:end-shape="id2" svg:d="M8100 7250h501l1598 550h501">
          <text:p/>
        </draw:connector>
        <draw:connector draw:style-name="gr5" draw:text-style-name="P1" draw:layer="layout" draw:type="lines" svg:x1="8.1cm" svg:y1="7.25cm" svg:x2="10.7cm" svg:y2="10.6cm" draw:start-shape="id1" draw:start-glue-point="1" draw:end-shape="id3" draw:end-glue-point="3" svg:d="M8100 7250h501l1598 3350h501">
          <text:p/>
        </draw:connector>
        <draw:connector draw:style-name="gr5" draw:text-style-name="P1" draw:layer="layout" draw:type="lines" svg:x1="8.1cm" svg:y1="13.95cm" svg:x2="10.7cm" svg:y2="16cm" draw:start-shape="id4" draw:start-glue-point="1" draw:end-shape="id5" draw:end-glue-point="3" svg:d="M8100 13950h501l1598 2050h501">
          <text:p/>
        </draw:connector>
        <draw:connector draw:style-name="gr5" draw:text-style-name="P1" draw:layer="layout" draw:type="lines" svg:x1="8.1cm" svg:y1="13.95cm" svg:x2="10.7cm" svg:y2="18.7cm" draw:start-shape="id4" draw:start-glue-point="1" draw:end-shape="id6" svg:d="M8100 13950h501l1598 4750h501">
          <text:p/>
        </draw:connector>
        <draw:connector draw:style-name="gr5" draw:text-style-name="P1" draw:layer="layout" svg:x1="4.25cm" svg:y1="4.8cm" svg:x2="5.4cm" svg:y2="7.25cm" draw:start-shape="id7" draw:start-glue-point="2" draw:end-shape="id1" draw:end-glue-point="3" svg:d="M4250 4800v2450h1150">
          <text:p/>
        </draw:connector>
        <draw:connector draw:style-name="gr5" draw:text-style-name="P1" draw:layer="layout" svg:x1="4.25cm" svg:y1="4.8cm" svg:x2="5.4cm" svg:y2="13.95cm" draw:start-shape="id7" draw:start-glue-point="2" draw:end-shape="id4" draw:end-glue-point="3" svg:d="M4250 4800v9150h1150">
          <text:p/>
        </draw:connector>
      </draw:page>
      <draw:page draw:name="page3" draw:style-name="dp1" draw:master-page-name="預設">
        <draw:custom-shape draw:style-name="gr1" draw:text-style-name="P10" draw:layer="layout" svg:width="6.8cm" svg:height="1.5cm" svg:x="0cm" svg:y="0cm">
          <text:p text:style-name="P9"><text:span text:style-name="T3">一些標記的作用時程</text:span></text:p>
          <draw:enhanced-geometry svg:viewBox="0 0 21600 21600" draw:text-areas="0 0 21600 21600" draw:type="pentagon-right" draw:modifiers="20261.3097919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" draw:text-style-name="P6" xml:id="id8" draw:id="id8" draw:layer="layout" svg:width="6.2cm" svg:height="1.2cm" svg:x="2.7cm" svg:y="1.85cm">
          <text:p text:style-name="P1"><text:span text:style-name="T2">$(dom).data('</text:span><text:span text:style-name="T4">area88TransObj</text:span><text:span text:style-name="T2">')</text:span></text:p>
        </draw:rect>
        <draw:rect draw:style-name="gr3" draw:text-style-name="P6" xml:id="id10" draw:id="id10" draw:layer="layout" svg:width="5.8cm" svg:height="1.2cm" svg:x="2.7cm" svg:y="4.8cm">
          <text:p text:style-name="P1"><text:span text:style-name="T2">dom.dataset.</text:span><text:span text:style-name="T4">area88Trans</text:span></text:p>
        </draw:rect>
        <draw:rect draw:style-name="gr3" draw:text-style-name="P6" xml:id="id12" draw:id="id12" draw:layer="layout" svg:width="5.8cm" svg:height="1.2cm" svg:x="2.7cm" svg:y="7.85cm">
          <text:p text:style-name="P1"><text:span text:style-name="T2">dom.dataset.</text:span><text:span text:style-name="T4">area88Style</text:span></text:p>
        </draw:rect>
        <draw:custom-shape draw:style-name="gr6" draw:text-style-name="P3" xml:id="id9" draw:id="id9" draw:layer="layout" svg:width="6.3cm" svg:height="2.4cm" svg:x="11.701cm" svg:y="1.25cm">
          <text:p text:style-name="P2"><text:span text:style-name="T2">紀錄 </text:span><text:span text:style-name="T2">transition </text:span><text:span text:style-name="T2">作用</text:span></text:p>
          <text:p text:style-name="P2"><text:span text:style-name="T2">的本體</text:span></text:p>
          <text:p text:style-name="P2"><text:span text:style-name="T2">Stop() </text:span><text:span text:style-name="T2">可從此呼叫</text:span></text:p>
          <draw:enhanced-geometry svg:viewBox="0 0 21600 21600" draw:path-stretchpoint-x="10800" draw:path-stretchpoint-y="10800" draw:text-areas="?f3 ?f4 ?f5 ?f6" draw:type="round-rectangle" draw:modifiers="2024.36738519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1" draw:id="id11" draw:layer="layout" svg:width="6.3cm" svg:height="2.4cm" svg:x="11.701cm" svg:y="4.2cm">
          <text:p text:style-name="P2"><text:span text:style-name="T2">若在移動中才會標記</text:span></text:p>
          <text:p text:style-name="P2"><text:span text:style-name="T2">是否用 </text:span><text:span text:style-name="T2">queue</text:span></text:p>
          <text:p text:style-name="P2"><text:span text:style-name="T2"/></text:p>
          <text:p text:style-name="P2"><text:span text:style-name="T2">方便</text:span><text:span text:style-name="T2">stop() </text:span><text:span text:style-name="T2">知道該如何終止</text:span></text:p>
          <draw:enhanced-geometry svg:viewBox="0 0 21600 21600" draw:path-stretchpoint-x="10800" draw:path-stretchpoint-y="10800" draw:text-areas="?f3 ?f4 ?f5 ?f6" draw:type="round-rectangle" draw:modifiers="2024.36738519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3" draw:id="id13" draw:layer="layout" svg:width="6.3cm" svg:height="2.4cm" svg:x="11.701cm" svg:y="7.25cm">
          <text:p text:style-name="P2"><text:span text:style-name="T2">若在移動中才會標記</text:span></text:p>
          <text:p text:style-name="P2"><text:span text:style-name="T2">記錄此次動畫中的 </text:span><text:span text:style-name="T2">css </text:span><text:span text:style-name="T2">設定</text:span></text:p>
          <text:p text:style-name="P2"><text:span text:style-name="T2"/></text:p>
          <text:p text:style-name="P2"><text:span text:style-name="T2">方便</text:span><text:span text:style-name="T2">stop() </text:span><text:span text:style-name="T2">知道該如何終止</text:span></text:p>
          <draw:enhanced-geometry svg:viewBox="0 0 21600 21600" draw:path-stretchpoint-x="10800" draw:path-stretchpoint-y="10800" draw:text-areas="?f3 ?f4 ?f5 ?f6" draw:type="round-rectangle" draw:modifiers="2024.36738519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5" xml:id="id16" draw:id="id16" draw:layer="layout" svg:width="5.8cm" svg:height="1.7cm" svg:x="2.7cm" svg:y="13.9cm">
          <text:p text:style-name="P4"><text:span text:style-name="T2">Timer.timers.get(dom)</text:span></text:p>
          <text:p text:style-name="P4"><text:span text:style-name="T2">是否有任務在計時器中進行</text:span></text:p>
        </draw:rect>
        <draw:connector draw:style-name="gr5" draw:text-style-name="P1" draw:layer="layout" draw:type="line" svg:x1="8.9cm" svg:y1="2.45cm" svg:x2="11.701cm" svg:y2="2.45cm" draw:start-shape="id8" draw:start-glue-point="1" draw:end-shape="id9" svg:d="M8900 2450h2801">
          <text:p/>
        </draw:connector>
        <draw:connector draw:style-name="gr5" draw:text-style-name="P1" draw:layer="layout" draw:type="line" svg:x1="8.5cm" svg:y1="5.4cm" svg:x2="11.701cm" svg:y2="5.4cm" draw:start-shape="id10" draw:start-glue-point="1" draw:end-shape="id11" draw:end-glue-point="3" svg:d="M8500 5400h3201">
          <text:p/>
        </draw:connector>
        <draw:connector draw:style-name="gr5" draw:text-style-name="P1" draw:layer="layout" draw:type="line" svg:x1="8.5cm" svg:y1="8.45cm" svg:x2="11.701cm" svg:y2="8.45cm" draw:start-shape="id12" draw:start-glue-point="1" draw:end-shape="id13" draw:end-glue-point="3" svg:d="M8500 8450h3201">
          <text:p/>
        </draw:connector>
        <draw:rect draw:style-name="gr3" draw:text-style-name="P6" xml:id="id14" draw:id="id14" draw:layer="layout" svg:width="5.8cm" svg:height="1.2cm" svg:x="2.7cm" svg:y="11cm">
          <text:p text:style-name="P1"><text:span text:style-name="T2">dom.dataset.</text:span><text:span text:style-name="T4">area88Delay</text:span></text:p>
        </draw:rect>
        <draw:custom-shape draw:style-name="gr6" draw:text-style-name="P3" xml:id="id15" draw:id="id15" draw:layer="layout" svg:width="6.3cm" svg:height="2.4cm" svg:x="11.702cm" svg:y="10.4cm">
          <text:p text:style-name="P2"><text:span text:style-name="T2">若在</text:span><text:span text:style-name="T2">delay</text:span><text:span text:style-name="T2">中才會標記</text:span></text:p>
          <text:p text:style-name="P2"><text:span text:style-name="T2">是否用 </text:span><text:span text:style-name="T2">queue</text:span></text:p>
          <text:p text:style-name="P2"><text:span text:style-name="T2"/></text:p>
          <text:p text:style-name="P2"><text:span text:style-name="T2">若開始移動，會移除</text:span></text:p>
          <draw:enhanced-geometry svg:viewBox="0 0 21600 21600" draw:path-stretchpoint-x="10800" draw:path-stretchpoint-y="10800" draw:text-areas="?f3 ?f4 ?f5 ?f6" draw:type="round-rectangle" draw:modifiers="2024.36738519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8.5cm" svg:y1="11.6cm" svg:x2="11.702cm" svg:y2="11.6cm" draw:start-shape="id14" draw:start-glue-point="1" draw:end-shape="id15" draw:end-glue-point="3" svg:d="M8500 11600h3202">
          <text:p/>
        </draw:connector>
        <draw:custom-shape draw:style-name="gr6" draw:text-style-name="P3" xml:id="id17" draw:id="id17" draw:layer="layout" svg:width="6.3cm" svg:height="1.5cm" svg:x="11.702cm" svg:y="14cm">
          <text:p text:style-name="P2"><text:span text:style-name="T2">若在移動中才會使用</text:span></text:p>
          <draw:enhanced-geometry svg:viewBox="0 0 21600 21600" draw:path-stretchpoint-x="10800" draw:path-stretchpoint-y="10800" draw:text-areas="?f3 ?f4 ?f5 ?f6" draw:type="round-rectangle" draw:modifiers="2024.367385192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8.5cm" svg:y1="14.75cm" svg:x2="11.702cm" svg:y2="14.75cm" draw:start-shape="id16" draw:start-glue-point="1" draw:end-shape="id17" draw:end-glue-point="3" svg:d="M8500 14750h3202">
          <text:p/>
        </draw:connector>
        <draw:custom-shape draw:style-name="gr7" draw:text-style-name="P11" draw:layer="layout" svg:width="3.1cm" svg:height="1.2cm" svg:x="3.5cm" svg:y="20.904cm">
          <text:p text:style-name="P1"><text:span text:style-name="T3">queu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11" draw:layer="layout" svg:width="3.1cm" svg:height="1.2cm" svg:x="3.501cm" svg:y="27.15cm">
          <text:p text:style-name="P1"><text:span text:style-name="T3">No queue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measure draw:style-name="gr8" draw:text-style-name="P12" xml:id="id23" draw:id="id23" draw:layer="measurelines" svg:x1="8.2cm" svg:y1="22.254cm" svg:x2="13.2cm" svg:y2="22.254cm">
          <text:p text:style-name="P12"><text:span text:style-name="T5"><text:measure text:kind="gap"/></text:span><text:span text:style-name="T5">delay</text:span></text:p>
        </draw:measure>
        <draw:measure draw:style-name="gr8" draw:text-style-name="P12" xml:id="id19" draw:id="id19" draw:layer="layout" svg:x1="13.3cm" svg:y1="22.254cm" svg:x2="18.3cm" svg:y2="22.254cm">
          <text:p text:style-name="P12"><text:span text:style-name="T5"><text:measure text:kind="gap"/></text:span><text:span text:style-name="T5">transition</text:span></text:p>
        </draw:measure>
        <draw:measure draw:style-name="gr8" draw:text-style-name="P12" xml:id="id26" draw:id="id26" draw:layer="layout" svg:x1="8.2cm" svg:y1="28.5cm" svg:x2="13.2cm" svg:y2="28.5cm">
          <text:p text:style-name="P12"><text:span text:style-name="T5"><text:measure text:kind="gap"/></text:span><text:span text:style-name="T5">delay</text:span></text:p>
        </draw:measure>
        <draw:measure draw:style-name="gr8" draw:text-style-name="P12" xml:id="id27" draw:id="id27" draw:layer="layout" svg:x1="13.3cm" svg:y1="28.5cm" svg:x2="18.3cm" svg:y2="28.5cm">
          <text:p text:style-name="P12"><text:span text:style-name="T5"><text:measure text:kind="gap"/></text:span><text:span text:style-name="T5">transition</text:span></text:p>
        </draw:measure>
        <draw:custom-shape draw:style-name="gr1" draw:text-style-name="P13" xml:id="id18" draw:id="id18" draw:layer="layout" svg:width="3.5cm" svg:height="0.698cm" svg:x="1cm" svg:y="17.5cm">
          <text:p text:style-name="P1"><text:span text:style-name="T4">area88TransOb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xml:id="id20" draw:id="id20" draw:layer="layout" svg:width="3.5cm" svg:height="0.697cm" svg:x="4.7cm" svg:y="17.501cm">
          <text:p text:style-name="P1"><text:span text:style-name="T4">area88Tra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xml:id="id21" draw:id="id21" draw:layer="layout" svg:width="3.5cm" svg:height="0.698cm" svg:x="8.4cm" svg:y="17.501cm">
          <text:p text:style-name="P1"><text:span text:style-name="T4">area88Sty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xml:id="id22" draw:id="id22" draw:layer="layout" svg:width="3.5cm" svg:height="0.697cm" svg:x="12.1cm" svg:y="17.502cm">
          <text:p text:style-name="P1"><text:span text:style-name="T4">area88D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xml:id="id24" draw:id="id24" draw:layer="layout" svg:width="3.5cm" svg:height="0.698cm" svg:x="15.9cm" svg:y="17.502cm">
          <text:p text:style-name="P1"><text:span text:style-name="T4">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s" svg:x1="2.75cm" svg:y1="18.198cm" svg:x2="15.8cm" svg:y2="21.254cm" draw:start-shape="id18" draw:start-glue-point="2" draw:end-shape="id19" draw:end-glue-point="0" svg:d="M2750 18198v502l13050 1772v782">
          <text:p/>
        </draw:connector>
        <draw:connector draw:style-name="gr9" draw:text-style-name="P1" draw:layer="layout" draw:type="lines" svg:x1="6.45cm" svg:y1="18.198cm" svg:x2="15.8cm" svg:y2="21.254cm" draw:start-shape="id20" draw:start-glue-point="2" draw:end-shape="id19" draw:end-glue-point="0" svg:d="M6450 18198v501l9350 1773v782">
          <text:p/>
        </draw:connector>
        <draw:connector draw:style-name="gr9" draw:text-style-name="P1" draw:layer="layout" draw:type="lines" svg:x1="10.15cm" svg:y1="18.199cm" svg:x2="15.8cm" svg:y2="21.254cm" draw:start-shape="id21" draw:start-glue-point="2" draw:end-shape="id19" draw:end-glue-point="0" svg:d="M10150 18199v502l5650 1771v782">
          <text:p/>
        </draw:connector>
        <draw:connector draw:style-name="gr9" draw:text-style-name="P1" draw:layer="layout" draw:type="lines" svg:x1="13.85cm" svg:y1="18.199cm" svg:x2="10.7cm" svg:y2="21.254cm" draw:start-shape="id22" draw:start-glue-point="2" draw:end-shape="id23" draw:end-glue-point="0" svg:d="M13850 18199v501l-3150 1688v866">
          <text:p/>
        </draw:connector>
        <draw:connector draw:style-name="gr9" draw:text-style-name="P1" draw:layer="layout" draw:type="lines" svg:x1="17.65cm" svg:y1="18.2cm" svg:x2="15.8cm" svg:y2="21.254cm" draw:start-shape="id24" draw:start-glue-point="2" draw:end-shape="id19" draw:end-glue-point="0" svg:d="M17650 18200v502l-1850 1770v782">
          <text:p/>
        </draw:connector>
        <draw:custom-shape draw:style-name="gr1" draw:text-style-name="P13" xml:id="id25" draw:id="id25" draw:layer="layout" svg:width="3.5cm" svg:height="0.698cm" svg:x="1.001cm" svg:y="23.4cm">
          <text:p text:style-name="P1"><text:span text:style-name="T4">area88TransOb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xml:id="id28" draw:id="id28" draw:layer="layout" svg:width="3.5cm" svg:height="0.697cm" svg:x="4.701cm" svg:y="23.401cm">
          <text:p text:style-name="P1"><text:span text:style-name="T4">area88Tra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xml:id="id29" draw:id="id29" draw:layer="layout" svg:width="3.5cm" svg:height="0.698cm" svg:x="8.401cm" svg:y="23.401cm">
          <text:p text:style-name="P1"><text:span text:style-name="T4">area88Sty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xml:id="id30" draw:id="id30" draw:layer="layout" svg:width="3.5cm" svg:height="0.697cm" svg:x="12.101cm" svg:y="23.402cm">
          <text:p text:style-name="P1"><text:span text:style-name="T4">area88De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xml:id="id31" draw:id="id31" draw:layer="layout" svg:width="3.5cm" svg:height="0.698cm" svg:x="15.901cm" svg:y="23.402cm">
          <text:p text:style-name="P1"><text:span text:style-name="T4">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draw:type="lines" svg:x1="2.751cm" svg:y1="24.098cm" svg:x2="10.7cm" svg:y2="27.5cm" draw:start-shape="id25" draw:start-glue-point="2" draw:end-shape="id26" draw:end-glue-point="0" svg:d="M2751 24098v502l7949 2034v866">
          <text:p/>
        </draw:connector>
        <draw:connector draw:style-name="gr9" draw:text-style-name="P1" draw:layer="layout" draw:type="lines" svg:x1="2.751cm" svg:y1="24.098cm" svg:x2="15.8cm" svg:y2="27.5cm" draw:start-shape="id25" draw:start-glue-point="2" draw:end-shape="id27" draw:end-glue-point="0" svg:d="M2751 24098v502l13049 2118v782">
          <text:p/>
        </draw:connector>
        <draw:connector draw:style-name="gr9" draw:text-style-name="P1" draw:layer="layout" draw:type="lines" svg:x1="6.451cm" svg:y1="24.098cm" svg:x2="15.8cm" svg:y2="27.5cm" draw:start-shape="id28" draw:start-glue-point="2" draw:end-shape="id27" draw:end-glue-point="0" svg:d="M6451 24098v501l9349 2119v782">
          <text:p/>
        </draw:connector>
        <draw:connector draw:style-name="gr9" draw:text-style-name="P1" draw:layer="layout" draw:type="lines" svg:x1="10.151cm" svg:y1="24.099cm" svg:x2="15.8cm" svg:y2="27.5cm" draw:start-shape="id29" draw:start-glue-point="2" draw:end-shape="id27" draw:end-glue-point="0" svg:d="M10151 24099v502l5649 2117v782">
          <text:p/>
        </draw:connector>
        <draw:connector draw:style-name="gr9" draw:text-style-name="P1" draw:layer="layout" draw:type="lines" svg:x1="13.851cm" svg:y1="24.099cm" svg:x2="10.7cm" svg:y2="27.5cm" draw:start-shape="id30" draw:start-glue-point="2" draw:end-shape="id26" draw:end-glue-point="0" svg:d="M13851 24099v501l-3151 2034v866">
          <text:p/>
        </draw:connector>
        <draw:connector draw:style-name="gr9" draw:text-style-name="P1" draw:layer="layout" draw:type="lines" svg:x1="17.651cm" svg:y1="24.1cm" svg:x2="15.8cm" svg:y2="27.5cm" draw:start-shape="id31" draw:start-glue-point="2" draw:end-shape="id27" svg:d="M17651 24100v502l-1851 2116v782">
          <text:p/>
        </draw:connector>
      </draw:page>
      <draw:page draw:name="page4" draw:style-name="dp1" draw:master-page-name="預設">
        <draw:custom-shape draw:style-name="gr11" draw:text-style-name="P1" draw:layer="layout" svg:width="11.8cm" svg:height="2.6cm" svg:x="1cm" svg:y="2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0.7cm" svg:height="1.3cm" svg:x="0.003cm" svg:y="0.003cm">
          <text:p text:style-name="P1">Jquery.transition() <text:span text:style-name="T6">計時器</text:span><text:span text:style-name="T1">的用法</text:span></text:p>
          <draw:enhanced-geometry svg:viewBox="0 0 21600 21600" draw:text-areas="0 0 21600 21600" draw:type="pentagon-right" draw:modifiers="20261.3097919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" draw:text-style-name="P6" xml:id="id32" draw:id="id32" draw:layer="layout" svg:width="4cm" svg:height="1cm" svg:x="4.75cm" svg:y="2.9cm">
          <text:p text:style-name="P1"><text:span text:style-name="T2">$.transition</text:span></text:p>
        </draw:rect>
        <draw:rect draw:style-name="gr3" draw:text-style-name="P6" xml:id="id33" draw:id="id33" draw:layer="layout" svg:width="6.2cm" svg:height="1.1cm" svg:x="3.65cm" svg:y="5.5cm">
          <text:p text:style-name="P1"><text:span text:style-name="T2">Area88Transition.animate()</text:span></text:p>
        </draw:rect>
        <draw:rect draw:style-name="gr3" draw:text-style-name="P9" xml:id="id44" draw:id="id44" draw:layer="layout" svg:width="4cm" svg:height="1.8cm" svg:x="15.33cm" svg:y="8.541cm">
          <text:p text:style-name="P9"><text:span text:style-name="T2">Def.resolve()</text:span></text:p>
          <text:p text:style-name="P9">end</text:p>
        </draw:rect>
        <draw:connector draw:style-name="gr5" draw:text-style-name="P1" draw:layer="layout" draw:type="lines" svg:x1="6.75cm" svg:y1="3.9cm" svg:x2="6.75cm" svg:y2="5.5cm" draw:start-shape="id32" draw:start-glue-point="2" draw:end-shape="id33" draw:end-glue-point="0" svg:d="M6750 3900v501 598 501">
          <text:p/>
        </draw:connector>
        <draw:custom-shape draw:style-name="gr13" draw:text-style-name="P6" xml:id="id34" draw:id="id34" draw:layer="layout" svg:width="5.3cm" svg:height="1.5cm" svg:x="4.1cm" svg:y="8.1cm">
          <text:p text:style-name="P1"><text:span text:style-name="T2">duration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s" svg:x1="6.75cm" svg:y1="6.6cm" svg:x2="6.75cm" svg:y2="8.1cm" draw:start-shape="id33" draw:start-glue-point="2" draw:end-shape="id34" draw:end-glue-point="4" svg:d="M6750 6600v501 472 527">
          <text:p/>
        </draw:connector>
        <draw:rect draw:style-name="gr3" draw:text-style-name="P6" xml:id="id35" draw:id="id35" draw:layer="layout" svg:width="6.2cm" svg:height="1.1cm" svg:x="3.65cm" svg:y="10.9cm">
          <text:p text:style-name="P1"><text:span text:style-name="T2">Area88Transition._animate()</text:span></text:p>
        </draw:rect>
        <draw:connector draw:style-name="gr5" draw:text-style-name="P1" draw:layer="layout" draw:type="lines" svg:x1="6.75cm" svg:y1="9.6cm" svg:x2="6.75cm" svg:y2="10.9cm" draw:start-shape="id34" draw:start-glue-point="6" draw:end-shape="id35" draw:end-glue-point="0" svg:d="M6750 9600v528 271 501">
          <text:p/>
        </draw:connector>
        <draw:rect draw:style-name="gr14" draw:text-style-name="P5" xml:id="id36" draw:id="id36" draw:layer="layout" svg:width="5.2cm" svg:height="1.8cm" svg:x="4.15cm" svg:y="13.55cm">
          <text:p text:style-name="P4"><text:span text:style-name="T7">綁定</text:span><text:span text:style-name="T8">transitionend</text:span></text:p>
        </draw:rect>
        <draw:connector draw:style-name="gr5" draw:text-style-name="P1" draw:layer="layout" draw:type="line" svg:x1="6.75cm" svg:y1="12cm" svg:x2="6.75cm" svg:y2="13.55cm" draw:start-shape="id35" draw:start-glue-point="2" draw:end-shape="id36" svg:d="M6750 12000v1550">
          <text:p/>
        </draw:connector>
        <draw:rect draw:style-name="gr3" draw:text-style-name="P4" xml:id="id37" draw:id="id37" draw:layer="layout" svg:width="3.8cm" svg:height="1.5cm" svg:x="2cm" svg:y="18.95cm">
          <text:p text:style-name="P4"><text:span text:style-name="T2">放入一個計時任務</text:span></text:p>
          <text:p text:style-name="P4"><text:span text:style-name="T2">在計時器裡面</text:span></text:p>
        </draw:rect>
        <draw:rect draw:style-name="gr3" draw:text-style-name="P1" xml:id="id39" draw:id="id39" draw:layer="layout" svg:width="3.4cm" svg:height="1.6cm" svg:x="8.3cm" svg:y="19.1cm">
          <text:p text:style-name="P1">動畫</text:p>
        </draw:rect>
        <draw:rect draw:style-name="gr3" draw:text-style-name="P4" xml:id="id38" draw:id="id38" draw:layer="layout" svg:width="3.8cm" svg:height="1.5cm" svg:x="2cm" svg:y="21.8cm">
          <text:p text:style-name="P4"><text:span text:style-name="T2">時間到</text:span></text:p>
        </draw:rect>
        <draw:connector draw:style-name="gr15" draw:text-style-name="P1" draw:layer="layout" draw:type="line" svg:x1="3.9cm" svg:y1="20.45cm" svg:x2="3.9cm" svg:y2="21.8cm" draw:start-shape="id37" draw:start-glue-point="2" draw:end-shape="id38" draw:end-glue-point="0" svg:d="M3900 20450v1350">
          <text:p/>
        </draw:connector>
        <draw:rect draw:style-name="gr3" draw:text-style-name="P4" xml:id="id40" draw:id="id40" draw:layer="layout" svg:width="3.8cm" svg:height="1.5cm" svg:x="8.1cm" svg:y="21.8cm">
          <text:p text:style-name="P4"><text:span text:style-name="T2">動畫結束</text:span></text:p>
        </draw:rect>
        <draw:connector draw:style-name="gr15" draw:text-style-name="P1" draw:layer="layout" draw:type="line" svg:x1="10cm" svg:y1="20.7cm" svg:x2="10cm" svg:y2="21.8cm" draw:start-shape="id39" draw:start-glue-point="2" draw:end-shape="id40" svg:d="M10000 20700v1100">
          <text:p/>
        </draw:connector>
        <draw:connector draw:style-name="gr16" draw:text-style-name="P6" draw:layer="layout" draw:type="curve" svg:x1="10cm" svg:y1="23.3cm" svg:x2="12.55cm" svg:y2="24.5cm" draw:start-shape="id40" draw:start-glue-point="2" draw:end-shape="id41" draw:end-glue-point="3" svg:d="M10000 23300c0 800 850 1200 2550 1200">
          <text:p/>
        </draw:connector>
        <draw:connector draw:style-name="gr16" draw:text-style-name="P6" draw:layer="layout" draw:type="curve" svg:x1="3.9cm" svg:y1="23.3cm" svg:x2="12.3cm" svg:y2="26.55cm" draw:start-shape="id38" draw:start-glue-point="2" draw:end-shape="id42" draw:end-glue-point="3" svg:d="M3900 23300c0 2167 2800 3250 8400 3250">
          <text:p/>
        </draw:connector>
        <draw:connector draw:style-name="gr17" draw:text-style-name="P6" draw:layer="layout" draw:type="curve" svg:x1="17.3cm" svg:y1="13.3cm" svg:x2="17.33cm" svg:y2="10.341cm" draw:start-shape="id43" draw:start-glue-point="0" draw:end-shape="id44" draw:end-glue-point="2" svg:d="M17300 13300c0-2248 30-769 30-2959">
          <text:p text:style-name="P1"><text:span text:style-name="T2">執行</text:span></text:p>
        </draw:connector>
        <draw:connector draw:style-name="gr17" draw:text-style-name="P1" draw:layer="layout" draw:type="curve" svg:x1="9.4cm" svg:y1="8.85cm" svg:x2="15.33cm" svg:y2="9.441cm" draw:start-shape="id34" draw:start-glue-point="7" draw:end-shape="id44" draw:end-glue-point="3" svg:d="M9400 8850c4468 0 1504 591 5930 591">
          <text:p text:style-name="P1"><text:span text:style-name="T2">Yes</text:span></text:p>
          <text:p text:style-name="P1"><text:span text:style-name="T2">下面不用執行了</text:span></text:p>
        </draw:connector>
        <draw:custom-shape draw:style-name="gr18" draw:text-style-name="P1" xml:id="id43" draw:id="id43" draw:layer="layout" svg:width="5.6cm" svg:height="2.3cm" svg:x="14.5cm" svg:y="13.3cm">
          <text:p text:style-name="P1"><text:span text:style-name="T9">transitionend</text:span><text:span text:style-name="T9">事件</text:span></text:p>
          <text:p text:style-name="P4"><text:span text:style-name="T2">transitionend</text:span><text:span text:style-name="T2">激發</text:span></text:p>
          <text:p text:style-name="P4"><text:span text:style-name="T2">代表整個的結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" draw:layer="layout" draw:type="line" svg:x1="9.35cm" svg:y1="14.45cm" svg:x2="14.5cm" svg:y2="14.45cm" draw:start-shape="id36" draw:start-glue-point="1" draw:end-shape="id43" svg:d="M9350 14450h5150">
          <text:p text:style-name="P1"/>
          <text:p text:style-name="P1">綁定</text:p>
        </draw:connector>
        <draw:custom-shape draw:style-name="gr1" draw:text-style-name="P1" xml:id="id42" draw:id="id42" draw:layer="layout" svg:width="2.8cm" svg:height="1.3cm" svg:x="12.3cm" svg:y="25.9cm">
          <text:p text:style-name="P1"><text:span text:style-name="T2">Trigger</text:span></text:p>
          <text:p text:style-name="P1"><text:span text:style-name="T2">transitione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1" draw:id="id41" draw:layer="layout" svg:width="2.3cm" svg:height="1.2cm" svg:x="12.55cm" svg:y="23.9cm">
          <text:p text:style-name="P1"><text:span text:style-name="T2">引發事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curve" svg:x1="14.85cm" svg:y1="24.5cm" svg:x2="17.3cm" svg:y2="15.6cm" draw:start-shape="id41" draw:start-glue-point="1" draw:end-shape="id43" draw:end-glue-point="2" svg:d="M14850 24500c1634 0 2450-2966 2450-8900">
          <text:p/>
        </draw:connector>
        <draw:connector draw:style-name="gr16" draw:text-style-name="P1" draw:layer="layout" draw:type="curve" svg:x1="15.1cm" svg:y1="26.55cm" svg:x2="17.3cm" svg:y2="15.6cm" draw:start-shape="id42" draw:start-glue-point="1" draw:end-shape="id43" svg:d="M15100 26550c1467 0 2200-3650 2200-10950">
          <text:p/>
        </draw:connector>
        <draw:custom-shape draw:style-name="gr20" draw:text-style-name="P11" xml:id="id45" draw:id="id45" draw:layer="layout" svg:width="3.3cm" svg:height="1.1cm" svg:x="5.1cm" svg:y="16.7cm">
          <text:p text:style-name="P1"><text:span text:style-name="T3">平行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6.75cm" svg:y1="15.35cm" svg:x2="6.75cm" svg:y2="16.7cm" draw:start-shape="id36" draw:start-glue-point="2" draw:end-shape="id45" draw:end-glue-point="4" svg:d="M6750 15350v1350">
          <text:p/>
        </draw:connector>
        <draw:connector draw:style-name="gr15" draw:text-style-name="P1" draw:layer="layout" svg:x1="5.1cm" svg:y1="17.25cm" svg:x2="3.9cm" svg:y2="18.95cm" draw:start-shape="id45" draw:start-glue-point="5" draw:end-shape="id37" draw:end-glue-point="0" svg:d="M5100 17250h-1200v1700">
          <text:p/>
        </draw:connector>
        <draw:connector draw:style-name="gr15" draw:text-style-name="P1" draw:layer="layout" svg:x1="8.4cm" svg:y1="17.25cm" svg:x2="10cm" svg:y2="19.1cm" draw:start-shape="id45" draw:start-glue-point="7" draw:end-shape="id39" draw:end-glue-point="0" svg:d="M8400 17250h1600v1850">
          <text:p/>
        </draw:connector>
      </draw:page>
      <draw:page draw:name="page5" draw:style-name="dp1" draw:master-page-name="預設">
        <draw:custom-shape draw:style-name="gr21" draw:text-style-name="P11" xml:id="id54" draw:id="id54" draw:layer="layout" svg:width="4.6cm" svg:height="2.8cm" svg:x="6.5cm" svg:y="20.4cm">
          <text:p text:style-name="P1"><text:span text:style-name="T3">對列</text:span></text:p>
          <draw:enhanced-geometry svg:viewBox="0 0 21600 21600" draw:path-stretchpoint-x="10800" draw:path-stretchpoint-y="10800" draw:text-areas="?f3 ?f4 ?f5 ?f6" draw:type="round-rectangle" draw:modifiers="2154.83590523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1" xml:id="id53" draw:id="id53" draw:layer="layout" svg:width="4.6cm" svg:height="6.1cm" svg:x="1cm" svg:y="20.4cm">
          <text:p text:style-name="P1"><text:span text:style-name="T3">對列</text:span></text:p>
          <draw:enhanced-geometry svg:viewBox="0 0 21600 21600" draw:path-stretchpoint-x="10800" draw:path-stretchpoint-y="10800" draw:text-areas="?f3 ?f4 ?f5 ?f6" draw:type="round-rectangle" draw:modifiers="2154.83590523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11" xml:id="id46" draw:id="id46" draw:layer="layout" svg:width="4cm" svg:height="1.8cm" svg:x="8.5cm" svg:y="3.101cm">
          <text:p text:style-name="P1"><text:span text:style-name="T3">動畫流程</text:span></text:p>
          <text:p text:style-name="P1"><text:span text:style-name="T3"/></text:p>
        </draw:rect>
        <draw:custom-shape draw:style-name="gr22" draw:text-style-name="P11" xml:id="id47" draw:id="id47" draw:layer="layout" svg:width="2.8cm" svg:height="0.9cm" svg:x="4.3cm" svg:y="6.501cm">
          <text:p text:style-name="P1"><text:span text:style-name="T3">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1" xml:id="id48" draw:id="id48" draw:layer="layout" svg:width="2.8cm" svg:height="0.9cm" svg:x="14.9cm" svg:y="6.502cm">
          <text:p text:style-name="P1"><text:span text:style-name="T3">noque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s" svg:x1="10.5cm" svg:y1="4.901cm" svg:x2="5.7cm" svg:y2="6.501cm" draw:start-shape="id46" draw:start-glue-point="2" draw:end-shape="id47" draw:end-glue-point="0" svg:d="M10500 4901v501l-4800 598v501">
          <text:p/>
        </draw:connector>
        <draw:connector draw:style-name="gr5" draw:text-style-name="P1" draw:layer="layout" draw:type="lines" svg:x1="10.5cm" svg:y1="4.901cm" svg:x2="16.3cm" svg:y2="6.502cm" draw:start-shape="id46" draw:start-glue-point="2" draw:end-shape="id48" draw:end-glue-point="0" svg:d="M10500 4901v501l5800 599v501">
          <text:p/>
        </draw:connector>
        <draw:rect draw:style-name="gr3" draw:text-style-name="P15" xml:id="id49" draw:id="id49" draw:layer="layout" svg:width="9.2cm" svg:height="3.2cm" svg:x="1.1cm" svg:y="8.6cm">
          <text:p text:style-name="P14"><text:span text:style-name="T2">檢查</text:span><text:span text:style-name="T7">旗標</text:span></text:p>
          <text:p text:style-name="P14"><text:span text:style-name="T2">是否正在</text:span><text:span text:style-name="T2">(noqueue)</text:span><text:span text:style-name="T2">動畫中</text:span></text:p>
          <text:p text:style-name="P14"><text:span text:style-name="T2">或</text:span></text:p>
          <text:p text:style-name="P14"><text:span text:style-name="T2">是否正在</text:span><text:span text:style-name="T2">(noqueue)delay</text:span><text:span text:style-name="T2">等待中</text:span></text:p>
        </draw:rect>
        <draw:connector draw:style-name="gr5" draw:text-style-name="P1" draw:layer="layout" draw:type="line" svg:x1="5.7cm" svg:y1="7.401cm" svg:x2="5.7cm" svg:y2="8.6cm" draw:start-shape="id47" draw:start-glue-point="2" draw:end-shape="id49" draw:end-glue-point="0" svg:d="M5700 7401v1199">
          <text:p/>
        </draw:connector>
        <draw:custom-shape draw:style-name="gr23" draw:text-style-name="P6" xml:id="id50" draw:id="id50" draw:layer="layout" svg:width="4.7cm" svg:height="1.5cm" svg:x="3.4cm" svg:y="16.7cm">
          <text:p text:style-name="P1"><text:span text:style-name="T2">是否有設置</text:span><text:span text:style-name="T2">dela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6" draw:layer="layout" draw:type="line" svg:x1="5.7cm" svg:y1="11.8cm" svg:x2="5.75cm" svg:y2="16.7cm" draw:start-shape="id49" draw:start-glue-point="2" draw:end-shape="id50" draw:end-glue-point="4" svg:d="M5700 11800l50 4900">
          <text:p text:style-name="P1"><text:span text:style-name="T2">沒其他動畫作用中</text:span></text:p>
        </draw:connector>
        <draw:rect draw:style-name="gr3" draw:text-style-name="P6" xml:id="id52" draw:id="id52" draw:layer="layout" svg:width="2.8cm" svg:height="1.4cm" svg:x="1.9cm" svg:y="24.7cm">
          <text:p text:style-name="P1"><text:span text:style-name="T2">設置計時器</text:span></text:p>
          <text:p text:style-name="P1"><text:span text:style-name="T2">延時</text:span></text:p>
        </draw:rect>
        <draw:rect draw:style-name="gr3" draw:text-style-name="P6" xml:id="id51" draw:id="id51" draw:layer="layout" svg:width="3.8cm" svg:height="1.4cm" svg:x="1.4cm" svg:y="22.1cm">
          <text:p text:style-name="P1"><text:span text:style-name="T2">動畫標記</text:span></text:p>
          <text:p text:style-name="P1"><text:span text:style-name="T2">area88Delay=queue</text:span></text:p>
        </draw:rect>
        <draw:connector draw:style-name="gr5" draw:text-style-name="P1" draw:layer="layout" draw:type="line" svg:x1="3.3cm" svg:y1="23.5cm" svg:x2="3.3cm" svg:y2="24.7cm" draw:start-shape="id51" draw:start-glue-point="2" draw:end-shape="id52" draw:end-glue-point="0" svg:d="M3300 23500v1200">
          <text:p/>
        </draw:connector>
        <draw:custom-shape draw:style-name="gr25" draw:text-style-name="P6" draw:layer="layout" svg:width="3.2cm" svg:height="0.7cm" svg:x="7.2cm" svg:y="21.7cm">
          <text:p text:style-name="P1"><text:span text:style-name="T2">_animate</text:span></text:p>
          <draw:enhanced-geometry svg:viewBox="0 0 21600 21600" draw:glue-points="10800 0 0 10800 10800 21600 21600 10800" draw:text-areas="?f3 ?f3 ?f4 ?f4" draw:type="hexagon" draw:modifiers="2627.3744346584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draw:line-skew="0cm -5.502cm -1.299cm" svg:x1="3.3cm" svg:y1="26.5cm" svg:x2="8.8cm" svg:y2="20.4cm" draw:start-shape="id53" draw:start-glue-point="2" draw:end-shape="id54" draw:end-glue-point="0" svg:d="M3300 26500v502h2800v-8402h2700v1800">
          <text:p/>
        </draw:connector>
        <draw:connector draw:style-name="gr24" draw:text-style-name="P1" draw:layer="layout" draw:type="lines" svg:x1="5.75cm" svg:y1="18.2cm" svg:x2="8.8cm" svg:y2="20.4cm" draw:start-shape="id50" draw:start-glue-point="6" draw:end-shape="id54" draw:end-glue-point="0" svg:d="M5750 18200v502l3050 1197v501">
          <text:p text:style-name="P1">no</text:p>
        </draw:connector>
        <draw:connector draw:style-name="gr24" draw:text-style-name="P1" draw:layer="layout" draw:type="lines" svg:x1="5.75cm" svg:y1="18.2cm" svg:x2="3.3cm" svg:y2="20.4cm" draw:start-shape="id50" draw:start-glue-point="6" draw:end-shape="id53" draw:end-glue-point="0" svg:d="M5750 18200v502l-2450 1197v501">
          <text:p text:style-name="P1">yes</text:p>
        </draw:connector>
        <draw:rect draw:style-name="gr3" draw:text-style-name="P15" xml:id="id55" draw:id="id55" draw:layer="layout" svg:width="5cm" svg:height="3.2cm" svg:x="13.8cm" svg:y="8.6cm">
          <text:p text:style-name="P14"><text:span text:style-name="T2">檢查</text:span><text:span text:style-name="T7">旗標</text:span></text:p>
          <text:p text:style-name="P14"><text:span text:style-name="T2">是否正在動畫中</text:span></text:p>
          <text:p text:style-name="P14"><text:span text:style-name="T2">或</text:span></text:p>
          <text:p text:style-name="P14"><text:span text:style-name="T2">是否正在</text:span><text:span text:style-name="T2">delay</text:span><text:span text:style-name="T2">等待中</text:span></text:p>
        </draw:rect>
        <draw:connector draw:style-name="gr5" draw:text-style-name="P1" draw:layer="layout" draw:type="line" svg:x1="16.3cm" svg:y1="7.402cm" svg:x2="16.3cm" svg:y2="8.6cm" draw:start-shape="id48" draw:start-glue-point="2" draw:end-shape="id55" draw:end-glue-point="0" svg:d="M16300 7402v1198">
          <text:p/>
        </draw:connector>
        <draw:custom-shape draw:style-name="gr25" draw:text-style-name="P6" xml:id="id56" draw:id="id56" draw:layer="layout" svg:width="3.2cm" svg:height="0.7cm" svg:x="14.7cm" svg:y="14cm">
          <text:p text:style-name="P1"><text:span text:style-name="T2">_animate</text:span></text:p>
          <draw:enhanced-geometry svg:viewBox="0 0 21600 21600" draw:glue-points="10800 0 0 10800 10800 21600 21600 10800" draw:text-areas="?f3 ?f3 ?f4 ?f4" draw:type="hexagon" draw:modifiers="2627.3744346584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4" draw:text-style-name="P1" draw:layer="layout" draw:type="line" svg:x1="16.3cm" svg:y1="11.8cm" svg:x2="16.3cm" svg:y2="14cm" draw:start-shape="id55" draw:start-glue-point="2" draw:end-shape="id56" svg:d="M16300 11800v2200">
          <text:p text:style-name="P1"><text:span text:style-name="T2">沒其他動畫作用中</text:span></text:p>
        </draw:connector>
        <draw:custom-shape draw:style-name="gr12" draw:text-style-name="P16" draw:layer="layout" svg:width="10.7cm" svg:height="1.3cm" svg:x="0.005cm" svg:y="0.005cm">
          <text:p text:style-name="P1"><text:span text:style-name="T10">程式大抵流程</text:span></text:p>
          <draw:enhanced-geometry svg:viewBox="0 0 21600 21600" draw:text-areas="0 0 21600 21600" draw:type="pentagon-right" draw:modifiers="20261.3097919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  <draw:page draw:name="page6" draw:style-name="dp1" draw:master-page-name="預設">
        <draw:custom-shape draw:style-name="gr12" draw:text-style-name="P1" draw:layer="layout" svg:width="10.7cm" svg:height="1.3cm" svg:x="0.004cm" svg:y="0.004cm">
          <text:p text:style-name="P1">程式大抵流程(core)</text:p>
          <draw:enhanced-geometry svg:viewBox="0 0 21600 21600" draw:text-areas="0 0 21600 21600" draw:type="pentagon-right" draw:modifiers="20261.3097919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6" xml:id="id57" draw:id="id57" draw:layer="layout" svg:width="3.2cm" svg:height="0.7cm" svg:x="2.15cm" svg:y="2.2cm">
          <text:p text:style-name="P1"><text:span text:style-name="T2">animate</text:span></text:p>
          <draw:enhanced-geometry svg:viewBox="0 0 21600 21600" draw:glue-points="10800 0 0 10800 10800 21600 21600 10800" draw:text-areas="?f3 ?f3 ?f4 ?f4" draw:type="hexagon" draw:modifiers="2627.3744346584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5" draw:text-style-name="P6" xml:id="id79" draw:id="id79" draw:layer="layout" svg:width="3.2cm" svg:height="0.7cm" svg:x="9.053cm" svg:y="12.9cm">
          <text:p text:style-name="P1"><text:span text:style-name="T2">_animate</text:span></text:p>
          <draw:enhanced-geometry svg:viewBox="0 0 21600 21600" draw:glue-points="10800 0 0 10800 10800 21600 21600 10800" draw:text-areas="?f3 ?f3 ?f4 ?f4" draw:type="hexagon" draw:modifiers="2627.3744346584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3" draw:text-style-name="P6" xml:id="id58" draw:id="id58" draw:layer="layout" svg:width="5.1cm" svg:height="0.9cm" svg:x="1.2cm" svg:y="4.1cm">
          <text:p text:style-name="P1"><text:span text:style-name="T2">讀取 </text:span><text:span text:style-name="T2">setting</text:span></text:p>
        </draw:rect>
        <draw:rect draw:style-name="gr3" draw:text-style-name="P6" xml:id="id59" draw:id="id59" draw:layer="layout" svg:width="5.1cm" svg:height="0.9cm" svg:x="1.2cm" svg:y="6cm">
          <text:p text:style-name="P1"><text:span text:style-name="T2">讀取 </text:span><text:span text:style-name="T2">cssSetting</text:span></text:p>
        </draw:rect>
        <draw:connector draw:style-name="gr15" draw:text-style-name="P1" draw:layer="layout" draw:type="line" svg:x1="3.75cm" svg:y1="2.9cm" svg:x2="3.75cm" svg:y2="4.1cm" draw:start-shape="id57" draw:start-glue-point="6" draw:end-shape="id58" draw:end-glue-point="0" svg:d="M3750 2900v1200">
          <text:p/>
        </draw:connector>
        <draw:connector draw:style-name="gr15" draw:text-style-name="P1" draw:layer="layout" draw:type="line" svg:x1="3.75cm" svg:y1="5cm" svg:x2="3.75cm" svg:y2="6cm" draw:start-shape="id58" draw:start-glue-point="2" draw:end-shape="id59" draw:end-glue-point="0" svg:d="M3750 5000v1000">
          <text:p/>
        </draw:connector>
        <draw:rect draw:style-name="gr3" draw:text-style-name="P6" xml:id="id60" draw:id="id60" draw:layer="layout" svg:width="5.1cm" svg:height="0.9cm" svg:x="1.2cm" svg:y="7.9cm">
          <text:p text:style-name="P1"><text:span text:style-name="T2">執行 </text:span><text:span text:style-name="T2">start()</text:span></text:p>
        </draw:rect>
        <draw:connector draw:style-name="gr15" draw:text-style-name="P1" draw:layer="layout" draw:type="line" svg:x1="3.75cm" svg:y1="6.9cm" svg:x2="3.75cm" svg:y2="7.9cm" draw:start-shape="id59" draw:start-glue-point="2" draw:end-shape="id60" draw:end-glue-point="0" svg:d="M3750 6900v1000">
          <text:p/>
        </draw:connector>
        <draw:custom-shape draw:style-name="gr23" draw:text-style-name="P6" xml:id="id61" draw:id="id61" draw:layer="layout" svg:width="3.6cm" svg:height="1.1cm" svg:x="12.65cm" svg:y="2.6cm">
          <text:p text:style-name="P1"><text:span text:style-name="T2">Duration =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" draw:text-style-name="P6" xml:id="id62" draw:id="id62" draw:layer="layout" svg:width="2.9cm" svg:height="0.9cm" svg:x="10.85cm" svg:y="4.8cm">
          <text:p text:style-name="P1"><text:span text:style-name="T2">設定 </text:span><text:span text:style-name="T2">style</text:span></text:p>
        </draw:rect>
        <draw:connector draw:style-name="gr26" draw:text-style-name="P6" draw:layer="layout" draw:type="line" svg:x1="14.45cm" svg:y1="3.7cm" svg:x2="12.3cm" svg:y2="4.8cm" draw:start-shape="id61" draw:start-glue-point="6" draw:end-shape="id62" draw:end-glue-point="0" svg:d="M14450 3700l-2150 1100">
          <text:p text:style-name="P1"><text:span text:style-name="T2">yes</text:span></text:p>
        </draw:connector>
        <draw:custom-shape draw:style-name="gr27" draw:text-style-name="P6" xml:id="id66" draw:id="id66" draw:layer="layout" svg:width="3cm" svg:height="0.8cm" svg:x="10.8cm" svg:y="6.999cm">
          <text:p text:style-name="P1"><text:span text:style-name="T2">transEn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6" xml:id="id63" draw:id="id63" draw:layer="layout" svg:width="5.1cm" svg:height="0.9cm" svg:x="8.103cm" svg:y="14.799cm">
          <text:p text:style-name="P1"><text:span text:style-name="T2">綁定 </text:span><text:span text:style-name="T2">transEnd </text:span><text:span text:style-name="T2">事件</text:span></text:p>
        </draw:rect>
        <draw:rect draw:style-name="gr3" draw:text-style-name="P6" xml:id="id64" draw:id="id64" draw:layer="layout" svg:width="5.1cm" svg:height="1.4cm" svg:x="8.103cm" svg:y="16.599cm">
          <text:p text:style-name="P1"><text:span text:style-name="T2">紀錄原本 </text:span><text:span text:style-name="T2">style.transition</text:span></text:p>
          <text:p text:style-name="P1"><text:span text:style-name="T2">相關設定</text:span></text:p>
        </draw:rect>
        <draw:connector draw:style-name="gr15" draw:text-style-name="P1" draw:layer="layout" draw:type="line" svg:x1="10.653cm" svg:y1="15.699cm" svg:x2="10.653cm" svg:y2="16.599cm" draw:start-shape="id63" draw:start-glue-point="2" draw:end-shape="id64" svg:d="M10653 15699v900">
          <text:p/>
        </draw:connector>
        <draw:rect draw:style-name="gr3" draw:text-style-name="P6" xml:id="id65" draw:id="id65" draw:layer="layout" svg:width="5.1cm" svg:height="1.4cm" svg:x="8.103cm" svg:y="19.099cm">
          <text:p text:style-name="P1"><text:span text:style-name="T2">處理 </text:span><text:span text:style-name="T7">cssSetting</text:span></text:p>
          <text:p text:style-name="P1"><text:span text:style-name="T2">(cssSetting</text:span><text:span text:style-name="T2">可能用 </text:span><text:span text:style-name="T2">function)</text:span></text:p>
        </draw:rect>
        <draw:connector draw:style-name="gr15" draw:text-style-name="P1" draw:layer="layout" draw:type="line" svg:x1="10.653cm" svg:y1="17.999cm" svg:x2="10.653cm" svg:y2="19.099cm" draw:start-shape="id64" draw:start-glue-point="2" draw:end-shape="id65" draw:end-glue-point="0" svg:d="M10653 17999v1100">
          <text:p/>
        </draw:connector>
        <draw:rect draw:style-name="gr3" draw:text-style-name="P6" xml:id="id68" draw:id="id68" draw:layer="layout" svg:width="5.1cm" svg:height="1.4cm" svg:x="8.103cm" svg:y="21.799cm">
          <text:p text:style-name="P1"><text:span text:style-name="T2">過濾</text:span><text:span text:style-name="T2">cssSetting</text:span></text:p>
          <text:p text:style-name="P1"><text:span text:style-name="T2">不適當的設定</text:span></text:p>
        </draw:rect>
        <draw:rect draw:style-name="gr3" draw:text-style-name="P6" xml:id="id69" draw:id="id69" draw:layer="layout" svg:width="5.1cm" svg:height="2cm" svg:x="8.103cm" svg:y="24.499cm">
          <text:p text:style-name="P1"><text:span text:style-name="T2">設定動畫標誌</text:span></text:p>
          <text:p text:style-name="P1"><text:span text:style-name="T2">Area88Trans</text:span></text:p>
          <text:p text:style-name="P1"><text:span text:style-name="T2">arear88Style</text:span></text:p>
        </draw:rect>
        <draw:connector draw:style-name="gr15" draw:text-style-name="P1" draw:layer="layout" draw:type="line" svg:x1="12.3cm" svg:y1="5.7cm" svg:x2="12.3cm" svg:y2="6.999cm" draw:start-shape="id62" draw:start-glue-point="2" draw:end-shape="id66" draw:end-glue-point="0" svg:d="M12300 5700v1299">
          <text:p/>
        </draw:connector>
        <draw:custom-shape draw:style-name="gr27" draw:text-style-name="P6" xml:id="id74" draw:id="id74" draw:layer="layout" svg:width="4.3cm" svg:height="0.8cm" svg:x="15.3cm" svg:y="27.699cm">
          <text:p text:style-name="P1"><text:span text:style-name="T2">transEn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" draw:text-style-name="P17" draw:layer="layout" draw:type="curve" svg:x1="13.203cm" svg:y1="15.249cm" svg:x2="15.4cm" svg:y2="26.199cm" draw:start-shape="id63" draw:start-glue-point="1" draw:end-shape="id67" svg:d="M13203 15249c1648 0 550 10950 2197 10950">
          <text:p text:style-name="P1"><text:span text:style-name="T11">非同步</text:span></text:p>
        </draw:connector>
        <draw:connector draw:style-name="gr5" draw:text-style-name="P1" draw:layer="layout" draw:type="line" svg:x1="10.653cm" svg:y1="20.499cm" svg:x2="10.653cm" svg:y2="21.799cm" draw:start-shape="id65" draw:start-glue-point="2" draw:end-shape="id68" draw:end-glue-point="0" svg:d="M10653 20499v1300">
          <text:p/>
        </draw:connector>
        <draw:connector draw:style-name="gr5" draw:text-style-name="P1" draw:layer="layout" draw:type="line" svg:x1="10.653cm" svg:y1="23.199cm" svg:x2="10.653cm" svg:y2="24.499cm" draw:start-shape="id68" draw:start-glue-point="2" draw:end-shape="id69" svg:d="M10653 23199v1300">
          <text:p/>
        </draw:connector>
        <draw:rect draw:style-name="gr3" draw:text-style-name="P6" xml:id="id73" draw:id="id73" draw:layer="layout" svg:width="5.1cm" svg:height="1.5cm" svg:x="8.103cm" svg:y="27.404cm">
          <text:p text:style-name="P1"><text:span text:style-name="T2">_setInitStyle()</text:span></text:p>
          <text:p text:style-name="P1"><text:span text:style-name="T2">設定動畫開始前的</text:span><text:span text:style-name="T2">style</text:span></text:p>
        </draw:rect>
        <draw:rect draw:style-name="gr3" draw:text-style-name="P6" xml:id="id70" draw:id="id70" draw:layer="layout" svg:width="5.1cm" svg:height="1.5cm" svg:x="14.999cm" svg:y="12.499cm">
          <text:p text:style-name="P1"><text:span text:style-name="T2">在 </text:span><text:span text:style-name="T2">style </text:span><text:span text:style-name="T2">設定</text:span></text:p>
          <text:p text:style-name="P1"><text:span text:style-name="T2">動畫相關的參數</text:span></text:p>
        </draw:rect>
        <draw:rect draw:style-name="gr3" draw:text-style-name="P6" xml:id="id71" draw:id="id71" draw:layer="layout" svg:width="5.1cm" svg:height="1.2cm" svg:x="14.999cm" svg:y="15.099cm">
          <text:p text:style-name="P1"><text:span text:style-name="T2">設定 </text:span><text:span text:style-name="T2">css&lt;&lt;</text:span><text:span text:style-name="T2">動畫</text:span><text:span text:style-name="T2">&gt;&gt;</text:span></text:p>
        </draw:rect>
        <draw:connector draw:style-name="gr15" draw:text-style-name="P1" draw:layer="layout" draw:type="line" svg:x1="17.549cm" svg:y1="13.999cm" svg:x2="17.549cm" svg:y2="15.099cm" draw:start-shape="id70" draw:start-glue-point="2" draw:end-shape="id71" draw:end-glue-point="0" svg:d="M17549 13999v1100">
          <text:p/>
        </draw:connector>
        <draw:rect draw:style-name="gr3" draw:text-style-name="P6" xml:id="id72" draw:id="id72" draw:layer="layout" svg:width="5.1cm" svg:height="1.5cm" svg:x="14.999cm" svg:y="17.799cm">
          <text:p text:style-name="P1"><text:span text:style-name="T2">在計時器裏</text:span></text:p>
          <text:p text:style-name="P1"><text:span text:style-name="T2">放置一個計時任務</text:span></text:p>
        </draw:rect>
        <draw:connector draw:style-name="gr15" draw:text-style-name="P1" draw:layer="layout" draw:type="line" svg:x1="17.549cm" svg:y1="16.299cm" svg:x2="17.549cm" svg:y2="17.799cm" draw:start-shape="id71" draw:start-glue-point="2" draw:end-shape="id72" draw:end-glue-point="0" svg:d="M17549 16299v1500">
          <text:p/>
        </draw:connector>
        <draw:connector draw:style-name="gr5" draw:text-style-name="P1" draw:layer="layout" draw:type="line" svg:x1="10.653cm" svg:y1="26.499cm" svg:x2="10.653cm" svg:y2="27.404cm" draw:start-shape="id69" draw:start-glue-point="2" draw:end-shape="id73" draw:end-glue-point="0" svg:d="M10653 26499v905">
          <text:p/>
        </draw:connector>
        <draw:custom-shape draw:style-name="gr29" draw:text-style-name="P6" draw:layer="layout" svg:width="4.2cm" svg:height="2.1cm" svg:x="2.6cm" svg:y="27cm">
          <text:p text:style-name="P1"><text:span text:style-name="T2">避免如</text:span><text:span text:style-name="T2">left</text:span></text:p>
          <text:p text:style-name="P1"><text:span text:style-name="T2">沒設定造成</text:span></text:p>
          <text:p text:style-name="P1"><text:span text:style-name="T2">無動畫效果</text:span></text:p>
          <draw:enhanced-geometry svg:viewBox="0 0 21600 21600" draw:text-areas="800 800 20800 20800" draw:type="round-rectangular-callout" draw:modifiers="29991.1449654844 7690.05235602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6" xml:id="id67" draw:id="id67" draw:layer="layout" svg:width="4.1cm" svg:height="1cm" svg:x="15.4cm" svg:y="25.699cm">
          <text:p text:style-name="P1"><text:span text:style-name="T2">發出</text:span><text:span text:style-name="T2">transEnd</text:span><text:span text:style-name="T2">事件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6" xml:id="id83" draw:id="id83" draw:layer="layout" svg:width="2.7cm" svg:height="1.1cm" svg:x="16.1cm" svg:y="23.399cm">
          <text:p text:style-name="P1"><text:span text:style-name="T2">時間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7.45cm" svg:y1="26.699cm" svg:x2="17.45cm" svg:y2="27.699cm" draw:start-shape="id67" draw:start-glue-point="2" draw:end-shape="id74" draw:end-glue-point="0" svg:d="M17450 26699v1000">
          <text:p/>
        </draw:connector>
        <draw:connector draw:style-name="gr5" draw:text-style-name="P1" draw:layer="layout" svg:x1="13.203cm" svg:y1="28.154cm" svg:x2="14.999cm" svg:y2="13.249cm" draw:start-shape="id73" draw:start-glue-point="1" draw:end-shape="id70" svg:d="M13203 28154h898v-14905h898">
          <text:p/>
        </draw:connector>
        <draw:custom-shape draw:style-name="gr1" draw:text-style-name="P1" xml:id="id81" draw:id="id81" draw:layer="layout" svg:width="1.8cm" svg:height="1.7cm" svg:x="4.2cm" svg:y="21cm">
          <text:p text:style-name="P1">End</text:p>
          <text:p text:style-name="P1">(return promis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xml:id="id75" draw:id="id75" draw:layer="layout" svg:width="5.5cm" svg:height="1.3cm" svg:x="1cm" svg:y="10.1cm">
          <text:p text:style-name="P1"><text:span text:style-name="T2">是否有設定 </text:span><text:span text:style-name="T2">delay</text:span></text:p>
          <text:p text:style-name="P1"><text:span text:style-name="T2">且在 </text:span><text:span text:style-name="T2">noqueue</text:span></text:p>
          <draw:enhanced-geometry svg:viewBox="0 0 21600 21600" draw:glue-points="10800 0 0 10800 10800 21600 21600 10800" draw:text-areas="?f3 ?f3 ?f4 ?f4" draw:type="hexagon" draw:modifiers="3365.06089801854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15" draw:text-style-name="P1" draw:layer="layout" draw:type="line" svg:x1="3.75cm" svg:y1="8.8cm" svg:x2="3.75cm" svg:y2="10.1cm" draw:start-shape="id60" draw:start-glue-point="2" draw:end-shape="id75" draw:end-glue-point="0" svg:d="M3750 8800v1300">
          <text:p/>
        </draw:connector>
        <draw:custom-shape draw:style-name="gr29" draw:text-style-name="P6" draw:layer="layout" svg:width="5cm" svg:height="1.7cm" svg:x="7.3cm" svg:y="10.2cm">
          <text:p text:style-name="P1"><text:span text:style-name="T2">在</text:span><text:span text:style-name="T2">queue</text:span><text:span text:style-name="T2">下</text:span></text:p>
          <text:p text:style-name="P1"><text:span text:style-name="T2">delay</text:span><text:span text:style-name="T2">是由</text:span><text:span text:style-name="T2">queue </text:span><text:span text:style-name="T2">設定</text:span></text:p>
          <draw:enhanced-geometry svg:viewBox="0 0 21600 21600" draw:text-areas="800 800 20800 20800" draw:type="round-rectangular-callout" draw:modifiers="-6064.06718656269 7746.031746031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3" draw:text-style-name="P6" xml:id="id76" draw:id="id76" draw:layer="layout" svg:width="3cm" svg:height="1.2cm" svg:x="0.3cm" svg:y="14.9cm">
          <text:p text:style-name="P1"><text:span text:style-name="T2">設置計時器</text:span></text:p>
        </draw:rect>
        <draw:custom-shape draw:style-name="gr25" draw:text-style-name="P6" xml:id="id77" draw:id="id77" draw:layer="layout" svg:width="3.2cm" svg:height="0.7cm" svg:x="3.9cm" svg:y="15.1cm">
          <text:p text:style-name="P1"><text:span text:style-name="T2">_checkDuration</text:span></text:p>
          <draw:enhanced-geometry svg:viewBox="0 0 21600 21600" draw:glue-points="10800 0 0 10800 10800 21600 21600 10800" draw:text-areas="?f3 ?f3 ?f4 ?f4" draw:type="hexagon" draw:modifiers="2627.3744346584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4" draw:text-style-name="P1" draw:layer="layout" draw:type="line" svg:x1="3.75cm" svg:y1="11.4cm" svg:x2="1.8cm" svg:y2="14.9cm" draw:start-shape="id75" draw:start-glue-point="6" draw:end-shape="id76" draw:end-glue-point="0" svg:d="M3750 11400l-1950 3500">
          <text:p text:style-name="P1">yes</text:p>
        </draw:connector>
        <draw:connector draw:style-name="gr24" draw:text-style-name="P1" draw:layer="layout" draw:type="line" svg:x1="3.75cm" svg:y1="11.4cm" svg:x2="5.5cm" svg:y2="15.1cm" draw:start-shape="id75" draw:start-glue-point="6" draw:end-shape="id77" draw:end-glue-point="4" svg:d="M3750 11400l1750 3700">
          <text:p text:style-name="P1">no</text:p>
        </draw:connector>
        <draw:custom-shape draw:style-name="gr25" draw:text-style-name="P6" xml:id="id78" draw:id="id78" draw:layer="layout" svg:width="3.2cm" svg:height="0.7cm" svg:x="0.3cm" svg:y="20.5cm">
          <text:p text:style-name="P1"><text:span text:style-name="T2">_checkDuration</text:span></text:p>
          <draw:enhanced-geometry svg:viewBox="0 0 21600 21600" draw:glue-points="10800 0 0 10800 10800 21600 21600 10800" draw:text-areas="?f3 ?f3 ?f4 ?f4" draw:type="hexagon" draw:modifiers="2627.3744346584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8" draw:text-style-name="P17" draw:layer="layout" draw:type="curve" svg:x1="1.8cm" svg:y1="16.1cm" svg:x2="1.9cm" svg:y2="20.5cm" draw:start-shape="id76" draw:start-glue-point="2" draw:end-shape="id78" draw:end-glue-point="4" svg:d="M1800 16100c0 3300 100 1100 100 4400">
          <text:p text:style-name="P1"><text:span text:style-name="T11">非同步</text:span></text:p>
        </draw:connector>
        <draw:custom-shape draw:style-name="gr25" draw:text-style-name="P6" xml:id="id80" draw:id="id80" draw:layer="layout" svg:width="3.2cm" svg:height="0.7cm" svg:x="8.1cm" svg:y="2.5cm">
          <text:p text:style-name="P1"><text:span text:style-name="T2">_checkDuration</text:span></text:p>
          <draw:enhanced-geometry svg:viewBox="0 0 21600 21600" draw:glue-points="10800 0 0 10800 10800 21600 21600 10800" draw:text-areas="?f3 ?f3 ?f4 ?f4" draw:type="hexagon" draw:modifiers="2627.3744346584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1" draw:text-style-name="P1" draw:layer="layout" draw:type="line" svg:x1="10.653cm" svg:y1="13.6cm" svg:x2="10.653cm" svg:y2="14.799cm" draw:start-shape="id79" draw:start-glue-point="6" draw:end-shape="id63" draw:end-glue-point="0" svg:d="M10653 13600v1199">
          <text:p/>
        </draw:connector>
        <draw:connector draw:style-name="gr5" draw:text-style-name="P1" draw:layer="layout" draw:line-skew="0cm -0.699cm" svg:x1="11.3cm" svg:y1="2.85cm" svg:x2="14.45cm" svg:y2="2.6cm" draw:start-shape="id80" draw:start-glue-point="7" draw:end-shape="id61" draw:end-glue-point="4" svg:d="M11300 2850h776v-1450h2374v1200">
          <text:p/>
        </draw:connector>
        <draw:connector draw:style-name="gr5" draw:text-style-name="P1" draw:layer="layout" draw:type="curve" svg:x1="1.8cm" svg:y1="16.1cm" svg:x2="4.463cm" svg:y2="21.249cm" draw:start-shape="id76" draw:start-glue-point="2" draw:end-shape="id81" draw:end-glue-point="5" svg:d="M1800 16100c0 3675 2663 1101 2663 5149">
          <text:p/>
        </draw:connector>
        <draw:connector draw:style-name="gr5" draw:text-style-name="P1" draw:layer="layout" draw:type="curve" svg:x1="5.5cm" svg:y1="15.8cm" svg:x2="5.737cm" svg:y2="21.249cm" draw:start-shape="id77" draw:start-glue-point="6" draw:end-shape="id81" draw:end-glue-point="11" svg:d="M5500 15800c0 4051 237 1327 237 5449">
          <text:p/>
        </draw:connector>
        <draw:custom-shape draw:style-name="gr1" draw:text-style-name="P1" xml:id="id82" draw:id="id82" draw:layer="layout" svg:width="1.2cm" svg:height="1.1cm" svg:x="19.1cm" svg:y="22.6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4" draw:id="id84" draw:layer="layout" svg:width="1.2cm" svg:height="1.1cm" svg:x="14.4cm" svg:y="10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17.549cm" svg:y1="19.299cm" svg:x2="19.7cm" svg:y2="22.6cm" draw:start-shape="id72" draw:start-glue-point="2" draw:end-shape="id82" draw:end-glue-point="4" svg:d="M17549 19299c0 2476 2151 826 2151 3301">
          <text:p/>
        </draw:connector>
        <draw:connector draw:style-name="gr5" draw:text-style-name="P1" draw:layer="layout" draw:type="line" svg:x1="17.45cm" svg:y1="24.499cm" svg:x2="17.45cm" svg:y2="25.699cm" draw:start-shape="id83" draw:start-glue-point="2" draw:end-shape="id67" draw:end-glue-point="0" svg:d="M17450 24499v1200">
          <text:p/>
        </draw:connector>
        <draw:connector draw:style-name="gr28" draw:text-style-name="P17" draw:layer="layout" draw:type="line" svg:x1="17.549cm" svg:y1="19.299cm" svg:x2="17.45cm" svg:y2="23.399cm" draw:start-shape="id72" draw:start-glue-point="2" draw:end-shape="id83" draw:end-glue-point="0" svg:d="M17549 19299l-99 4100">
          <text:p text:style-name="P1"><text:span text:style-name="T11">非同步</text:span></text:p>
        </draw:connector>
        <draw:connector draw:style-name="gr5" draw:text-style-name="P1" draw:layer="layout" draw:type="curve" svg:x1="12.3cm" svg:y1="7.799cm" svg:x2="14.4cm" svg:y2="10.55cm" draw:start-shape="id66" draw:start-glue-point="2" draw:end-shape="id84" draw:end-glue-point="6" svg:d="M12300 7799c0 1834 700 2751 2100 2751">
          <text:p/>
        </draw:connector>
        <draw:custom-shape draw:style-name="gr25" draw:text-style-name="P6" xml:id="id85" draw:id="id85" draw:layer="layout" svg:width="3.2cm" svg:height="0.7cm" svg:x="15.2cm" svg:y="4.8cm">
          <text:p text:style-name="P1"><text:span text:style-name="T2">_animate</text:span></text:p>
          <draw:enhanced-geometry svg:viewBox="0 0 21600 21600" draw:glue-points="10800 0 0 10800 10800 21600 21600 10800" draw:text-areas="?f3 ?f3 ?f4 ?f4" draw:type="hexagon" draw:modifiers="2627.3744346584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24" draw:text-style-name="P6" draw:layer="layout" draw:type="line" svg:x1="14.45cm" svg:y1="3.7cm" svg:x2="16.8cm" svg:y2="4.8cm" draw:start-shape="id61" draw:start-glue-point="6" draw:end-shape="id85" draw:end-glue-point="4" svg:d="M14450 3700l2350 1100">
          <text:p text:style-name="P1"><text:span text:style-name="T2">no</text:span></text:p>
        </draw:connector>
        <draw:connector draw:style-name="gr5" draw:text-style-name="P1" draw:layer="layout" draw:type="curve" svg:x1="16.8cm" svg:y1="5.5cm" svg:x2="15.6cm" svg:y2="10.55cm" draw:start-shape="id85" draw:start-glue-point="6" draw:end-shape="id84" draw:end-glue-point="10" svg:d="M16800 5500c0 3367-400 5050-1200 5050">
          <text:p/>
        </draw:connector>
      </draw:page>
      <draw:page draw:name="page7" draw:style-name="dp1" draw:master-page-name="預設">
        <draw:custom-shape draw:style-name="gr27" draw:text-style-name="P6" xml:id="id86" draw:id="id86" draw:layer="layout" svg:width="3cm" svg:height="0.8cm" svg:x="2.5cm" svg:y="3.5cm">
          <text:p text:style-name="P1"><text:span text:style-name="T2">transEnd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2" draw:text-style-name="P6" xml:id="id87" draw:id="id87" draw:layer="layout" svg:width="4.7cm" svg:height="1cm" svg:x="3.9cm" svg:y="6.2cm">
          <text:p text:style-name="P1"><text:span text:style-name="T2">刪除</text:span><text:span text:style-name="T2">area88Trans</text:span></text:p>
        </draw:rect>
        <draw:rect draw:style-name="gr32" draw:text-style-name="P6" xml:id="id88" draw:id="id88" draw:layer="layout" svg:width="4.7cm" svg:height="1cm" svg:x="3.9cm" svg:y="8.3cm">
          <text:p text:style-name="P1"><text:span text:style-name="T2">刪除</text:span><text:span text:style-name="T2">arear88Style</text:span></text:p>
        </draw:rect>
        <draw:rect draw:style-name="gr32" draw:text-style-name="P6" xml:id="id89" draw:id="id89" draw:layer="layout" svg:width="4.7cm" svg:height="1cm" svg:x="3.9cm" svg:y="10.7cm">
          <text:p text:style-name="P1"><text:span text:style-name="T2">刪除</text:span><text:span text:style-name="T2">area88Delay</text:span></text:p>
        </draw:rect>
        <draw:connector draw:style-name="gr5" draw:text-style-name="P1" draw:layer="layout" svg:x1="4cm" svg:y1="4.3cm" svg:x2="6.25cm" svg:y2="6.2cm" draw:start-shape="id86" draw:start-glue-point="2" draw:end-shape="id87" draw:end-glue-point="0" svg:d="M4000 4300v1051h2250v849">
          <text:p/>
        </draw:connector>
        <draw:rect draw:style-name="gr3" draw:text-style-name="P6" xml:id="id90" draw:id="id90" draw:layer="layout" svg:width="7.1cm" svg:height="1cm" svg:x="3.9cm" svg:y="13.5cm">
          <text:p text:style-name="P1"><text:span text:style-name="T2">還原 原本 </text:span><text:span text:style-name="T2">style.tans </text:span><text:span text:style-name="T2">的設定</text:span></text:p>
        </draw:rect>
        <draw:rect draw:style-name="gr3" draw:text-style-name="P6" xml:id="id91" draw:id="id91" draw:layer="layout" svg:width="7.1cm" svg:height="1cm" svg:x="3.9cm" svg:y="15.7cm">
          <text:p text:style-name="P1"><text:span text:style-name="T2">從計時器移除任務</text:span></text:p>
        </draw:rect>
        <draw:rect draw:style-name="gr3" draw:text-style-name="P6" xml:id="id92" draw:id="id92" draw:layer="layout" svg:width="7.1cm" svg:height="1cm" svg:x="3.9cm" svg:y="17.7cm">
          <text:p text:style-name="P1"><text:span text:style-name="T2">step()</text:span></text:p>
        </draw:rect>
        <draw:rect draw:style-name="gr3" draw:text-style-name="P6" xml:id="id93" draw:id="id93" draw:layer="layout" svg:width="7.1cm" svg:height="1cm" svg:x="3.9cm" svg:y="19.8cm">
          <text:p text:style-name="P1"><text:span text:style-name="T2">stop()</text:span></text:p>
        </draw:rect>
        <draw:rect draw:style-name="gr3" draw:text-style-name="P6" xml:id="id94" draw:id="id94" draw:layer="layout" svg:width="7.1cm" svg:height="1cm" svg:x="3.9cm" svg:y="22.3cm">
          <text:p text:style-name="P1"><text:span text:style-name="T2">Promise.resolve()</text:span></text:p>
        </draw:rect>
        <draw:connector draw:style-name="gr5" draw:text-style-name="P1" draw:layer="layout" draw:type="line" svg:x1="6.25cm" svg:y1="7.2cm" svg:x2="6.25cm" svg:y2="8.3cm" draw:start-shape="id87" draw:start-glue-point="2" draw:end-shape="id88" draw:end-glue-point="0" svg:d="M6250 7200v1100">
          <text:p/>
        </draw:connector>
        <draw:connector draw:style-name="gr5" draw:text-style-name="P1" draw:layer="layout" draw:type="line" svg:x1="6.25cm" svg:y1="9.3cm" svg:x2="6.25cm" svg:y2="10.7cm" draw:start-shape="id88" draw:start-glue-point="2" draw:end-shape="id89" draw:end-glue-point="0" svg:d="M6250 9300v1400">
          <text:p/>
        </draw:connector>
        <draw:connector draw:style-name="gr5" draw:text-style-name="P1" draw:layer="layout" svg:x1="6.25cm" svg:y1="11.7cm" svg:x2="7.45cm" svg:y2="13.5cm" draw:start-shape="id89" draw:start-glue-point="2" draw:end-shape="id90" svg:d="M6250 11700v900h1200v900">
          <text:p/>
        </draw:connector>
        <draw:connector draw:style-name="gr5" draw:text-style-name="P1" draw:layer="layout" draw:type="line" svg:x1="7.45cm" svg:y1="14.5cm" svg:x2="7.45cm" svg:y2="15.7cm" draw:start-shape="id90" draw:start-glue-point="2" draw:end-shape="id91" draw:end-glue-point="0" svg:d="M7450 14500v1200">
          <text:p/>
        </draw:connector>
        <draw:connector draw:style-name="gr5" draw:text-style-name="P1" draw:layer="layout" draw:type="line" svg:x1="7.45cm" svg:y1="16.7cm" svg:x2="7.45cm" svg:y2="17.7cm" draw:start-shape="id91" draw:start-glue-point="2" draw:end-shape="id92" draw:end-glue-point="0" svg:d="M7450 16700v1000">
          <text:p/>
        </draw:connector>
        <draw:connector draw:style-name="gr5" draw:text-style-name="P1" draw:layer="layout" draw:type="line" svg:x1="7.45cm" svg:y1="18.7cm" svg:x2="7.45cm" svg:y2="19.8cm" draw:start-shape="id92" draw:start-glue-point="2" draw:end-shape="id93" draw:end-glue-point="0" svg:d="M7450 18700v1100">
          <text:p/>
        </draw:connector>
        <draw:connector draw:style-name="gr5" draw:text-style-name="P1" draw:layer="layout" draw:type="line" svg:x1="7.45cm" svg:y1="20.8cm" svg:x2="7.45cm" svg:y2="22.3cm" draw:start-shape="id93" draw:start-glue-point="2" draw:end-shape="id94" draw:end-glue-point="0" svg:d="M7450 20800v1500">
          <text:p/>
        </draw:connector>
        <draw:custom-shape draw:style-name="gr12" draw:text-style-name="P1" draw:layer="layout" svg:width="10.7cm" svg:height="1.3cm" svg:x="0.005cm" svg:y="0.005cm">
          <text:p text:style-name="P1">當 animate 完，要做的事</text:p>
          <draw:enhanced-geometry svg:viewBox="0 0 21600 21600" draw:text-areas="0 0 21600 21600" draw:type="pentagon-right" draw:modifiers="20261.3097919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預設">
        <draw:custom-shape draw:style-name="gr33" draw:text-style-name="P1" xml:id="id96" draw:id="id96" draw:layer="layout" svg:width="13.1cm" svg:height="4.4cm" svg:x="0.7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10.7cm" svg:height="1.3cm" svg:x="0.006cm" svg:y="0.006cm">
          <text:p text:style-name="P1">transStop()</text:p>
          <draw:enhanced-geometry svg:viewBox="0 0 21600 21600" draw:text-areas="0 0 21600 21600" draw:type="pentagon-right" draw:modifiers="20261.3097919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6" xml:id="id95" draw:id="id95" draw:layer="layout" svg:width="3.749cm" svg:height="0.7cm" svg:x="2.251cm" svg:y="1.701cm">
          <text:p text:style-name="P1"><text:span text:style-name="T2">transStop</text:span></text:p>
          <draw:enhanced-geometry svg:viewBox="0 0 21600 21600" draw:glue-points="10800 0 0 10800 10800 21600 21600 10800" draw:text-areas="?f3 ?f3 ?f4 ?f4" draw:type="hexagon" draw:modifiers="2627.3744346584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34" draw:text-style-name="P6" draw:layer="layout" svg:width="10.5cm" svg:height="1.3cm" svg:x="2cm" svg:y="4.8cm">
          <text:p text:style-name="P1"><text:span text:style-name="T2">從 </text:span><text:span text:style-name="T2">area88Trans </text:span><text:span text:style-name="T2">得知是否在 </text:span><text:span text:style-name="T2">queue.trans</text:span></text:p>
        </draw:rect>
        <draw:rect draw:style-name="gr34" draw:text-style-name="P6" draw:layer="layout" svg:width="10.5cm" svg:height="1.3cm" svg:x="2cm" svg:y="6.8cm">
          <text:p text:style-name="P1"><text:span text:style-name="T2">從 </text:span><text:span text:style-name="T2">area88Delay </text:span><text:span text:style-name="T2">得知是否在 </text:span><text:span text:style-name="T2">queue.delay</text:span></text:p>
        </draw:rect>
        <draw:connector draw:style-name="gr5" draw:text-style-name="P1" draw:layer="layout" svg:x1="4.126cm" svg:y1="2.401cm" svg:x2="7.25cm" svg:y2="4.2cm" draw:start-shape="id95" draw:start-glue-point="6" draw:end-shape="id96" svg:d="M4126 2401v1000h3124v799">
          <text:p/>
        </draw:connector>
        <draw:rect draw:style-name="gr3" draw:text-style-name="P11" xml:id="id97" draw:id="id97" draw:layer="layout" svg:width="3.9cm" svg:height="1.3cm" svg:x="15.7cm" svg:y="7.6cm">
          <text:p text:style-name="P1"><text:span text:style-name="T3">clearQueue</text:span></text:p>
        </draw:rect>
        <draw:connector draw:style-name="gr5" draw:text-style-name="P1" draw:layer="layout" svg:x1="13.8cm" svg:y1="6.4cm" svg:x2="17.65cm" svg:y2="7.6cm" draw:start-shape="id96" draw:start-glue-point="1" draw:end-shape="id97" draw:end-glue-point="0" svg:d="M13800 6400h3850v1200">
          <text:p/>
        </draw:connector>
        <draw:rect draw:style-name="gr3" draw:text-style-name="P6" xml:id="id98" draw:id="id98" draw:layer="layout" svg:width="8.1cm" svg:height="1.6cm" svg:x="3.2cm" svg:y="11.4cm">
          <text:p text:style-name="P1"><text:span text:style-name="T2">從 </text:span><text:span text:style-name="T2">area88Trans </text:span><text:span text:style-name="T2">得知是否運動中</text:span></text:p>
          <text:p text:style-name="P1"><text:span text:style-name="T2">從 </text:span><text:span text:style-name="T2">area88Delay </text:span><text:span text:style-name="T2">得知是否</text:span><text:span text:style-name="T2">delay</text:span><text:span text:style-name="T2">中</text:span></text:p>
        </draw:rect>
        <draw:rect draw:style-name="gr3" draw:text-style-name="P6" xml:id="id100" draw:id="id100" draw:layer="layout" svg:width="8.1cm" svg:height="1.5cm" svg:x="3.2cm" svg:y="14cm">
          <text:p text:style-name="P1"><text:span text:style-name="T2">是否正在</text:span><text:span text:style-name="T7">運動</text:span><text:span text:style-name="T2">或</text:span><text:span text:style-name="T7">delay</text:span></text:p>
        </draw:rect>
        <draw:connector draw:style-name="gr5" draw:text-style-name="P1" xml:id="id99" draw:id="id99" draw:layer="layout" draw:type="line" svg:x1="7.25cm" svg:y1="8.6cm" svg:x2="7.25cm" svg:y2="11.4cm" draw:start-shape="id96" draw:start-glue-point="2" draw:end-shape="id98" draw:end-glue-point="0" svg:d="M7250 8600v2800">
          <text:p/>
        </draw:connector>
        <draw:connector draw:style-name="gr5" draw:text-style-name="P1" draw:layer="layout" svg:x1="17.65cm" svg:y1="8.9cm" svg:x2="7.25cm" svg:y2="10cm" draw:start-shape="id97" draw:start-glue-point="2" draw:end-shape="id99" draw:end-glue-point="0" svg:d="M17650 8900v1100h-10400">
          <text:p/>
        </draw:connector>
        <draw:connector draw:style-name="gr5" draw:text-style-name="P6" draw:layer="layout" svg:x1="7.25cm" svg:y1="13cm" svg:x2="7.25cm" svg:y2="14cm" draw:start-shape="id98" draw:start-glue-point="2" draw:end-shape="id100" svg:d="M7250 13000v1000">
          <text:p/>
        </draw:connector>
        <draw:custom-shape draw:style-name="gr1" draw:text-style-name="P1" xml:id="id104" draw:id="id104" draw:layer="layout" svg:width="1.8cm" svg:height="1.8cm" svg:x="18.6cm" svg:y="18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6" xml:id="id101" draw:id="id101" draw:layer="layout" svg:width="8.1cm" svg:height="1.5cm" svg:x="3.2cm" svg:y="17.1cm">
          <text:p text:style-name="P1"><text:span text:style-name="T2">是否正在</text:span><text:span text:style-name="T7">delay</text:span><text:span text:style-name="T12">，且用 </text:span><text:span text:style-name="T12">noqueue</text:span></text:p>
        </draw:rect>
        <draw:connector draw:style-name="gr24" draw:text-style-name="P1" draw:layer="layout" draw:type="line" svg:x1="7.25cm" svg:y1="15.5cm" svg:x2="7.25cm" svg:y2="17.1cm" draw:start-shape="id100" draw:start-glue-point="2" draw:end-shape="id101" draw:end-glue-point="0" svg:d="M7250 15500v1600">
          <text:p text:style-name="P1">yes</text:p>
        </draw:connector>
        <draw:rect draw:style-name="gr3" draw:text-style-name="P6" xml:id="id102" draw:id="id102" draw:layer="layout" svg:width="3.7cm" svg:height="1cm" svg:x="12.6cm" svg:y="20.6cm">
          <text:p text:style-name="P1"><text:span text:style-name="T2">停止</text:span><text:span text:style-name="T2">delay</text:span><text:span text:style-name="T2">計時器</text:span></text:p>
        </draw:rect>
        <draw:connector draw:style-name="gr24" draw:text-style-name="P1" draw:layer="layout" svg:x1="11.3cm" svg:y1="17.85cm" svg:x2="14.45cm" svg:y2="20.6cm" draw:start-shape="id101" draw:start-glue-point="1" draw:end-shape="id102" draw:end-glue-point="0" svg:d="M11300 17850h3150v2750">
          <text:p text:style-name="P1">yes</text:p>
        </draw:connector>
        <draw:rect draw:style-name="gr3" draw:text-style-name="P6" xml:id="id103" draw:id="id103" draw:layer="layout" svg:width="8.1cm" svg:height="1.3cm" svg:x="3.2cm" svg:y="20.2cm">
          <text:p text:style-name="P1"><text:span text:style-name="T2">停止運動計時器</text:span></text:p>
        </draw:rect>
        <draw:connector draw:style-name="gr24" draw:text-style-name="P1" draw:layer="layout" draw:type="line" svg:x1="7.25cm" svg:y1="18.6cm" svg:x2="7.25cm" svg:y2="20.2cm" draw:start-shape="id101" draw:start-glue-point="2" draw:end-shape="id103" draw:end-glue-point="0" svg:d="M7250 18600v1600">
          <text:p text:style-name="P1">no</text:p>
        </draw:connector>
        <draw:rect draw:style-name="gr3" draw:text-style-name="P6" xml:id="id105" draw:id="id105" draw:layer="layout" svg:width="8.1cm" svg:height="1.1cm" svg:x="3.2cm" svg:y="23.1cm">
          <text:p text:style-name="P1"><text:span text:style-name="T2">從</text:span><text:span text:style-name="T2">arear88Style </text:span><text:span text:style-name="T2">取得 </text:span><text:span text:style-name="T2">style </text:span><text:span text:style-name="T2">的設置</text:span></text:p>
        </draw:rect>
        <draw:rect draw:style-name="gr3" draw:text-style-name="P6" xml:id="id106" draw:id="id106" draw:layer="layout" svg:width="4.904cm" svg:height="1.1cm" svg:x="4.798cm" svg:y="25.2cm">
          <text:p text:style-name="P1"><text:span text:style-name="T2">redraw</text:span></text:p>
        </draw:rect>
        <draw:connector draw:style-name="gr24" draw:text-style-name="P1" draw:layer="layout" draw:type="lines" svg:x1="11.3cm" svg:y1="14.75cm" svg:x2="18.6cm" svg:y2="18.9cm" draw:start-shape="id100" draw:start-glue-point="1" draw:end-shape="id104" draw:end-glue-point="6" svg:d="M11300 14750h501l6298 4150h501">
          <text:p text:style-name="P1">no</text:p>
        </draw:connector>
        <draw:rect draw:style-name="gr3" draw:text-style-name="P6" xml:id="id107" draw:id="id107" draw:layer="layout" svg:width="4.904cm" svg:height="1.1cm" svg:x="4.798cm" svg:y="27.55cm">
          <text:p text:style-name="P1"><text:span text:style-name="T2">設置 </text:span><text:span text:style-name="T2">style</text:span></text:p>
        </draw:rect>
        <draw:connector draw:style-name="gr5" draw:text-style-name="P1" draw:layer="layout" draw:type="line" svg:x1="7.25cm" svg:y1="21.5cm" svg:x2="7.25cm" svg:y2="23.1cm" draw:start-shape="id103" draw:start-glue-point="2" draw:end-shape="id105" draw:end-glue-point="0" svg:d="M7250 21500v1600">
          <text:p/>
        </draw:connector>
        <draw:connector draw:style-name="gr5" draw:text-style-name="P1" draw:layer="layout" draw:type="line" svg:x1="7.25cm" svg:y1="24.2cm" svg:x2="7.25cm" svg:y2="25.2cm" draw:start-shape="id105" draw:start-glue-point="2" draw:end-shape="id106" draw:end-glue-point="0" svg:d="M7250 24200v1000">
          <text:p/>
        </draw:connector>
        <draw:connector draw:style-name="gr5" draw:text-style-name="P1" draw:layer="layout" draw:type="line" svg:x1="7.25cm" svg:y1="26.3cm" svg:x2="7.25cm" svg:y2="27.55cm" draw:start-shape="id106" draw:start-glue-point="2" draw:end-shape="id107" draw:end-glue-point="0" svg:d="M7250 26300v1250">
          <text:p/>
        </draw:connector>
        <draw:connector draw:style-name="gr5" draw:text-style-name="P1" draw:layer="layout" draw:type="lines" svg:x1="16.3cm" svg:y1="21.1cm" svg:x2="18.6cm" svg:y2="18.9cm" draw:start-shape="id102" draw:start-glue-point="1" draw:end-shape="id104" draw:end-glue-point="6" svg:d="M16300 21100h501l1298-2200h501">
          <text:p/>
        </draw:connector>
        <draw:connector draw:style-name="gr5" draw:text-style-name="P1" draw:layer="layout" draw:type="lines" svg:x1="15.8cm" svg:y1="28.1cm" svg:x2="18.6cm" svg:y2="18.9cm" draw:start-shape="id108" draw:start-glue-point="7" draw:end-shape="id104" draw:end-glue-point="6" svg:d="M15800 28100h702l1597-9200h501">
          <text:p/>
        </draw:connector>
        <draw:connector draw:style-name="gr5" draw:text-style-name="P1" draw:layer="layout" draw:type="line" svg:x1="9.702cm" svg:y1="28.1cm" svg:x2="11.4cm" svg:y2="28.1cm" draw:start-shape="id107" draw:start-glue-point="1" draw:end-shape="id108" draw:end-glue-point="5" svg:d="M9702 28100h1698">
          <text:p/>
        </draw:connector>
        <draw:custom-shape draw:style-name="gr25" draw:text-style-name="P6" xml:id="id108" draw:id="id108" draw:layer="layout" svg:width="4.4cm" svg:height="1.1cm" svg:x="11.4cm" svg:y="27.55cm">
          <text:p text:style-name="P1"><text:span text:style-name="T2">stop_transEnd()</text:span></text:p>
          <draw:enhanced-geometry svg:viewBox="0 0 21600 21600" draw:glue-points="10800 0 0 10800 10800 21600 21600 10800" draw:text-areas="?f3 ?f3 ?f4 ?f4" draw:type="hexagon" draw:modifiers="2778.5825372139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page9" draw:style-name="dp1" draw:master-page-name="預設">
        <draw:custom-shape draw:style-name="gr12" draw:text-style-name="P1" draw:layer="layout" svg:width="10.7cm" svg:height="1.3cm" svg:x="0.007cm" svg:y="0.007cm">
          <text:p text:style-name="P1">transStop()</text:p>
          <draw:enhanced-geometry svg:viewBox="0 0 21600 21600" draw:text-areas="0 0 21600 21600" draw:type="pentagon-right" draw:modifiers="20261.3097919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5" draw:text-style-name="P6" xml:id="id109" draw:id="id109" draw:layer="layout" svg:width="4.5cm" svg:height="1.1cm" svg:x="2.9cm" svg:y="3cm">
          <text:p text:style-name="P1"><text:span text:style-name="T2">stop_transEnd()</text:span></text:p>
          <draw:enhanced-geometry svg:viewBox="0 0 21600 21600" draw:glue-points="10800 0 0 10800 10800 21600 21600 10800" draw:text-areas="?f3 ?f3 ?f4 ?f4" draw:type="hexagon" draw:modifiers="2778.58253721395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35" draw:text-style-name="P3" xml:id="id110" draw:id="id110" draw:layer="layout" svg:width="9cm" svg:height="3.7cm" svg:x="6.4cm" svg:y="5.1cm">
          <text:p text:style-name="P2"><text:span text:style-name="T2">與 <text:s/></text:span><text:span text:style-name="T2">transEnd() </text:span><text:span text:style-name="T2">相似</text:span></text:p>
          <text:p text:style-name="P2"><text:span text:style-name="T2"/></text:p>
          <text:p text:style-name="P2"><text:span text:style-name="T2">但不執行 </text:span><text:span text:style-name="T2">complete(), step()</text:span></text:p>
          <text:p text:style-name="P2"><text:span text:style-name="T2"/></text:p>
          <text:p text:style-name="P2"><text:span text:style-name="T2">要移除 </text:span><text:span text:style-name="T2">transEnd </text:span><text:span text:style-name="T2">事件</text:span></text:p>
        </draw:rect>
        <draw:connector draw:style-name="gr5" draw:text-style-name="P1" draw:layer="layout" svg:x1="5.15cm" svg:y1="4.1cm" svg:x2="6.4cm" svg:y2="6.95cm" draw:start-shape="id109" draw:start-glue-point="6" draw:end-shape="id110" svg:d="M5150 4100v2850h1250">
          <text:p/>
        </draw:connector>
      </draw:page>
      <draw:page draw:name="page10" draw:style-name="dp1" draw:master-page-name="預設">
        <draw:measure draw:style-name="gr8" draw:text-style-name="P1" draw:layer="layout" svg:x1="1cm" svg:y1="7cm" svg:x2="6cm" svg:y2="7cm">
          <text:p text:style-name="P18"><text:span text:style-name="T5"><text:measure text:kind="gap"/></text:span><text:span text:style-name="T5">delay</text:span></text:p>
        </draw:measure>
        <draw:measure draw:style-name="gr8" draw:text-style-name="P1" xml:id="id112" draw:id="id112" draw:layer="layout" svg:x1="6.1cm" svg:y1="7cm" svg:x2="11.1cm" svg:y2="7cm">
          <text:p text:style-name="P18"><text:span text:style-name="T5"><text:measure text:kind="gap"/></text:span><text:span text:style-name="T5">transition</text:span></text:p>
        </draw:measure>
        <draw:measure draw:style-name="gr8" draw:text-style-name="P1" draw:layer="layout" svg:x1="8.8cm" svg:y1="8.8cm" svg:x2="13.8cm" svg:y2="8.8cm">
          <text:p text:style-name="P18"><text:span text:style-name="T5"><text:measure text:kind="gap"/></text:span><text:span text:style-name="T5">delay</text:span></text:p>
        </draw:measure>
        <draw:measure draw:style-name="gr8" draw:text-style-name="P1" xml:id="id114" draw:id="id114" draw:layer="layout" svg:x1="13.9cm" svg:y1="8.8cm" svg:x2="18.9cm" svg:y2="8.8cm">
          <text:p text:style-name="P18"><text:span text:style-name="T5"><text:measure text:kind="gap"/></text:span><text:span text:style-name="T5">transition</text:span></text:p>
        </draw:measure>
        <draw:measure draw:style-name="gr8" draw:text-style-name="P1" draw:layer="layout" svg:x1="0.4cm" svg:y1="14.8cm" svg:x2="4.784cm" svg:y2="14.8cm">
          <text:p text:style-name="P18"><text:span text:style-name="T5"><text:measure text:kind="gap"/></text:span><text:span text:style-name="T5">delay</text:span></text:p>
        </draw:measure>
        <draw:measure draw:style-name="gr8" draw:text-style-name="P1" xml:id="id116" draw:id="id116" draw:layer="layout" svg:x1="4.872cm" svg:y1="14.8cm" svg:x2="9.256cm" svg:y2="14.8cm">
          <text:p text:style-name="P18"><text:span text:style-name="T5"><text:measure text:kind="gap"/></text:span><text:span text:style-name="T5">transition</text:span></text:p>
        </draw:measure>
        <draw:measure draw:style-name="gr36" draw:text-style-name="P19" xml:id="id119" draw:id="id119" draw:layer="layout" svg:x1="2.2cm" svg:y1="17.4cm" svg:x2="6.584cm" svg:y2="17.4cm">
          <text:p text:style-name="P19"><text:span text:style-name="T5"><text:measure text:kind="gap"/></text:span><text:span text:style-name="T5">delay</text:span></text:p>
        </draw:measure>
        <draw:measure draw:style-name="gr37" draw:text-style-name="P19" xml:id="id117" draw:id="id117" draw:layer="layout" svg:x1="6.672cm" svg:y1="17.4cm" svg:x2="11.056cm" svg:y2="17.4cm">
          <text:p text:style-name="P19"><text:span text:style-name="T5"><text:measure text:kind="gap"/></text:span><text:span text:style-name="T5">transition</text:span></text:p>
        </draw:measure>
        <draw:rect draw:style-name="gr3" draw:text-style-name="P6" xml:id="id111" draw:id="id111" draw:layer="layout" svg:width="2.6cm" svg:height="1.1cm" svg:x="2cm" svg:y="3.1cm">
          <text:p text:style-name="P1"><text:span text:style-name="T2">No queue</text:span></text:p>
        </draw:rect>
        <draw:connector draw:style-name="gr5" draw:text-style-name="P1" draw:layer="layout" draw:type="lines" svg:x1="3.3cm" svg:y1="4.2cm" svg:x2="8.6cm" svg:y2="6cm" draw:start-shape="id111" draw:start-glue-point="2" draw:end-shape="id112" draw:end-glue-point="0" svg:d="M3300 4200v501l5300 517v782">
          <text:p/>
        </draw:connector>
        <draw:rect draw:style-name="gr3" draw:text-style-name="P6" xml:id="id113" draw:id="id113" draw:layer="layout" svg:width="2.6cm" svg:height="1.1cm" svg:x="12.6cm" svg:y="5.3cm">
          <text:p text:style-name="P1"><text:span text:style-name="T2">queue</text:span></text:p>
        </draw:rect>
        <draw:connector draw:style-name="gr5" draw:text-style-name="P1" draw:layer="layout" draw:type="lines" svg:x1="13.9cm" svg:y1="6.4cm" svg:x2="16.4cm" svg:y2="7.8cm" draw:start-shape="id113" draw:start-glue-point="2" draw:end-shape="id114" draw:end-glue-point="0" svg:d="M13900 6400v501l2500 117v782">
          <text:p/>
        </draw:connector>
        <draw:custom-shape draw:style-name="gr38" draw:text-style-name="P1" draw:layer="layout" svg:width="8.4cm" svg:height="1.4cm" svg:x="0cm" svg:y="0.7cm">
          <text:p text:style-name="P1">第2個動作將不成立</text:p>
          <draw:enhanced-geometry svg:viewBox="0 0 21600 21600" draw:text-areas="0 0 21600 21600" draw:type="pentagon-right" draw:modifiers="19507.10629686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3" draw:text-style-name="P6" xml:id="id115" draw:id="id115" draw:layer="layout" svg:width="2.6cm" svg:height="1.1cm" svg:x="3.4cm" svg:y="11.3cm">
          <text:p text:style-name="P1"><text:span text:style-name="T2">queue</text:span></text:p>
        </draw:rect>
        <draw:connector draw:style-name="gr5" draw:text-style-name="P1" draw:layer="layout" draw:type="lines" svg:x1="4.7cm" svg:y1="12.4cm" svg:x2="7.064cm" svg:y2="13.8cm" draw:start-shape="id115" draw:start-glue-point="2" draw:end-shape="id116" draw:end-glue-point="0" svg:d="M4700 12400v501l2364 117v782">
          <text:p/>
        </draw:connector>
        <draw:connector draw:style-name="gr5" draw:text-style-name="P1" draw:layer="layout" draw:type="lines" svg:x1="4.7cm" svg:y1="12.4cm" svg:x2="8.864cm" svg:y2="16.4cm" draw:start-shape="id115" draw:start-glue-point="2" draw:end-shape="id117" draw:end-glue-point="0" svg:d="M4700 12400v501l4164 2717v782">
          <text:p/>
        </draw:connector>
        <draw:custom-shape draw:style-name="gr38" draw:text-style-name="P1" draw:layer="layout" svg:width="8.4cm" svg:height="1.4cm" svg:x="0.001cm" svg:y="9cm">
          <text:p text:style-name="P1">第2個動作將順延</text:p>
          <draw:enhanced-geometry svg:viewBox="0 0 21600 21600" draw:text-areas="0 0 21600 21600" draw:type="pentagon-right" draw:modifiers="19507.10629686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measure draw:style-name="gr39" draw:text-style-name="P19" xml:id="id120" draw:id="id120" draw:layer="layout" svg:x1="9.344cm" svg:y1="18.8cm" svg:x2="13.728cm" svg:y2="18.8cm">
          <text:p text:style-name="P19"><text:span text:style-name="T5"><text:measure text:kind="gap"/></text:span><text:span text:style-name="T5">delay</text:span></text:p>
        </draw:measure>
        <draw:measure draw:style-name="gr40" draw:text-style-name="P19" xml:id="id118" draw:id="id118" draw:layer="layout" svg:x1="13.816cm" svg:y1="18.8cm" svg:x2="18.2cm" svg:y2="18.8cm">
          <text:p text:style-name="P19"><text:span text:style-name="T5"><text:measure text:kind="gap"/></text:span><text:span text:style-name="T5">transition</text:span></text:p>
        </draw:measure>
        <draw:connector draw:style-name="gr5" draw:text-style-name="P1" draw:layer="layout" draw:type="curve" svg:x1="8.864cm" svg:y1="17.3cm" svg:x2="16.008cm" svg:y2="18.7cm" draw:start-shape="id117" draw:start-glue-point="2" draw:end-shape="id118" draw:end-glue-point="2" svg:d="M8864 17300c0 2851 7144 2151 7144 1400">
          <text:p/>
        </draw:connector>
        <draw:connector draw:style-name="gr5" draw:text-style-name="P1" draw:layer="layout" draw:type="curve" svg:x1="4.392cm" svg:y1="17.3cm" svg:x2="11.536cm" svg:y2="18.7cm" draw:start-shape="id119" draw:start-glue-point="2" draw:end-shape="id120" draw:end-glue-point="2" svg:d="M4392 17300c0 2851 7144 2151 7144 1400">
          <text:p/>
        </draw:connector>
        <draw:measure draw:style-name="gr8" draw:text-style-name="P1" draw:layer="layout" svg:x1="1cm" svg:y1="26.3cm" svg:x2="6cm" svg:y2="26.3cm">
          <text:p text:style-name="P18"><text:span text:style-name="T5"><text:measure text:kind="gap"/></text:span><text:span text:style-name="T5">delay</text:span></text:p>
        </draw:measure>
        <draw:measure draw:style-name="gr8" draw:text-style-name="P1" xml:id="id122" draw:id="id122" draw:layer="layout" svg:x1="6.1cm" svg:y1="26.3cm" svg:x2="11.1cm" svg:y2="26.3cm">
          <text:p text:style-name="P18"><text:span text:style-name="T5"><text:measure text:kind="gap"/></text:span><text:span text:style-name="T5">transition</text:span></text:p>
        </draw:measure>
        <draw:measure draw:style-name="gr8" draw:text-style-name="P1" draw:layer="layout" svg:x1="8.8cm" svg:y1="28.9cm" svg:x2="13.8cm" svg:y2="28.9cm">
          <text:p text:style-name="P18"><text:span text:style-name="T5"><text:measure text:kind="gap"/></text:span><text:span text:style-name="T5">delay</text:span></text:p>
        </draw:measure>
        <draw:measure draw:style-name="gr8" draw:text-style-name="P1" xml:id="id124" draw:id="id124" draw:layer="layout" svg:x1="13.9cm" svg:y1="28.9cm" svg:x2="18.9cm" svg:y2="28.9cm">
          <text:p text:style-name="P18"><text:span text:style-name="T5"><text:measure text:kind="gap"/></text:span><text:span text:style-name="T5">transition</text:span></text:p>
        </draw:measure>
        <draw:rect draw:style-name="gr3" draw:text-style-name="P6" xml:id="id121" draw:id="id121" draw:layer="layout" svg:width="2.6cm" svg:height="1.1cm" svg:x="2cm" svg:y="22.4cm">
          <text:p text:style-name="P1"><text:span text:style-name="T2">No queue</text:span></text:p>
        </draw:rect>
        <draw:connector draw:style-name="gr5" draw:text-style-name="P1" draw:layer="layout" draw:type="lines" svg:x1="3.3cm" svg:y1="23.5cm" svg:x2="8.6cm" svg:y2="25.3cm" draw:start-shape="id121" draw:start-glue-point="2" draw:end-shape="id122" draw:end-glue-point="0" svg:d="M3300 23500v501l5300 517v782">
          <text:p/>
        </draw:connector>
        <draw:rect draw:style-name="gr3" draw:text-style-name="P6" xml:id="id123" draw:id="id123" draw:layer="layout" svg:width="2.6cm" svg:height="1.1cm" svg:x="12.6cm" svg:y="25.4cm">
          <text:p text:style-name="P1"><text:span text:style-name="T2">No queue</text:span></text:p>
        </draw:rect>
        <draw:connector draw:style-name="gr5" draw:text-style-name="P1" draw:layer="layout" draw:type="lines" svg:x1="13.9cm" svg:y1="26.5cm" svg:x2="16.4cm" svg:y2="27.9cm" draw:start-shape="id123" draw:start-glue-point="2" draw:end-shape="id124" draw:end-glue-point="0" svg:d="M13900 26500v501l2500 117v782">
          <text:p/>
        </draw:connector>
        <draw:custom-shape draw:style-name="gr38" draw:text-style-name="P1" draw:layer="layout" svg:width="8.4cm" svg:height="1.4cm" svg:x="0cm" svg:y="20cm">
          <text:p text:style-name="P1">第2個動作將不成立</text:p>
          <draw:enhanced-geometry svg:viewBox="0 0 21600 21600" draw:text-areas="0 0 21600 21600" draw:type="pentagon-right" draw:modifiers="19507.106296869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  <draw:page draw:name="page11" draw:style-name="dp1" draw:master-page-name="預設">
        <draw:custom-shape draw:style-name="gr1" draw:text-style-name="P1" draw:layer="layout" svg:width="10.898cm" svg:height="1.5cm" svg:x="0.002cm" svg:y="0.002cm">
          <text:p text:style-name="P1">不支援運動中，又加入新的運動指令</text:p>
          <draw:enhanced-geometry svg:viewBox="0 0 21600 21600" draw:text-areas="0 0 21600 21600" draw:type="pentagon-right" draw:modifiers="20261.309791910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1.6cm" svg:height="2.5cm" svg:x="4.7cm" svg:y="13.6cm">
          <text:p text:style-name="P1">運動中又加入新運動指令的麻煩處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2" draw:style-name="dp1" draw:master-page-name="預設">
        <draw:custom-shape draw:style-name="gr41" draw:text-style-name="P3" xml:id="id127" draw:id="id127" draw:layer="layout" svg:width="5.6cm" svg:height="1.3cm" svg:x="3.9cm" svg:y="6.8cm">
          <text:p text:style-name="P2"><text:span text:style-name="T2">duration</text:span><text:span text:style-name="T2">不能是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xml:id="id128" draw:id="id128" draw:layer="layout" svg:width="5.6cm" svg:height="2.1cm" svg:x="3.9cm" svg:y="8.9cm">
          <text:p text:style-name="P2"><text:span text:style-name="T2">style</text:span><text:span text:style-name="T2">設定的數質要有變動</text:span></text:p>
          <text:p text:style-name="P2"><text:span text:style-name="T2">從 </text:span><text:span text:style-name="T2">css </text:span><text:span text:style-name="T2">上可以見測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126" draw:id="id126" draw:layer="layout" svg:width="5.6cm" svg:height="1.3cm" svg:x="3.9cm" svg:y="4.9cm">
          <text:p text:style-name="P2"><text:span text:style-name="T2">Display </text:span><text:span text:style-name="T2">不能是 </text:span><text:span text:style-name="T2">none</text:span></text:p>
          <draw:enhanced-geometry svg:viewBox="0 0 21600 21600" draw:type="rectangle" draw:enhanced-path="M 0 0 L 21600 0 21600 21600 0 21600 0 0 Z N"/>
        </draw:custom-shape>
        <draw:custom-shape draw:style-name="gr43" draw:text-style-name="P6" xml:id="id125" draw:id="id125" draw:layer="layout" svg:width="3.9cm" svg:height="1.6cm" svg:x="0.7cm" svg:y="2.6cm">
          <text:p text:style-name="P1"><text:span text:style-name="T2">檢查能否啟動動畫</text:span></text:p>
          <draw:enhanced-geometry svg:viewBox="0 0 21600 21600" draw:type="rectangle" draw:enhanced-path="M 0 0 L 21600 0 21600 21600 0 21600 0 0 Z N"/>
        </draw:custom-shape>
        <draw:connector draw:style-name="gr44" draw:text-style-name="P1" draw:layer="layout" svg:x1="2.65cm" svg:y1="4.2cm" svg:x2="3.9cm" svg:y2="5.55cm" draw:start-shape="id125" draw:start-glue-point="2" draw:end-shape="id126" draw:end-glue-point="3" svg:d="M2650 4200v1350h1250">
          <text:p/>
        </draw:connector>
        <draw:connector draw:style-name="gr44" draw:text-style-name="P1" draw:layer="layout" svg:x1="2.65cm" svg:y1="4.2cm" svg:x2="3.9cm" svg:y2="7.45cm" draw:start-shape="id125" draw:start-glue-point="2" draw:end-shape="id127" draw:end-glue-point="3" svg:d="M2650 4200v3250h1250">
          <text:p/>
        </draw:connector>
        <draw:connector draw:style-name="gr44" draw:text-style-name="P1" draw:layer="layout" svg:x1="2.65cm" svg:y1="4.2cm" svg:x2="3.9cm" svg:y2="9.95cm" draw:start-shape="id125" draw:start-glue-point="2" draw:end-shape="id128" draw:end-glue-point="3" svg:d="M2650 4200v5750h1250">
          <text:p/>
        </draw:connector>
        <draw:custom-shape draw:style-name="gr43" draw:text-style-name="P6" xml:id="id129" draw:id="id129" draw:layer="layout" svg:width="3.9cm" svg:height="1.6cm" svg:x="1cm" svg:y="13.2cm">
          <text:p text:style-name="P1"><text:span text:style-name="T2">最怕遇到狀況</text:span></text:p>
          <draw:enhanced-geometry svg:viewBox="0 0 21600 21600" draw:type="rectangle" draw:enhanced-path="M 0 0 L 21600 0 21600 21600 0 21600 0 0 Z N"/>
        </draw:custom-shape>
        <draw:custom-shape draw:style-name="gr45" draw:text-style-name="P3" xml:id="id130" draw:id="id130" draw:layer="layout" svg:width="4.8cm" svg:height="1.7cm" svg:x="4cm" svg:y="15.7cm">
          <text:p text:style-name="P2"><text:span text:style-name="T2">Dom </text:span><text:span text:style-name="T2">仍在運動中</text:span></text:p>
          <text:p text:style-name="P2"><text:span text:style-name="T2">但又下新的指令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" draw:layer="layout" svg:x1="2.95cm" svg:y1="14.8cm" svg:x2="4cm" svg:y2="16.55cm" draw:start-shape="id129" draw:start-glue-point="2" draw:end-shape="id130" svg:d="M2950 14800v1750h1050">
          <text:p/>
        </draw:connector>
        <draw:custom-shape draw:style-name="gr46" draw:text-style-name="P6" xml:id="id131" draw:id="id131" draw:layer="layout" svg:width="3.9cm" svg:height="1.6cm" svg:x="10.1cm" svg:y="2.6cm">
          <text:p text:style-name="P1"><text:span text:style-name="T2">若不管</text:span></text:p>
          <text:p text:style-name="P1"><text:span text:style-name="T2">會造成的影響</text:span></text:p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line" svg:x1="4.6cm" svg:y1="3.4cm" svg:x2="10.1cm" svg:y2="3.4cm" draw:start-shape="id125" draw:start-glue-point="1" draw:end-shape="id131" svg:d="M4600 3400h5500">
          <text:p/>
        </draw:connector>
        <draw:custom-shape draw:style-name="gr48" draw:text-style-name="P3" xml:id="id132" draw:id="id132" draw:layer="layout" svg:width="5.9cm" svg:height="1.3cm" svg:x="13.5cm" svg:y="4.9cm">
          <text:p text:style-name="P2"><text:span text:style-name="T2">沒運動</text:span></text:p>
          <text:p text:style-name="P2"><text:span text:style-name="T2">卻排定了 </text:span><text:span text:style-name="T2">transitionend</text:span></text:p>
          <draw:enhanced-geometry svg:viewBox="0 0 21600 21600" draw:type="rectangle" draw:enhanced-path="M 0 0 L 21600 0 21600 21600 0 21600 0 0 Z N"/>
        </draw:custom-shape>
        <draw:connector draw:style-name="gr47" draw:text-style-name="P1" draw:layer="layout" svg:x1="12.05cm" svg:y1="4.2cm" svg:x2="13.5cm" svg:y2="5.55cm" draw:start-shape="id131" draw:start-glue-point="2" draw:end-shape="id132" draw:end-glue-point="3" svg:d="M12050 4200v1350h1450">
          <text:p/>
        </draw:connector>
        <draw:custom-shape draw:style-name="gr46" draw:text-style-name="P6" xml:id="id133" draw:id="id133" draw:layer="layout" svg:width="3.9cm" svg:height="1.6cm" svg:x="10.1cm" svg:y="13.2cm">
          <text:p text:style-name="P1"><text:span text:style-name="T2">處理方法</text:span></text:p>
          <draw:enhanced-geometry svg:viewBox="0 0 21600 21600" draw:type="rectangle" draw:enhanced-path="M 0 0 L 21600 0 21600 21600 0 21600 0 0 Z N"/>
        </draw:custom-shape>
        <draw:connector draw:style-name="gr47" draw:text-style-name="P1" draw:layer="layout" draw:type="line" svg:x1="4.9cm" svg:y1="14cm" svg:x2="10.1cm" svg:y2="14cm" draw:start-shape="id129" draw:start-glue-point="1" draw:end-shape="id133" draw:end-glue-point="3" svg:d="M4900 14000h5200">
          <text:p/>
        </draw:connector>
        <draw:custom-shape draw:style-name="gr45" draw:text-style-name="P3" xml:id="id134" draw:id="id134" draw:layer="layout" svg:width="4.8cm" svg:height="1.7cm" svg:x="13.6cm" svg:y="15.7cm">
          <text:p text:style-name="P2"><text:span text:style-name="T2">更新 </text:span><text:span text:style-name="T2">duration</text:span></text:p>
          <text:p text:style-name="P2"><text:span text:style-name="T2">更新計時器</text:span></text:p>
          <draw:enhanced-geometry svg:viewBox="0 0 21600 21600" draw:type="rectangle" draw:enhanced-path="M 0 0 L 21600 0 21600 21600 0 21600 0 0 Z N"/>
        </draw:custom-shape>
        <draw:connector draw:style-name="gr47" draw:text-style-name="P1" draw:layer="layout" svg:x1="12.05cm" svg:y1="14.8cm" svg:x2="13.6cm" svg:y2="16.55cm" draw:start-shape="id133" draw:start-glue-point="2" draw:end-shape="id134" draw:end-glue-point="3" svg:d="M12050 14800v1750h1550">
          <text:p/>
        </draw:connector>
        <draw:custom-shape draw:style-name="gr49" draw:text-style-name="P20" xml:id="id136" draw:id="id136" draw:layer="layout" svg:width="4.8cm" svg:height="3.5cm" svg:x="4cm" svg:y="24.9cm">
          <text:p text:style-name="P2"><text:span text:style-name="T13">會 </text:span><text:span text:style-name="T13">5s </text:span><text:span text:style-name="T13">後</text:span></text:p>
          <text:p text:style-name="P2"><text:span text:style-name="T13">啟動一次</text:span></text:p>
          <text:p text:style-name="P2"><text:span text:style-name="T13">Transitionend</text:span></text:p>
          <text:p text:style-name="P2"><text:span text:style-name="T13"/></text:p>
          <text:p text:style-name="P2"><text:span text:style-name="T13">另外</text:span><text:span text:style-name="T13">7s</text:span><text:span text:style-name="T13">又啟動一次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1" xml:id="id135" draw:id="id135" draw:layer="layout" svg:width="4.8cm" svg:height="3.9cm" svg:x="4cm" svg:y="19.2cm">
          <text:p text:style-name="P2"><text:span text:style-name="T13">例如一開始下</text:span><text:span text:style-name="T13">Left 5s</text:span></text:p>
          <text:p text:style-name="P2"><text:span text:style-name="T13"/></text:p>
          <text:p text:style-name="P2"><text:span text:style-name="T13">但</text:span><text:span text:style-name="T13">2s</text:span><text:span text:style-name="T13">後下 </text:span><text:span text:style-name="T13">top 5s</text:span></text:p>
          <text:p text:style-name="P2"><text:span text:style-name="T13"/></text:p>
          <text:p text:style-name="P2"><text:span text:style-name="T13">兩個屬性會激發兩次</text:span></text:p>
          <text:p text:style-name="P2"><text:span text:style-name="T13">Transitionend</text:span></text:p>
          <text:p text:style-name="P2"><text:span text:style-name="T14"/></text:p>
          <text:p text:style-name="P2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1" draw:layer="layout" draw:line-skew="0cm -1.599cm" svg:x1="6.4cm" svg:y1="17.4cm" svg:x2="4cm" svg:y2="21.15cm" draw:start-shape="id130" draw:start-glue-point="2" draw:end-shape="id135" draw:end-glue-point="3" svg:d="M6400 17400v900h-4508v2850h2108">
          <text:p/>
        </draw:connector>
        <draw:connector draw:style-name="gr47" draw:text-style-name="P1" draw:layer="layout" draw:type="line" svg:x1="6.4cm" svg:y1="23.1cm" svg:x2="6.4cm" svg:y2="24.9cm" draw:start-shape="id135" draw:start-glue-point="2" draw:end-shape="id136" draw:end-glue-point="0" svg:d="M6400 23100v1800">
          <text:p/>
        </draw:connector>
      </draw:page>
      <draw:page draw:name="page13" draw:style-name="dp1" draw:master-page-name="預設">
        <draw:measure draw:style-name="gr51" draw:text-style-name="P22" xml:id="id137" draw:id="id137" draw:layer="measurelines" svg:x1="8.1cm" svg:y1="21cm" svg:x2="14.5cm" svg:y2="21cm">
          <text:p text:style-name="P22"><text:span text:style-name="T15">Left</text:span><text:span text:style-name="T16">=100 5s</text:span></text:p>
        </draw:measure>
        <draw:measure draw:style-name="gr52" draw:text-style-name="P22" xml:id="id139" draw:id="id139" draw:layer="layout" svg:x1="10.3cm" svg:y1="22.533cm" svg:x2="16.7cm" svg:y2="22.533cm">
          <text:p text:style-name="P22"><text:span text:style-name="T15">Top</text:span><text:span text:style-name="T16">=</text:span><text:span text:style-name="T17">100</text:span><text:span text:style-name="T16"> 5s</text:span></text:p>
        </draw:measure>
        <draw:measure draw:style-name="gr8" draw:text-style-name="P23" draw:layer="layout" svg:x1="8.1cm" svg:y1="22.533cm" svg:x2="10.2cm" svg:y2="22.533cm">
          <text:p text:style-name="P23"><text:span text:style-name="T16">2s</text:span></text:p>
        </draw:measure>
        <draw:custom-shape draw:style-name="gr53" draw:text-style-name="P6" draw:layer="layout" svg:width="7.3cm" svg:height="1cm" svg:x="0.9cm" svg:y="1cm">
          <text:p text:style-name="P1"><text:span text:style-name="T2">運動中插入另一運動的問題</text:span></text:p>
          <draw:enhanced-geometry svg:viewBox="0 0 21600 21600" draw:type="rectangle" draw:enhanced-path="M 0 0 L 21600 0 21600 21600 0 21600 0 0 Z N"/>
        </draw:custom-shape>
        <draw:custom-shape draw:style-name="gr54" draw:text-style-name="P24" xml:id="id138" draw:id="id138" draw:layer="layout" svg:width="3.4cm" svg:height="1.3cm" svg:x="9.2cm" svg:y="23.8cm">
          <text:p text:style-name="P1"><text:span text:style-name="T18">transitionend</text:span></text:p>
          <draw:enhanced-geometry svg:viewBox="0 0 21600 21600" draw:path-stretchpoint-x="10800" draw:path-stretchpoint-y="10800" draw:text-areas="?f3 ?f4 ?f5 ?f6" draw:type="round-rectangle" draw:modifiers="2590.766301761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" xml:id="id140" draw:id="id140" draw:layer="layout" svg:width="3.4cm" svg:height="1.3cm" svg:x="14.6cm" svg:y="23.8cm">
          <text:p text:style-name="P1"><text:span text:style-name="T2">transitionend</text:span></text:p>
          <draw:enhanced-geometry svg:viewBox="0 0 21600 21600" draw:path-stretchpoint-x="10800" draw:path-stretchpoint-y="10800" draw:text-areas="?f3 ?f4 ?f5 ?f6" draw:type="round-rectangle" draw:modifiers="2590.766301761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1" draw:layer="layout" draw:type="curve" svg:x1="14.5cm" svg:y1="20.45cm" svg:x2="12.6cm" svg:y2="24.45cm" draw:start-shape="id137" draw:start-glue-point="1" draw:end-shape="id138" svg:d="M14500 20450c751 0 1701 4000-1900 4000">
          <text:p/>
        </draw:connector>
        <draw:connector draw:style-name="gr56" draw:text-style-name="P1" draw:layer="layout" draw:type="curve" svg:x1="16.7cm" svg:y1="20.266cm" svg:x2="18cm" svg:y2="24.45cm" draw:start-shape="id139" draw:end-shape="id140" draw:end-glue-point="1" svg:d="M16700 20266c2703 0 2053 4184 1300 4184">
          <text:p/>
        </draw:connector>
        <draw:custom-shape draw:style-name="gr57" draw:text-style-name="P26" draw:layer="layout" svg:width="6cm" svg:height="1.91cm" svg:x="1cm" svg:y="20.7cm">
          <text:p text:style-name="P25"><text:span text:style-name="T2">兩次設定的</text:span><text:span text:style-name="T2">attr</text:span><text:span text:style-name="T2">有不同</text:span></text:p>
          <draw:enhanced-geometry svg:viewBox="0 0 21600 21600" draw:text-areas="0 0 21600 21600" draw:type="pentagon-right" draw:modifiers="18137.3771038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7" draw:text-style-name="P26" draw:layer="layout" svg:width="6cm" svg:height="1.91cm" svg:x="1.001cm" svg:y="3.8cm">
          <text:p text:style-name="P25"><text:span text:style-name="T2">兩次設定的</text:span><text:span text:style-name="T2">attr</text:span><text:span text:style-name="T2">有不同</text:span></text:p>
          <text:p text:style-name="P25"><text:span text:style-name="T2">即使 </text:span><text:span text:style-name="T2">duration </text:span><text:span text:style-name="T2">相同</text:span></text:p>
          <draw:enhanced-geometry svg:viewBox="0 0 21600 21600" draw:text-areas="0 0 21600 21600" draw:type="pentagon-right" draw:modifiers="18137.37710381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measure draw:style-name="gr58" draw:text-style-name="P22" xml:id="id143" draw:id="id143" draw:layer="layout" svg:x1="8.1cm" svg:y1="6.867cm" svg:x2="14.5cm" svg:y2="6.867cm">
          <text:p text:style-name="P22"><text:span text:style-name="T15">Left</text:span><text:span text:style-name="T16">=100 5s</text:span></text:p>
        </draw:measure>
        <draw:measure draw:style-name="gr59" draw:text-style-name="P22" xml:id="id141" draw:id="id141" draw:layer="layout" svg:x1="8.1cm" svg:y1="8.933cm" svg:x2="14.5cm" svg:y2="8.933cm">
          <text:p text:style-name="P22"><text:span text:style-name="T15">Top</text:span><text:span text:style-name="T16">=</text:span><text:span text:style-name="T17">100</text:span><text:span text:style-name="T16"> 5s</text:span></text:p>
        </draw:measure>
        <draw:custom-shape draw:style-name="gr54" draw:text-style-name="P24" xml:id="id142" draw:id="id142" draw:layer="layout" svg:width="3.4cm" svg:height="1.3cm" svg:x="9.7cm" svg:y="10.4cm">
          <text:p text:style-name="P1"><text:span text:style-name="T18">transitionend</text:span></text:p>
          <draw:enhanced-geometry svg:viewBox="0 0 21600 21600" draw:path-stretchpoint-x="10800" draw:path-stretchpoint-y="10800" draw:text-areas="?f3 ?f4 ?f5 ?f6" draw:type="round-rectangle" draw:modifiers="2590.766301761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6" xml:id="id144" draw:id="id144" draw:layer="layout" svg:width="3.4cm" svg:height="1.3cm" svg:x="14.601cm" svg:y="10.4cm">
          <text:p text:style-name="P1"><text:span text:style-name="T2">transitionend</text:span></text:p>
          <draw:enhanced-geometry svg:viewBox="0 0 21600 21600" draw:path-stretchpoint-x="10800" draw:path-stretchpoint-y="10800" draw:text-areas="?f3 ?f4 ?f5 ?f6" draw:type="round-rectangle" draw:modifiers="2590.766301761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" draw:text-style-name="P1" draw:layer="layout" draw:type="curve" svg:x1="14.5cm" svg:y1="8.316cm" svg:x2="11.4cm" svg:y2="10.4cm" draw:start-shape="id141" draw:start-glue-point="1" draw:end-shape="id142" draw:end-glue-point="0" svg:d="M14500 8316c751 0 627 650-336 878s-2764 32-2764 1206">
          <text:p/>
        </draw:connector>
        <draw:connector draw:style-name="gr55" draw:text-style-name="P1" draw:layer="layout" draw:type="curve" svg:x1="14.5cm" svg:y1="6.317cm" svg:x2="16.301cm" svg:y2="10.4cm" draw:start-shape="id143" draw:start-glue-point="1" draw:end-shape="id144" svg:d="M14500 6317c1201 0 1801 1361 1801 4083">
          <text:p/>
        </draw:connector>
        <draw:custom-shape draw:style-name="gr60" draw:text-style-name="P27" xml:id="id145" draw:id="id145" draw:layer="layout" svg:width="4.9cm" svg:height="1.4cm" svg:x="11.7cm" svg:y="13.5cm">
          <text:p text:style-name="P1"><text:span text:style-name="T2">會激發兩次</text:span></text:p>
          <text:p text:style-name="P1"><text:span text:style-name="T2">transitionend</text:span></text:p>
          <draw:enhanced-geometry svg:viewBox="0 0 21600 21600" draw:glue-points="10800 0 0 10800 10800 21600 21600 10800" draw:text-areas="?f3 ?f3 ?f4 ?f4" draw:type="hexagon" draw:modifiers="2926.4231789430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1" draw:text-style-name="P1" draw:layer="layout" draw:type="line" svg:x1="11.4cm" svg:y1="11.7cm" svg:x2="14.15cm" svg:y2="13.5cm" draw:start-shape="id142" draw:start-glue-point="2" draw:end-shape="id145" draw:end-glue-point="4" svg:d="M11400 11700l2750 1800">
          <text:p/>
        </draw:connector>
        <draw:connector draw:style-name="gr61" draw:text-style-name="P1" draw:layer="layout" draw:type="line" svg:x1="16.301cm" svg:y1="11.7cm" svg:x2="14.15cm" svg:y2="13.5cm" draw:start-shape="id144" draw:start-glue-point="2" draw:end-shape="id145" draw:end-glue-point="4" svg:d="M16301 11700l-2151 1800">
          <text:p/>
        </draw:connector>
        <draw:custom-shape draw:style-name="gr62" draw:text-style-name="P27" xml:id="id146" draw:id="id146" draw:layer="layout" svg:width="4.9cm" svg:height="1.4cm" svg:x="11.701cm" svg:y="26.8cm">
          <text:p text:style-name="P1"><text:span text:style-name="T2">會激發兩次</text:span></text:p>
          <text:p text:style-name="P1"><text:span text:style-name="T2">transitionend</text:span></text:p>
          <draw:enhanced-geometry svg:viewBox="0 0 21600 21600" draw:glue-points="10800 0 0 10800 10800 21600 21600 10800" draw:text-areas="?f3 ?f3 ?f4 ?f4" draw:type="hexagon" draw:modifiers="2926.42317894307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3" draw:layer="layout" draw:type="line" svg:x1="10.9cm" svg:y1="25.1cm" svg:x2="14.151cm" svg:y2="26.8cm" draw:start-shape="id138" draw:start-glue-point="2" draw:end-shape="id146" draw:end-glue-point="4" svg:d="M10900 25100l3251 1700">
          <text:p/>
        </draw:connector>
        <draw:connector draw:style-name="gr64" draw:layer="layout" draw:type="line" svg:x1="16.3cm" svg:y1="25.1cm" svg:x2="14.151cm" svg:y2="26.8cm" draw:start-shape="id140" draw:start-glue-point="2" draw:end-shape="id146" draw:end-glue-point="4" svg:d="M16300 25100l-2149 1700">
          <text:p/>
        </draw:connector>
        <draw:custom-shape draw:style-name="gr65" draw:text-style-name="P28" xml:id="id147" draw:id="id147" draw:layer="layout" svg:width="3.594cm" svg:height="1.485cm" svg:x="17.053cm" svg:y="6.5cm">
          <text:p><text:span text:style-name="T19">step_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6" draw:layer="layout" draw:type="line" svg:x1="17.053cm" svg:y1="7.243cm" svg:x2="14.5cm" svg:y2="6.317cm" draw:start-shape="id147" draw:start-glue-point="5" draw:end-shape="id143" draw:end-glue-point="1" svg:d="M17053 7243l-2553-926">
          <text:p/>
        </draw:connector>
        <draw:connector draw:style-name="gr66" draw:layer="layout" draw:type="line" svg:x1="17.053cm" svg:y1="7.243cm" svg:x2="14.5cm" svg:y2="8.316cm" draw:start-shape="id147" draw:start-glue-point="5" draw:end-shape="id141" draw:end-glue-point="1" svg:d="M17053 7243l-2553 1073">
          <text:p/>
        </draw:connector>
        <draw:custom-shape draw:style-name="gr65" draw:text-style-name="P28" xml:id="id148" draw:id="id148" draw:layer="layout" svg:width="3.594cm" svg:height="1.485cm" svg:x="17.053cm" svg:y="16.3cm">
          <text:p><text:span text:style-name="T19">step_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28" xml:id="id149" draw:id="id149" draw:layer="layout" svg:width="3.594cm" svg:height="1.485cm" svg:x="16.953cm" svg:y="14.6cm">
          <text:p><text:span text:style-name="T19">step_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6" draw:layer="layout" draw:type="line" svg:x1="17.053cm" svg:y1="17.043cm" svg:x2="11.3cm" svg:y2="20cm" draw:start-shape="id148" draw:start-glue-point="5" draw:end-shape="id137" draw:end-glue-point="0" svg:d="M17053 17043l-5753 2957">
          <text:p/>
        </draw:connector>
        <draw:connector draw:style-name="gr66" draw:layer="layout" draw:type="line" svg:x1="16.953cm" svg:y1="15.343cm" svg:x2="13.5cm" svg:y2="18.1cm" draw:start-shape="id149" draw:start-glue-point="5" draw:end-shape="id139" draw:end-glue-point="0" svg:d="M16953 15343l-3453 2757">
          <text:p/>
        </draw:connector>
      </draw:page>
      <draw:page draw:name="page14" draw:style-name="dp1" draw:master-page-name="預設">
        <draw:measure draw:style-name="gr67" draw:text-style-name="P22" xml:id="id152" draw:id="id152" draw:layer="layout" svg:x1="8.296cm" svg:y1="8.159cm" svg:x2="14.696cm" svg:y2="8.159cm">
          <text:p text:style-name="P22"><text:span text:style-name="T16">Left=</text:span><text:span text:style-name="T15">100</text:span><text:span text:style-name="T16"> 5s</text:span></text:p>
        </draw:measure>
        <draw:measure draw:style-name="gr68" draw:text-style-name="P22" xml:id="id150" draw:id="id150" draw:layer="layout" svg:x1="10.496cm" svg:y1="6.492cm" svg:x2="16.896cm" svg:y2="6.492cm">
          <text:p text:style-name="P22"><text:span text:style-name="T16">left=</text:span><text:span text:style-name="T20">100</text:span><text:span text:style-name="T16"> 5s</text:span></text:p>
        </draw:measure>
        <draw:measure draw:style-name="gr8" draw:text-style-name="P23" draw:layer="layout" svg:x1="8.296cm" svg:y1="6.492cm" svg:x2="10.396cm" svg:y2="6.492cm">
          <text:p text:style-name="P23"><text:span text:style-name="T16">2s</text:span></text:p>
        </draw:measure>
        <draw:custom-shape draw:style-name="gr69" draw:text-style-name="P29" xml:id="id151" draw:id="id151" draw:layer="layout" svg:width="3.4cm" svg:height="0.867cm" svg:x="15.236cm" svg:y="7.976cm">
          <text:p text:style-name="P1"><text:span text:style-name="T21">transitionend</text:span></text:p>
          <draw:enhanced-geometry svg:viewBox="0 0 21600 21600" draw:path-stretchpoint-x="10800" draw:path-stretchpoint-y="10800" draw:text-areas="?f3 ?f4 ?f5 ?f6" draw:type="round-rectangle" draw:modifiers="2590.766301761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xml:id="id153" draw:id="id153" draw:layer="layout" svg:width="3.4cm" svg:height="1.3cm" svg:x="10.336cm" svg:y="7.759cm">
          <text:p text:style-name="P1"><text:span text:style-name="T2">transitionend</text:span></text:p>
          <draw:enhanced-geometry svg:viewBox="0 0 21600 21600" draw:path-stretchpoint-x="10800" draw:path-stretchpoint-y="10800" draw:text-areas="?f3 ?f4 ?f5 ?f6" draw:type="round-rectangle" draw:modifiers="2590.766301761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6" draw:text-style-name="P1" draw:layer="layout" draw:type="curve" svg:x1="16.896cm" svg:y1="5.942cm" svg:x2="18.636cm" svg:y2="8.409cm" draw:start-shape="id150" draw:start-glue-point="1" draw:end-shape="id151" draw:end-glue-point="1" svg:d="M16896 5942c3375 0 2505 2467 1740 2467">
          <text:p/>
        </draw:connector>
        <draw:connector draw:style-name="gr56" draw:text-style-name="P1" draw:layer="layout" draw:type="curve" svg:x1="14.696cm" svg:y1="5.779cm" svg:x2="13.736cm" svg:y2="8.409cm" draw:start-shape="id152" draw:start-glue-point="1" draw:end-shape="id153" draw:end-glue-point="1" svg:d="M14696 5779c751 0 1231 2630-960 2630">
          <text:p/>
        </draw:connector>
        <draw:custom-shape draw:style-name="gr57" draw:text-style-name="P26" draw:layer="layout" svg:width="6cm" svg:height="1.91cm" svg:x="1.137cm" svg:y="5.1cm">
          <text:p text:style-name="P25"><text:span text:style-name="T2">兩次設定的</text:span><text:span text:style-name="T2">attr.value</text:span><text:span text:style-name="T2">相同</text:span></text:p>
          <text:p text:style-name="P25"><text:span text:style-name="T2">Duration </text:span><text:span text:style-name="T2">也相同</text:span></text:p>
          <draw:enhanced-geometry svg:viewBox="0 0 21600 21600" draw:text-areas="0 0 21600 21600" draw:type="pentagon-right" draw:modifiers="17982.60289951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measure draw:style-name="gr71" draw:text-style-name="P22" xml:id="id156" draw:id="id156" draw:layer="layout" svg:x1="8.267cm" svg:y1="17.359cm" svg:x2="14.667cm" svg:y2="17.359cm">
          <text:p text:style-name="P22"><text:span text:style-name="T16">Left=</text:span><text:span text:style-name="T15">100</text:span><text:span text:style-name="T16"> 5s</text:span></text:p>
        </draw:measure>
        <draw:measure draw:style-name="gr72" draw:text-style-name="P22" xml:id="id154" draw:id="id154" draw:layer="layout" svg:x1="10.467cm" svg:y1="15.692cm" svg:x2="16.867cm" svg:y2="15.692cm">
          <text:p text:style-name="P22"><text:span text:style-name="T16">left=</text:span><text:span text:style-name="T20">100</text:span><text:span text:style-name="T16"> 8s</text:span></text:p>
        </draw:measure>
        <draw:measure draw:style-name="gr8" draw:text-style-name="P23" draw:layer="layout" svg:x1="8.267cm" svg:y1="15.692cm" svg:x2="10.367cm" svg:y2="15.692cm">
          <text:p text:style-name="P23"><text:span text:style-name="T16">2s</text:span></text:p>
        </draw:measure>
        <draw:custom-shape draw:style-name="gr73" draw:text-style-name="P29" xml:id="id155" draw:id="id155" draw:layer="layout" svg:width="3.4cm" svg:height="0.862cm" svg:x="15.2cm" svg:y="16.919cm">
          <text:p text:style-name="P1"><text:span text:style-name="T21">transitionend</text:span></text:p>
          <draw:enhanced-geometry svg:viewBox="0 0 21600 21600" draw:path-stretchpoint-x="10800" draw:path-stretchpoint-y="10800" draw:text-areas="?f3 ?f4 ?f5 ?f6" draw:type="round-rectangle" draw:modifiers="2590.766301761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xml:id="id157" draw:id="id157" draw:layer="layout" svg:width="3.4cm" svg:height="1.3cm" svg:x="10.3cm" svg:y="16.7cm">
          <text:p text:style-name="P1"><text:span text:style-name="T2">transitionend</text:span></text:p>
          <draw:enhanced-geometry svg:viewBox="0 0 21600 21600" draw:path-stretchpoint-x="10800" draw:path-stretchpoint-y="10800" draw:text-areas="?f3 ?f4 ?f5 ?f6" draw:type="round-rectangle" draw:modifiers="2590.766301761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6" draw:text-style-name="P1" draw:layer="layout" draw:type="curve" svg:x1="16.867cm" svg:y1="15.142cm" svg:x2="18.6cm" svg:y2="17.35cm" draw:start-shape="id154" draw:start-glue-point="1" draw:end-shape="id155" draw:end-glue-point="1" svg:d="M16867 15142c3364 0 2498 2208 1733 2208">
          <text:p/>
        </draw:connector>
        <draw:connector draw:style-name="gr56" draw:text-style-name="P1" draw:layer="layout" draw:type="curve" svg:x1="14.667cm" svg:y1="14.979cm" svg:x2="13.7cm" svg:y2="17.35cm" draw:start-shape="id156" draw:start-glue-point="1" draw:end-shape="id157" draw:end-glue-point="1" svg:d="M14667 14979c751 0 1235 2371-967 2371">
          <text:p/>
        </draw:connector>
        <draw:custom-shape draw:style-name="gr57" draw:text-style-name="P26" draw:layer="layout" svg:width="6cm" svg:height="1.91cm" svg:x="1.108cm" svg:y="14.3cm">
          <text:p text:style-name="P25"><text:span text:style-name="T2">兩次設定的</text:span><text:span text:style-name="T2">attr.value</text:span><text:span text:style-name="T2">相同</text:span></text:p>
          <text:p text:style-name="P25"><text:span text:style-name="T2">但</text:span><text:span text:style-name="T2">Duration </text:span><text:span text:style-name="T2">不同</text:span></text:p>
          <draw:enhanced-geometry svg:viewBox="0 0 21600 21600" draw:text-areas="0 0 21600 21600" draw:type="pentagon-right" draw:modifiers="18310.148308615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measure draw:style-name="gr74" draw:text-style-name="P22" xml:id="id160" draw:id="id160" draw:layer="layout" svg:x1="8.305cm" svg:y1="25.759cm" svg:x2="14.705cm" svg:y2="25.759cm">
          <text:p text:style-name="P22"><text:span text:style-name="T16">Left=</text:span><text:span text:style-name="T15">100</text:span><text:span text:style-name="T16"> 5s</text:span></text:p>
        </draw:measure>
        <draw:measure draw:style-name="gr75" draw:text-style-name="P22" xml:id="id158" draw:id="id158" draw:layer="layout" svg:x1="10.505cm" svg:y1="24.092cm" svg:x2="14.036cm" svg:y2="24.092cm">
          <text:p text:style-name="P22"><text:span text:style-name="T16">left=100 2s</text:span></text:p>
        </draw:measure>
        <draw:measure draw:style-name="gr8" draw:text-style-name="P23" draw:layer="layout" svg:x1="8.305cm" svg:y1="24.092cm" svg:x2="10.405cm" svg:y2="24.092cm">
          <text:p text:style-name="P23"><text:span text:style-name="T16">2s</text:span></text:p>
        </draw:measure>
        <draw:custom-shape draw:style-name="gr69" draw:text-style-name="P29" xml:id="id159" draw:id="id159" draw:layer="layout" svg:width="3.4cm" svg:height="0.867cm" svg:x="10.1cm" svg:y="26.817cm">
          <text:p text:style-name="P1"><text:span text:style-name="T21">transitionend</text:span></text:p>
          <draw:enhanced-geometry svg:viewBox="0 0 21600 21600" draw:path-stretchpoint-x="10800" draw:path-stretchpoint-y="10800" draw:text-areas="?f3 ?f4 ?f5 ?f6" draw:type="round-rectangle" draw:modifiers="2590.766301761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xml:id="id161" draw:id="id161" draw:layer="layout" svg:width="3.4cm" svg:height="1.3cm" svg:x="15.1cm" svg:y="26.6cm">
          <text:p text:style-name="P1"><text:span text:style-name="T2">transition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90.766301761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6" draw:text-style-name="P1" draw:layer="layout" draw:type="curve" svg:x1="14.036cm" svg:y1="23.542cm" svg:x2="13.5cm" svg:y2="27.25cm" draw:start-shape="id158" draw:start-glue-point="1" draw:end-shape="id159" draw:end-glue-point="1" svg:d="M14036 23542c751 0 1019 3708-536 3708">
          <text:p/>
        </draw:connector>
        <draw:connector draw:style-name="gr56" draw:text-style-name="P1" draw:layer="layout" draw:type="curve" svg:x1="14.705cm" svg:y1="23.379cm" svg:x2="18.5cm" svg:y2="27.25cm" draw:start-shape="id160" draw:start-glue-point="1" draw:end-shape="id161" draw:end-glue-point="1" svg:d="M14705 23379c6505 0 4608 3871 3795 3871">
          <text:p/>
        </draw:connector>
        <draw:custom-shape draw:style-name="gr57" draw:text-style-name="P26" draw:layer="layout" svg:width="6cm" svg:height="1.91cm" svg:x="1.146cm" svg:y="22.7cm">
          <text:p text:style-name="P25"><text:span text:style-name="T2">兩次設定的</text:span><text:span text:style-name="T2">attr.value</text:span><text:span text:style-name="T2">相同</text:span></text:p>
          <text:p text:style-name="P25"><text:span text:style-name="T2">但</text:span><text:span text:style-name="T2">Duration </text:span><text:span text:style-name="T2">不同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6" draw:text-style-name="P6" draw:layer="layout" svg:width="8.7cm" svg:height="1.8cm" svg:x="0.9cm" svg:y="1cm">
          <text:p text:style-name="P1"><text:span text:style-name="T2">運動中插入另一運動</text:span></text:p>
          <text:p text:style-name="P1"><text:span text:style-name="T2">兩次的 </text:span><text:span text:style-name="T2">attr </text:span><text:span text:style-name="T2">都同 </text:span><text:span text:style-name="T2">attr.value </text:span><text:span text:style-name="T2">不一定相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8" xml:id="id162" draw:id="id162" draw:layer="layout" svg:width="3.594cm" svg:height="1.485cm" svg:x="16.153cm" svg:y="2.1cm">
          <text:p><text:span text:style-name="T19">step_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7" draw:layer="layout" draw:type="line" svg:x1="16.153cm" svg:y1="2.843cm" svg:x2="11.496cm" svg:y2="3.5cm" draw:start-shape="id162" draw:start-glue-point="5" draw:end-shape="id152" draw:end-glue-point="0" svg:d="M16153 2843l-4657 657">
          <text:p/>
        </draw:connector>
        <draw:custom-shape draw:style-name="gr65" draw:text-style-name="P28" xml:id="id163" draw:id="id163" draw:layer="layout" svg:width="3.594cm" svg:height="1.485cm" svg:x="16.153cm" svg:y="3.9cm">
          <text:p><text:span text:style-name="T19">step_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8" draw:layer="layout" draw:type="line" svg:x1="16.153cm" svg:y1="4.643cm" svg:x2="13.696cm" svg:y2="5.492cm" draw:start-shape="id163" draw:start-glue-point="5" draw:end-shape="id150" draw:end-glue-point="0" svg:d="M16153 4643l-2457 849">
          <text:p/>
        </draw:connector>
        <draw:custom-shape draw:style-name="gr65" draw:text-style-name="P28" xml:id="id164" draw:id="id164" draw:layer="layout" svg:width="3.594cm" svg:height="1.485cm" svg:x="16.153cm" svg:y="19.1cm">
          <text:p><text:span text:style-name="T19">step_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28" xml:id="id165" draw:id="id165" draw:layer="layout" svg:width="3.594cm" svg:height="1.485cm" svg:x="16.153cm" svg:y="20.9cm">
          <text:p><text:span text:style-name="T19">step_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28" xml:id="id166" draw:id="id166" draw:layer="layout" svg:width="3.594cm" svg:height="1.485cm" svg:x="16.153cm" svg:y="10.4cm">
          <text:p><text:span text:style-name="T19">step_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28" xml:id="id167" draw:id="id167" draw:layer="layout" svg:width="3.594cm" svg:height="1.485cm" svg:x="16.153cm" svg:y="12.2cm">
          <text:p><text:span text:style-name="T19">step_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9" draw:layer="layout" draw:type="line" svg:x1="16.153cm" svg:y1="19.843cm" svg:x2="11.505cm" svg:y2="21.1cm" draw:start-shape="id164" draw:start-glue-point="5" draw:end-shape="id160" draw:end-glue-point="0" svg:d="M16153 19843l-4648 1257">
          <text:p/>
        </draw:connector>
        <draw:connector draw:style-name="gr79" draw:layer="layout" draw:type="line" svg:x1="16.153cm" svg:y1="21.643cm" svg:x2="12.27cm" svg:y2="23.092cm" draw:start-shape="id165" draw:start-glue-point="5" draw:end-shape="id158" draw:end-glue-point="0" svg:d="M16153 21643l-3883 1449">
          <text:p/>
        </draw:connector>
        <draw:connector draw:style-name="gr79" draw:layer="layout" draw:type="line" svg:x1="16.153cm" svg:y1="11.143cm" svg:x2="11.467cm" svg:y2="12.7cm" draw:start-shape="id166" draw:start-glue-point="5" draw:end-shape="id156" draw:end-glue-point="0" svg:d="M16153 11143l-4686 1557">
          <text:p/>
        </draw:connector>
        <draw:connector draw:style-name="gr79" draw:layer="layout" draw:type="line" svg:x1="16.153cm" svg:y1="12.943cm" svg:x2="13.667cm" svg:y2="14.692cm" draw:start-shape="id167" draw:start-glue-point="5" draw:end-shape="id154" draw:end-glue-point="0" svg:d="M16153 12943l-2486 1749">
          <text:p/>
        </draw:connector>
      </draw:page>
      <draw:page draw:name="page15" draw:style-name="dp1" draw:master-page-name="預設">
        <draw:custom-shape draw:style-name="gr80" draw:text-style-name="P30" draw:layer="layout" svg:width="14.4cm" svg:height="4.4cm" svg:x="3.5cm" svg:y="2.9cm">
          <text:p text:style-name="P25"><text:span text:style-name="T22">若尚在運動中</text:span></text:p>
          <text:p text:style-name="P25"><text:span text:style-name="T22">但 </text:span><text:span text:style-name="T22">style </text:span><text:span text:style-name="T22">的設定與上次一樣</text:span></text:p>
          <text:p text:style-name="P25"><text:span text:style-name="T22">就沒有接續的動畫效果</text:span></text:p>
          <draw:enhanced-geometry svg:viewBox="0 0 21600 21600" draw:path-stretchpoint-x="10800" draw:path-stretchpoint-y="10800" draw:text-areas="?f3 ?f4 ?f5 ?f6" draw:type="round-rectangle" draw:modifiers="2802.453987730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1" draw:layer="layout" svg:width="12.1cm" svg:height="1.5cm" svg:x="0cm" svg:y="10.1cm">
          <text:p text:style-name="P1"><text:span text:style-name="T3">不容易做到的方法</text:span></text:p>
          <draw:enhanced-geometry svg:viewBox="0 0 21600 21600" draw:text-areas="0 0 21600 21600" draw:type="pentagon-right" draw:modifiers="19463.383191471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measure draw:style-name="gr82" draw:text-style-name="P22" draw:layer="layout" svg:x1="3.3cm" svg:y1="13.859cm" svg:x2="9.7cm" svg:y2="13.859cm">
          <text:p text:style-name="P22"><text:span text:style-name="T16">Left 5s</text:span></text:p>
        </draw:measure>
        <draw:measure draw:style-name="gr8" draw:text-style-name="P23" xml:id="id168" draw:id="id168" draw:layer="layout" svg:x1="3.3cm" svg:y1="15.392cm" svg:x2="5.4cm" svg:y2="15.392cm">
          <text:p text:style-name="P23"><text:span text:style-name="T16">2s</text:span></text:p>
        </draw:measure>
        <draw:custom-shape draw:style-name="gr83" draw:text-style-name="P6" xml:id="id169" draw:id="id169" draw:layer="layout" svg:width="5.7cm" svg:height="1.6cm" svg:x="6.4cm" svg:y="17.3cm">
          <text:p text:style-name="P1"><text:span text:style-name="T2">偵測依小斷時間內</text:span></text:p>
          <text:p text:style-name="P1"><text:span text:style-name="T2">css</text:span><text:span text:style-name="T2">是否有值的變動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draw:type="curve" svg:x1="3.3cm" svg:y1="14.842cm" svg:x2="9.25cm" svg:y2="17.3cm" draw:start-shape="id168" draw:start-glue-point="3" draw:end-shape="id169" draw:end-glue-point="0" svg:d="M3300 14842c-751 0-626 727 1049 965s4901-13 4901 1493">
          <text:p/>
        </draw:connector>
        <draw:connector draw:style-name="gr15" draw:text-style-name="P1" draw:layer="layout" draw:type="curve" svg:x1="5.4cm" svg:y1="14.842cm" svg:x2="9.25cm" svg:y2="17.3cm" draw:start-shape="id168" draw:start-glue-point="1" draw:end-shape="id169" draw:end-glue-point="0" svg:d="M5400 14842c2567 0 3850 819 3850 2458">
          <text:p/>
        </draw:connector>
        <draw:custom-shape draw:style-name="gr84" draw:text-style-name="P6" xml:id="id170" draw:id="id170" draw:layer="layout" svg:width="4.1cm" svg:height="1.6cm" svg:x="1.1cm" svg:y="17.301cm">
          <text:p text:style-name="P1"><text:span text:style-name="T2">偵測是否有動畫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5.2cm" svg:y1="18.101cm" svg:x2="6.4cm" svg:y2="18.1cm" draw:start-shape="id170" draw:start-glue-point="1" draw:end-shape="id169" svg:d="M5200 18101l1200-1">
          <text:p/>
        </draw:connector>
        <draw:custom-shape draw:style-name="gr83" draw:text-style-name="P6" xml:id="id172" draw:id="id172" draw:layer="layout" svg:width="5.7cm" svg:height="1.6cm" svg:x="6.4cm" svg:y="25cm">
          <text:p text:style-name="P1"><text:span text:style-name="T2">偵測依小斷時間內</text:span></text:p>
          <text:p text:style-name="P1"><text:span text:style-name="T2">css</text:span><text:span text:style-name="T2">是否有值的變動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6" xml:id="id171" draw:id="id171" draw:layer="layout" svg:width="4.1cm" svg:height="1.6cm" svg:x="1.1cm" svg:y="25.001cm">
          <text:p text:style-name="P1"><text:span text:style-name="T2">偵測是否停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5.2cm" svg:y1="25.801cm" svg:x2="6.4cm" svg:y2="25.8cm" draw:start-shape="id171" draw:start-glue-point="1" draw:end-shape="id172" svg:d="M5200 25801l1200-1">
          <text:p/>
        </draw:connector>
        <draw:measure draw:style-name="gr85" draw:text-style-name="P22" draw:layer="layout" svg:x1="3.3cm" svg:y1="21.567cm" svg:x2="9.7cm" svg:y2="21.567cm">
          <text:p text:style-name="P22"><text:span text:style-name="T16">Left 5s</text:span></text:p>
        </draw:measure>
        <draw:measure draw:style-name="gr8" draw:text-style-name="P23" xml:id="id173" draw:id="id173" draw:layer="layout" svg:x1="5.4cm" svg:y1="23.1cm" svg:x2="7.5cm" svg:y2="23.1cm">
          <text:p text:style-name="P23"><text:span text:style-name="T16">2s</text:span></text:p>
        </draw:measure>
        <draw:connector draw:style-name="gr15" draw:text-style-name="P1" draw:layer="layout" draw:type="curve" svg:x1="5.4cm" svg:y1="22.55cm" svg:x2="9.25cm" svg:y2="25cm" draw:start-shape="id173" draw:start-glue-point="3" draw:end-shape="id172" draw:end-glue-point="0" svg:d="M5400 22550c-751 0-626 725 524 963s3326-13 3326 1487">
          <text:p/>
        </draw:connector>
        <draw:connector draw:style-name="gr15" draw:text-style-name="P1" draw:layer="layout" draw:type="curve" svg:x1="7.5cm" svg:y1="22.55cm" svg:x2="9.25cm" svg:y2="25cm" draw:start-shape="id173" draw:start-glue-point="1" draw:end-shape="id172" draw:end-glue-point="0" svg:d="M7500 22550c1167 0 1750 816 1750 2450">
          <text:p/>
        </draw:connector>
        <draw:custom-shape draw:style-name="gr86" draw:text-style-name="P32" xml:id="id174" draw:id="id174" draw:layer="layout" svg:width="7.3cm" svg:height="3.6cm" svg:x="13.4cm" svg:y="19.5cm">
          <text:p text:style-name="P31"><text:span text:style-name="T23">有可能測得兩數據是相同</text:span></text:p>
          <text:p text:style-name="P31"><text:span text:style-name="T23">但仍在動畫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2.1cm" svg:y1="18.1cm" svg:x2="13.4cm" svg:y2="21.3cm" draw:start-shape="id169" draw:start-glue-point="1" draw:end-shape="id174" svg:d="M12100 18100l1300 3200">
          <text:p/>
        </draw:connector>
        <draw:connector draw:style-name="gr5" draw:text-style-name="P1" draw:layer="layout" draw:type="line" svg:x1="12.1cm" svg:y1="25.8cm" svg:x2="13.4cm" svg:y2="21.3cm" draw:start-shape="id172" draw:start-glue-point="1" draw:end-shape="id174" svg:d="M12100 25800l1300-4500">
          <text:p/>
        </draw:connector>
      </draw:page>
      <draw:page draw:name="page16" draw:style-name="dp1" draw:master-page-name="預設">
        <draw:custom-shape draw:style-name="gr87" draw:text-style-name="P11" draw:layer="layout" svg:width="12.1cm" svg:height="1.5cm" svg:x="0.002cm" svg:y="0.002cm">
          <text:p text:style-name="P1"><text:span text:style-name="T3">遇到的問題</text:span></text:p>
          <draw:enhanced-geometry svg:viewBox="0 0 21600 21600" draw:text-areas="0 0 21600 21600" draw:type="pentagon-right" draw:modifiers="19463.383191471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8" draw:text-style-name="P27" xml:id="id176" draw:id="id176" draw:layer="layout" svg:width="1.7cm" svg:height="1.7cm" svg:x="3cm" svg:y="2.5cm">
          <text:p text:style-name="P1"><text:span text:style-name="T19">dom</text:span></text:p>
          <draw:enhanced-geometry svg:viewBox="0 0 21600 21600" draw:type="rectangle" draw:enhanced-path="M 0 0 L 21600 0 21600 21600 0 21600 0 0 Z N"/>
        </draw:custom-shape>
        <draw:custom-shape draw:style-name="gr88" draw:text-style-name="P27" xml:id="id178" draw:id="id178" draw:layer="layout" svg:width="1.7cm" svg:height="1.7cm" svg:x="3cm" svg:y="8.08cm">
          <text:p text:style-name="P1"><text:span text:style-name="T19">dom</text:span></text:p>
          <draw:enhanced-geometry svg:viewBox="0 0 21600 21600" draw:type="rectangle" draw:enhanced-path="M 0 0 L 21600 0 21600 21600 0 21600 0 0 Z N"/>
        </draw:custom-shape>
        <draw:custom-shape draw:style-name="gr89" draw:text-style-name="P27" xml:id="id175" draw:id="id175" draw:layer="layout" svg:width="2.6cm" svg:height="2.3cm" svg:x="2.55cm" svg:y="5cm">
          <text:p text:style-name="P1"><text:span text:style-name="T19">Css</text:span></text:p>
          <text:p text:style-name="P1"><text:span text:style-name="T19">沒設定 </text:span></text:p>
          <text:p text:style-name="P1"><text:span text:style-name="T19">Top</text:span></text:p>
          <text:p text:style-name="P1"><text:span text:style-name="T19">le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27" xml:id="id177" draw:id="id177" draw:layer="layout" svg:width="2.6cm" svg:height="2.3cm" svg:x="2.55cm" svg:y="10.78cm">
          <text:p text:style-name="P1"><text:span text:style-name="T19">Css</text:span></text:p>
          <text:p text:style-name="P1"><text:span text:style-name="T19"><text:s/></text:span></text:p>
          <text:p text:style-name="P1"><text:span text:style-name="T19">Top: 0</text:span></text:p>
          <text:p text:style-name="P1"><text:span text:style-name="T19">Left: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0" draw:layer="layout" draw:type="curve" svg:x1="3.85cm" svg:y1="5cm" svg:x2="3.85cm" svg:y2="4.2cm" draw:start-shape="id175" draw:start-glue-point="0" draw:end-shape="id176" draw:end-glue-point="2" svg:d="M3850 5000v-800">
          <text:p/>
        </draw:connector>
        <draw:connector draw:style-name="gr90" draw:layer="layout" draw:type="curve" svg:x1="3.85cm" svg:y1="10.78cm" svg:x2="3.85cm" svg:y2="9.78cm" draw:start-shape="id177" draw:start-glue-point="0" draw:end-shape="id178" draw:end-glue-point="2" svg:d="M3850 10780v-1000">
          <text:p/>
        </draw:connector>
        <draw:custom-shape draw:style-name="gr91" draw:text-style-name="P27" xml:id="id179" draw:id="id179" draw:layer="layout" svg:width="4.2cm" svg:height="2.3cm" svg:x="10.3cm" svg:y="5cm">
          <text:p text:style-name="P1"><text:span text:style-name="T19">style</text:span></text:p>
          <text:p text:style-name="P1"><text:span text:style-name="T19"><text:s/></text:span></text:p>
          <text:p text:style-name="P1"><text:span text:style-name="T19">Top: 100px</text:span></text:p>
          <text:p text:style-name="P1"><text:span text:style-name="T19">Left: 100p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27" xml:id="id180" draw:id="id180" draw:layer="layout" svg:width="4.2cm" svg:height="2.3cm" svg:x="10.3cm" svg:y="10.78cm">
          <text:p text:style-name="P1"><text:span text:style-name="T19">style</text:span></text:p>
          <text:p text:style-name="P1"><text:span text:style-name="T19"><text:s/></text:span></text:p>
          <text:p text:style-name="P1"><text:span text:style-name="T19">Top: 100px</text:span></text:p>
          <text:p text:style-name="P1"><text:span text:style-name="T19">Left: 100p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2" draw:layer="layout" draw:type="line" svg:x1="5.15cm" svg:y1="6.15cm" svg:x2="10.3cm" svg:y2="6.15cm" draw:start-shape="id175" draw:start-glue-point="1" draw:end-shape="id179" svg:d="M5150 6150h5150">
          <text:p/>
        </draw:connector>
        <draw:connector draw:style-name="gr92" draw:layer="layout" draw:type="line" svg:x1="5.15cm" svg:y1="11.93cm" svg:x2="10.3cm" svg:y2="11.93cm" draw:start-shape="id177" draw:start-glue-point="1" draw:end-shape="id180" svg:d="M5150 11930h5150">
          <text:p/>
        </draw:connector>
        <draw:custom-shape draw:style-name="gr93" draw:text-style-name="P33" xml:id="id181" draw:id="id181" draw:layer="layout" svg:width="3cm" svg:height="1.4cm" svg:x="16.2cm" svg:y="5.4cm">
          <text:p text:style-name="P1"><text:span text:style-name="T22">不會發生動畫</text:span></text:p>
          <draw:enhanced-geometry svg:viewBox="0 0 21600 21600" draw:type="rectangle" draw:enhanced-path="M 0 0 L 21600 0 21600 21600 0 21600 0 0 Z N"/>
        </draw:custom-shape>
        <draw:custom-shape draw:style-name="gr93" draw:text-style-name="P33" xml:id="id182" draw:id="id182" draw:layer="layout" svg:width="3cm" svg:height="1.4cm" svg:x="16.4cm" svg:y="11.28cm">
          <text:p text:style-name="P1"><text:span text:style-name="T22">發生動畫</text:span></text:p>
          <draw:enhanced-geometry svg:viewBox="0 0 21600 21600" draw:type="rectangle" draw:enhanced-path="M 0 0 L 21600 0 21600 21600 0 21600 0 0 Z N"/>
        </draw:custom-shape>
        <draw:connector draw:style-name="gr94" draw:layer="layout" draw:type="curve" svg:x1="16.2cm" svg:y1="6.1cm" svg:x2="14.5cm" svg:y2="6.15cm" draw:start-shape="id181" draw:start-glue-point="3" draw:end-shape="id179" svg:d="M16200 6100c-1273 0-424 50-1700 50">
          <text:p/>
        </draw:connector>
        <draw:connector draw:style-name="gr94" draw:layer="layout" draw:type="curve" svg:x1="16.4cm" svg:y1="11.98cm" svg:x2="14.5cm" svg:y2="11.93cm" draw:start-shape="id182" draw:start-glue-point="3" draw:end-shape="id180" draw:end-glue-point="1" svg:d="M16400 11980c-1423 0-474-50-1900-50">
          <text:p/>
        </draw:connector>
        <draw:custom-shape draw:style-name="gr95" draw:text-style-name="P34" draw:layer="layout" svg:width="13.1cm" svg:height="5.8cm" svg:x="3.7cm" svg:y="14.4cm">
          <text:p text:style-name="P2"><text:span text:style-name="T19">解決方法</text:span></text:p>
          <text:p text:style-name="P2"><text:span text:style-name="T19"/></text:p>
          <text:p text:style-name="P2"><text:span text:style-name="T19">先偵測 </text:span><text:span text:style-name="T19">style </text:span><text:span text:style-name="T19">是否有設定的動畫值</text:span></text:p>
          <text:p text:style-name="P2"><text:span text:style-name="T19"/></text:p>
          <text:p text:style-name="P2"><text:span text:style-name="T19">若沒有，把 </text:span><text:span text:style-name="T19">css </text:span><text:span text:style-name="T19">值拷貝到 </text:span><text:span text:style-name="T19">style</text:span></text:p>
          <text:p text:style-name="P2"><text:span text:style-name="T19"/></text:p>
          <text:p text:style-name="P2"><text:span text:style-name="T19">Redraw</text:span></text:p>
          <text:p text:style-name="P2"><text:span text:style-name="T19"/></text:p>
          <text:p text:style-name="P2"><text:span text:style-name="T19">設定動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15T20:30:49.70</meta:creation-date>
    <meta:generator>OpenOffice/4.1.5$Win32 OpenOffice.org_project/415m1$Build-9789</meta:generator>
    <dc:date>2018-05-01T11:43:18.59</dc:date>
    <meta:editing-duration>PT6H58M41S</meta:editing-duration>
    <meta:editing-cycles>61</meta:editing-cycles>
    <meta:document-statistic meta:object-count="385"/>
  </office:meta>
</office:document-meta>
</file>